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7.747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2.2cm"/>
    </style:style>
    <style:style style:name="co27" style:family="table-column">
      <style:table-column-properties fo:break-before="auto" style:column-width="2.482cm"/>
    </style:style>
    <style:style style:name="co28" style:family="table-column">
      <style:table-column-properties fo:break-before="auto" style:column-width="2.101cm"/>
    </style:style>
    <style:style style:name="co29" style:family="table-column">
      <style:table-column-properties fo:break-before="auto" style:column-width="17.425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7.195cm"/>
    </style:style>
    <style:style style:name="co33" style:family="table-column">
      <style:table-column-properties fo:break-before="auto" style:column-width="2.185cm"/>
    </style:style>
    <style:style style:name="co34" style:family="table-column">
      <style:table-column-properties fo:break-before="auto" style:column-width="2.439cm"/>
    </style:style>
    <style:style style:name="co35" style:family="table-column">
      <style:table-column-properties fo:break-before="auto" style:column-width="2.3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78cm"/>
    </style:style>
    <style:style style:name="co38" style:family="table-column">
      <style:table-column-properties fo:break-before="auto" style:column-width="2.895cm"/>
    </style:style>
    <style:style style:name="co39" style:family="table-column">
      <style:table-column-properties fo:break-before="auto" style:column-width="5.293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11cm"/>
    </style:style>
    <style:style style:name="co42" style:family="table-column">
      <style:table-column-properties fo:break-before="auto" style:column-width="1.621cm"/>
    </style:style>
    <style:style style:name="co43" style:family="table-column">
      <style:table-column-properties fo:break-before="auto" style:column-width="2.865cm"/>
    </style:style>
    <style:style style:name="co44" style:family="table-column">
      <style:table-column-properties fo:break-before="auto" style:column-width="8.999cm"/>
    </style:style>
    <style:style style:name="co45" style:family="table-column">
      <style:table-column-properties fo:break-before="auto" style:column-width="3.226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4.35cm"/>
    </style:style>
    <style:style style:name="co48" style:family="table-column">
      <style:table-column-properties fo:break-before="auto" style:column-width="4.479cm"/>
    </style:style>
    <style:style style:name="co49" style:family="table-column">
      <style:table-column-properties fo:break-before="auto" style:column-width="4.138cm"/>
    </style:style>
    <style:style style:name="co5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4.228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909cm" fo:break-before="auto" style:use-optimal-row-height="false"/>
    </style:style>
    <style:style style:name="ro18" style:family="table-row">
      <style:table-row-properties style:row-height="4.186cm" fo:break-before="auto" style:use-optimal-row-height="fals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01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4.653cm" fo:break-before="auto" style:use-optimal-row-height="false"/>
    </style:style>
    <style:style style:name="ro23" style:family="table-row">
      <style:table-row-properties style:row-height="0.977cm" fo:break-before="auto" style:use-optimal-row-height="tru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198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09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4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8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46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c9211e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2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5:$БД.$A$18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21:$БД.$A$24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4" table:condition="of:cell-content-is-in-list([$БД.$A$38:$БД.$A$40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5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Проводка.A4">
          <table:error-message table:message-type="stop" table:display="true"/>
        </table:content-validation>
        <table:content-validation table:name="val16" table:condition="of:cell-content-is-in-list([$БД.$A$56:.$A$65])" table:allow-empty-cell="true" table:display-list="unsorted" table:base-cell-address="Проводка.D46">
          <table:error-message table:message-type="stop" table:display="true"/>
        </table:content-validation>
        <table:content-validation table:name="val17" table:condition="of:cell-content-is-in-list([$БД.$A$55:.$A$65])" table:allow-empty-cell="true" table:display-list="unsorted" table:base-cell-address="Проводка.D4">
          <table:error-message table:message-type="stop" table:display="true"/>
        </table:content-validation>
        <table:content-validation table:name="val18" table:condition="of:cell-content-is-in-list(&quot;20AWG&quot;;&quot;22AWG&quot;;&quot;24AWG&quot;;&quot;26AWG&quot;)" table:allow-empty-cell="true" table:display-list="unsorted" table:base-cell-address="Проводка.F3">
          <table:error-message table:message-type="stop" table:display="true"/>
        </table:content-validation>
        <table:content-validation table:name="val19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Проводка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10];[$БД.B10];[.B5]=[$БД.A11];[$БД.B11];[.B5]=[$БД.A12];[$БД.B12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0" calcext:value-type="currency">
            <text:p>60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8" calcext:value-type="currency">
            <text:p>68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75]" office:value-type="currency" office:currency="RUB" office:value="34442.4" calcext:value-type="currency">
            <text:p>34 442,40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3]" office:value-type="currency" office:currency="RUB" office:value="7360.02" calcext:value-type="currency">
            <text:p>7 360,02 ₽</text:p>
          </table:table-cell>
          <table:table-cell table:style-name="ce9" office:value-type="string" calcext:value-type="string">
            <text:p>Самые дешевые винты, но качественные подшипни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72]" office:value-type="currency" office:currency="RUB" office:value="3069.83425088" calcext:value-type="currency">
            <text:p>3 069,83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29:.B34])" office:value-type="currency" office:currency="RUB" office:value="60865.41425088" calcext:value-type="currency">
            <text:p>60 865,41 ₽</text:p>
          </table:table-cell>
          <table:table-cell table:style-name="ce9"/>
          <table:table-cell table:number-columns-repeated="1020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293"/>
        <table:table-column table:style-name="co5" table:visibility="collapse" table:default-cell-style-name="ce293"/>
        <table:table-column table:style-name="co5" table:default-cell-style-name="ce55"/>
        <table:table-column table:style-name="co5" table:default-cell-style-name="ce315"/>
        <table:table-column table:style-name="co5" table:default-cell-style-name="ce320"/>
        <table:table-column table:style-name="co5" table:default-cell-style-name="ce55"/>
        <table:table-column table:style-name="co6" table:number-columns-repeated="2" table:default-cell-style-name="ce293"/>
        <table:table-column table:style-name="co7" table:default-cell-style-name="ce330"/>
        <table:table-column table:style-name="co8" table:number-columns-repeated="1015" table:default-cell-style-name="ce293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8" office:value-type="string" calcext:value-type="string">
            <text:p>Наименование</text:p>
          </table:table-cell>
          <table:table-cell table:style-name="ce48" office:value-type="string" calcext:value-type="string">
            <text:p>Удельная стоимость на момент расчёта</text:p>
          </table:table-cell>
          <table:table-cell table:style-name="ce67" office:value-type="string" calcext:value-type="string">
            <text:p>Удельная стоимость</text:p>
          </table:table-cell>
          <table:table-cell table:style-name="ce70" office:value-type="string" calcext:value-type="string">
            <text:p>Длина/площадь</text:p>
          </table:table-cell>
          <table:table-cell table:style-name="ce82" office:value-type="string" calcext:value-type="string">
            <text:p>Единиц</text:p>
          </table:table-cell>
          <table:table-cell table:style-name="ce67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8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7"/>
          <table:covered-table-cell table:style-name="ce70"/>
          <table:covered-table-cell table:style-name="ce82"/>
          <table:covered-table-cell table:style-name="ce67"/>
          <table:covered-table-cell table:number-columns-repeated="2" table:style-name="ce1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0">
          <table:table-cell table:style-name="ce49" office:value-type="string" calcext:value-type="string" table:number-columns-spanned="9" table:number-rows-spanned="1">
            <text:p>Подающий механизм</text:p>
          </table:table-cell>
          <table:covered-table-cell table:style-name="ce49"/>
          <table:covered-table-cell table:style-name="ce17"/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98" office:value-type="currency" office:currency="RUB" office:value="622" calcext:value-type="currency">
            <text:p>622,00 ₽</text:p>
          </table:table-cell>
          <table:table-cell table:style-name="ce198" table:formula="of:=[.B5]*[$Настройки.$B$23]/[$БД.$B$43]" office:value-type="currency" office:currency="RUB" office:value="622" calcext:value-type="currency">
            <text:p>622,00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98" table:formula="of:=[.C5]*[.E5]" office:value-type="currency" office:currency="RUB" office:value="1244" calcext:value-type="currency">
            <text:p>1 244,00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19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98" table:formula="of:=57*60" office:value-type="currency" office:currency="RUB" office:value="3420" calcext:value-type="currency">
            <text:p>3 420,00 ₽</text:p>
          </table:table-cell>
          <table:table-cell table:style-name="ce198" table:formula="of:=[.B6]*[$Настройки.$B$23]/[$БД.$B$43]" office:value-type="currency" office:currency="RUB" office:value="3420" calcext:value-type="currency">
            <text:p>3 420,00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98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19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Matrix Lite</text:p>
          </table:table-cell>
          <table:table-cell table:style-name="ce198" office:value-type="currency" office:currency="RUB" office:value="5662" calcext:value-type="currency">
            <text:p>5 662,00 ₽</text:p>
          </table:table-cell>
          <table:table-cell table:style-name="ce198" table:formula="of:=[.B7]*[$Настройки.$B$23]/[$БД.$B$43]" office:value-type="currency" office:currency="RUB" office:value="5662" calcext:value-type="currency">
            <text:p>5 662,00 ₽</text:p>
          </table:table-cell>
          <table:table-cell table:style-name="ce308"/>
          <table:table-cell table:style-name="ce318" table:formula="of:=IF([$Настройки.B4]=[$БД.A6];1;0)*[$Настройки.B3]" office:value-type="float" office:value="0" calcext:value-type="float">
            <text:p>0</text:p>
          </table:table-cell>
          <table:table-cell table:style-name="ce198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p1" xlink:type="simple">AE</text:a></text:p>
          </table:table-cell>
          <table:table-cell table:style-name="ce32"/>
          <table:table-cell table:style-name="ce119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98" office:value-type="currency" office:currency="RUB" office:value="672" calcext:value-type="currency">
            <text:p>672,00 ₽</text:p>
          </table:table-cell>
          <table:table-cell table:style-name="ce198" table:formula="of:=[.B8]*[$Настройки.$B$23]/[$БД.$B$43]" office:value-type="currency" office:currency="RUB" office:value="672" calcext:value-type="currency">
            <text:p>672,00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98" table:formula="of:=[.C8]*[.E8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19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98" office:value-type="currency" office:currency="RUB" office:value="1440" calcext:value-type="currency">
            <text:p>1 440,00 ₽</text:p>
          </table:table-cell>
          <table:table-cell table:style-name="ce198" table:formula="of:=[.B9]*[$Настройки.$B$23]/[$БД.$B$43]" office:value-type="currency" office:currency="RUB" office:value="1440" calcext:value-type="currency">
            <text:p>1 440,00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98" table:formula="of:=[.C9]*[.E9]" office:value-type="currency" office:currency="RUB" office:value="2880" calcext:value-type="currency">
            <text:p>2 880,00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19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9" office:value-type="string" calcext:value-type="string" table:number-columns-spanned="9" table:number-rows-spanned="1">
            <text:p>Хотэнд</text:p>
          </table:table-cell>
          <table:covered-table-cell table:style-name="ce49"/>
          <table:covered-table-cell table:style-name="ce17" table:formula="of:=[.B10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98" office:value-type="currency" office:currency="RUB" office:value="83" calcext:value-type="currency">
            <text:p>83,00 ₽</text:p>
          </table:table-cell>
          <table:table-cell table:style-name="ce198" table:formula="of:=[.B11]*[$Настройки.$B$23]/[$БД.$B$43]" office:value-type="currency" office:currency="RUB" office:value="83" calcext:value-type="currency">
            <text:p>83,00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98" table:formula="of:=[.C11]*[.E11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19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2]*[$Настройки.$B$23]/[$БД.$B$43]" office:value-type="currency" office:currency="RUB" office:value="155" calcext:value-type="currency">
            <text:p>155,00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98" table:formula="of:=[.C12]*[.E12]" office:value-type="currency" office:currency="RUB" office:value="310" calcext:value-type="currency">
            <text:p>310,00 ₽</text:p>
          </table:table-cell>
          <table:table-cell table:style-name="ce198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19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3]*[$Настройки.$B$23]/[$БД.$B$43]" office:value-type="currency" office:currency="RUB" office:value="266" calcext:value-type="currency">
            <text:p>266,00 ₽</text:p>
          </table:table-cell>
          <table:table-cell table:style-name="ce308"/>
          <table:table-cell table:style-name="ce318" table:formula="of:=[.E11]" office:value-type="float" office:value="0" calcext:value-type="float">
            <text:p>0</text:p>
          </table:table-cell>
          <table:table-cell table:style-name="ce198" table:formula="of:=[.C13]*[.E1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19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4]*[$Настройки.$B$23]/[$БД.$B$43]" office:value-type="currency" office:currency="RUB" office:value="266" calcext:value-type="currency">
            <text:p>266,00 ₽</text:p>
          </table:table-cell>
          <table:table-cell table:style-name="ce308"/>
          <table:table-cell table:style-name="ce318" table:formula="of:=[.E12]" office:value-type="float" office:value="2" calcext:value-type="float">
            <text:p>2</text:p>
          </table:table-cell>
          <table:table-cell table:style-name="ce198" table:formula="of:=[.C14]*[.E14]" office:value-type="currency" office:currency="RUB" office:value="532" calcext:value-type="currency">
            <text:p>532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19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6</text:p>
          </table:table-cell>
          <table:table-cell table:style-name="ce198" office:value-type="currency" office:currency="RUB" office:value="88" calcext:value-type="currency">
            <text:p>88,00 ₽</text:p>
          </table:table-cell>
          <table:table-cell table:style-name="ce198" table:formula="of:=[.B15]*[$Настройки.$B$23]/[$БД.$B$43]" office:value-type="currency" office:currency="RUB" office:value="88" calcext:value-type="currency">
            <text:p>88,00 ₽</text:p>
          </table:table-cell>
          <table:table-cell table:style-name="ce308"/>
          <table:table-cell table:style-name="ce318" table:formula="of:=IF([$Настройки.B5]=[$БД.A10];1;0)*[$Настройки.B3]*IF([$Настройки.B4]=[$БД.A6];0;1)" office:value-type="float" office:value="0" calcext:value-type="float">
            <text:p>0</text:p>
          </table:table-cell>
          <table:table-cell table:style-name="ce198" table:formula="of:=[.C15]*[.E1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67wx" xlink:type="simple">AE</text:a></text:p>
          </table:table-cell>
          <table:table-cell table:style-name="ce32"/>
          <table:table-cell table:style-name="ce119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. Обратите внимание, что если хитблок включен в комплект поставки экструдера или хотэнда, то покупать его не надо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98" office:value-type="currency" office:currency="RUB" office:value="149" calcext:value-type="currency">
            <text:p>149,00 ₽</text:p>
          </table:table-cell>
          <table:table-cell table:style-name="ce198" table:formula="of:=[.B16]*[$Настройки.$B$23]/[$БД.$B$43]" office:value-type="currency" office:currency="RUB" office:value="149" calcext:value-type="currency">
            <text:p>149,00 ₽</text:p>
          </table:table-cell>
          <table:table-cell table:style-name="ce308"/>
          <table:table-cell table:style-name="ce318" table:formula="of:=IF([$Настройки.B5]=[$БД.A11];1;0)*[$Настройки.B3]" office:value-type="float" office:value="2" calcext:value-type="float">
            <text:p>2</text:p>
          </table:table-cell>
          <table:table-cell table:style-name="ce198" table:formula="of:=[.C16]*[.E16]" office:value-type="currency" office:currency="RUB" office:value="298" calcext:value-type="currency">
            <text:p>298,00 ₽</text:p>
          </table:table-cell>
          <table:table-cell table:style-name="ce32" office:value-type="string" calcext:value-type="string">
            <text:p><text:a xlink:href="http://alii.pub/6fdbl5" xlink:type="simple">AE</text:a></text:p>
          </table:table-cell>
          <table:table-cell table:style-name="ce32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98" office:value-type="currency" office:currency="RUB" office:value="1525" calcext:value-type="currency">
            <text:p>1 525,00 ₽</text:p>
          </table:table-cell>
          <table:table-cell table:style-name="ce198" table:formula="of:=[.B17]*[$Настройки.$B$23]/[$БД.$B$43]" office:value-type="currency" office:currency="RUB" office:value="1525" calcext:value-type="currency">
            <text:p>1 525,00 ₽</text:p>
          </table:table-cell>
          <table:table-cell table:style-name="ce308"/>
          <table:table-cell table:style-name="ce318" table:formula="of:=IF([$Настройки.B5]=[$БД.A12];1;0)*[$Настройки.B3]" office:value-type="float" office:value="0" calcext:value-type="float">
            <text:p>0</text:p>
          </table:table-cell>
          <table:table-cell table:style-name="ce198" table:formula="of:=[.C17]*[.E1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w8" xlink:type="simple">AE</text:a></text:p>
          </table:table-cell>
          <table:table-cell table:style-name="ce32"/>
          <table:table-cell table:style-name="ce119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6</text:p>
          </table:table-cell>
          <table:table-cell table:style-name="ce198" office:value-type="currency" office:currency="RUB" office:value="205" calcext:value-type="currency">
            <text:p>205,00 ₽</text:p>
          </table:table-cell>
          <table:table-cell table:style-name="ce198" table:formula="of:=[.B18]*[$Настройки.$B$23]/[$БД.$B$43]" office:value-type="currency" office:currency="RUB" office:value="205" calcext:value-type="currency">
            <text:p>205,00 ₽</text:p>
          </table:table-cell>
          <table:table-cell table:style-name="ce308"/>
          <table:table-cell table:style-name="ce318" table:formula="of:=[.E15]" office:value-type="float" office:value="0" calcext:value-type="float">
            <text:p>0</text:p>
          </table:table-cell>
          <table:table-cell table:style-name="ce198" table:formula="of:=[.C18]*[.E18]" office:value-type="currency" office:currency="RUB" office:value="0" calcext:value-type="currency">
            <text:p>0,00 ₽</text:p>
          </table:table-cell>
          <table:table-cell table:style-name="ce322" office:value-type="string" calcext:value-type="string">
            <text:p><text:a xlink:href="http://alii.pub/6fdbq0" xlink:type="simple">AE</text:a></text:p>
          </table:table-cell>
          <table:table-cell table:style-name="ce32" office:value-type="string" calcext:value-type="string">
            <text:p><text:a xlink:href="http://alii.pub/6fdbq7" xlink:type="simple">AE</text:a></text:p>
          </table:table-cell>
          <table:table-cell table:style-name="ce119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9]*[$Настройки.$B$23]/[$БД.$B$43]" office:value-type="currency" office:currency="RUB" office:value="155" calcext:value-type="currency">
            <text:p>155,00 ₽</text:p>
          </table:table-cell>
          <table:table-cell table:style-name="ce308"/>
          <table:table-cell table:style-name="ce318" table:formula="of:=[.E16]+[.E17]" office:value-type="float" office:value="2" calcext:value-type="float">
            <text:p>2</text:p>
          </table:table-cell>
          <table:table-cell table:style-name="ce198" table:formula="of:=[.C19]*[.E19]" office:value-type="currency" office:currency="RUB" office:value="310" calcext:value-type="currency">
            <text:p>310,00 ₽</text:p>
          </table:table-cell>
          <table:table-cell table:style-name="ce32" office:value-type="string" calcext:value-type="string">
            <text:p><text:a xlink:href="http://alii.pub/6f6ep5" xlink:type="simple">AE</text:a></text:p>
          </table:table-cell>
          <table:table-cell table:style-name="ce32" office:value-type="string" calcext:value-type="string">
            <text:p><text:a xlink:href="http://alii.pub/6fdbkd" xlink:type="simple">AE</text:a></text:p>
          </table:table-cell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98" office:value-type="currency" office:currency="RUB" office:value="144" calcext:value-type="currency">
            <text:p>144,00 ₽</text:p>
          </table:table-cell>
          <table:table-cell table:style-name="ce198" table:formula="of:=[.B20]*[$Настройки.$B$23]/[$БД.$B$43]" office:value-type="currency" office:currency="RUB" office:value="144" calcext:value-type="currency">
            <text:p>144,00 ₽</text:p>
          </table:table-cell>
          <table:table-cell table:style-name="ce308"/>
          <table:table-cell table:style-name="ce318" table:formula="of:=IF([.$E$17]&gt;0;0;1)*[$Настройки.$B$3]" office:value-type="float" office:value="2" calcext:value-type="float">
            <text:p>2</text:p>
          </table:table-cell>
          <table:table-cell table:style-name="ce198" table:formula="of:=[.C20]*[.E20]" office:value-type="currency" office:currency="RUB" office:value="288" calcext:value-type="currency">
            <text:p>288,00 ₽</text:p>
          </table:table-cell>
          <table:table-cell table:style-name="ce32" office:value-type="string" calcext:value-type="string">
            <text:p><text:a xlink:href="http://alii.pub/6f67vr" xlink:type="simple">AE</text:a></text:p>
          </table:table-cell>
          <table:table-cell table:style-name="ce32"/>
          <table:table-cell table:style-name="ce119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98" office:value-type="currency" office:currency="RUB" office:value="130" calcext:value-type="currency">
            <text:p>130,00 ₽</text:p>
          </table:table-cell>
          <table:table-cell table:style-name="ce198" table:formula="of:=[.B21]*[$Настройки.$B$23]/[$БД.$B$43]" office:value-type="currency" office:currency="RUB" office:value="130" calcext:value-type="currency">
            <text:p>130,00 ₽</text:p>
          </table:table-cell>
          <table:table-cell table:style-name="ce308"/>
          <table:table-cell table:style-name="ce318" table:formula="of:=IF([.$E$17]&gt;0;0;1)*[$Настройки.$B$3]" office:value-type="float" office:value="2" calcext:value-type="float">
            <text:p>2</text:p>
          </table:table-cell>
          <table:table-cell table:style-name="ce198" table:formula="of:=[.C21]*[.E21]" office:value-type="currency" office:currency="RUB" office:value="260" calcext:value-type="currency">
            <text:p>260,00 ₽</text:p>
          </table:table-cell>
          <table:table-cell table:style-name="ce32" office:value-type="string" calcext:value-type="string">
            <text:p><text:a xlink:href="http://alli.pub/6fdf1z" xlink:type="simple">AE</text:a></text:p>
          </table:table-cell>
          <table:table-cell table:style-name="ce32"/>
          <table:table-cell table:style-name="ce119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9" office:value-type="string" calcext:value-type="string" table:number-columns-spanned="9" table:number-rows-spanned="1">
            <text:p>Система охлаждения</text:p>
          </table:table-cell>
          <table:covered-table-cell table:style-name="ce49"/>
          <table:covered-table-cell table:style-name="ce17" table:formula="of:=[.B22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98" table:formula="of:=575/2" office:value-type="currency" office:currency="RUB" office:value="287.5" calcext:value-type="currency">
            <text:p>287,50 ₽</text:p>
          </table:table-cell>
          <table:table-cell table:style-name="ce198" table:formula="of:=[.B23]*[$Настройки.$B$23]/[$БД.$B$43]" office:value-type="currency" office:currency="RUB" office:value="287.5" calcext:value-type="currency">
            <text:p>287,50 ₽</text:p>
          </table:table-cell>
          <table:table-cell table:style-name="ce66"/>
          <table:table-cell table:style-name="ce317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198" table:formula="of:=[.C23]*[.E23]" office:value-type="currency" office:currency="RUB" office:value="1150" calcext:value-type="currency">
            <text:p>1 150,00 ₽</text:p>
          </table:table-cell>
          <table:table-cell table:style-name="ce32" office:value-type="string" calcext:value-type="string">
            <text:p><text:a xlink:href="http://alli.pub/6fdf5h" xlink:type="simple">AE</text:a></text:p>
          </table:table-cell>
          <table:table-cell table:style-name="ce32"/>
          <table:table-cell table:style-name="ce119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98" office:value-type="currency" office:currency="RUB" office:value="299" calcext:value-type="currency">
            <text:p>299,00 ₽</text:p>
          </table:table-cell>
          <table:table-cell table:style-name="ce198" table:formula="of:=[.B24]*[$Настройки.$B$23]/[$БД.$B$43]" office:value-type="currency" office:currency="RUB" office:value="299" calcext:value-type="currency">
            <text:p>299,00 ₽</text:p>
          </table:table-cell>
          <table:table-cell table:style-name="ce66"/>
          <table:table-cell table:style-name="ce317" table:formula="of:=[$Настройки.B3]-[.E25]" office:value-type="float" office:value="2" calcext:value-type="float">
            <text:p>2</text:p>
          </table:table-cell>
          <table:table-cell table:style-name="ce198" table:formula="of:=[.C24]*[.E24]" office:value-type="currency" office:currency="RUB" office:value="598" calcext:value-type="currency">
            <text:p>598,00 ₽</text:p>
          </table:table-cell>
          <table:table-cell table:style-name="ce32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32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07 12-24в</text:p>
          </table:table-cell>
          <table:table-cell table:style-name="ce198" office:value-type="currency" office:currency="RUB" office:value="390" calcext:value-type="currency">
            <text:p>390,00 ₽</text:p>
          </table:table-cell>
          <table:table-cell table:style-name="ce198" table:formula="of:=[.B25]*[$Настройки.$B$23]/[$БД.$B$43]" office:value-type="currency" office:currency="RUB" office:value="390" calcext:value-type="currency">
            <text:p>390,00 ₽</text:p>
          </table:table-cell>
          <table:table-cell table:style-name="ce66"/>
          <table:table-cell table:style-name="ce317" table:formula="of:=[.E7]" office:value-type="float" office:value="0" calcext:value-type="float">
            <text:p>0</text:p>
          </table:table-cell>
          <table:table-cell table:style-name="ce198" table:formula="of:=[.C25]*[.E2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goi" xlink:type="simple">AE</text:a></text:p>
          </table:table-cell>
          <table:table-cell table:style-name="ce32"/>
          <table:table-cell table:style-name="ce119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98" office:value-type="currency" office:currency="RUB" office:value="0.2" calcext:value-type="currency">
            <text:p>0,20 ₽</text:p>
          </table:table-cell>
          <table:table-cell table:style-name="ce198" table:formula="of:=[.B26]*[$Настройки.$B$23]/[$БД.$B$43]" office:value-type="currency" office:currency="RUB" office:value="0.2" calcext:value-type="currency">
            <text:p>0,20 ₽</text:p>
          </table:table-cell>
          <table:table-cell table:style-name="ce309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98" table:formula="of:=[.C26]*[.D26]*[.E26]" office:value-type="currency" office:currency="RUB" office:value="252" calcext:value-type="currency">
            <text:p>252,00 ₽</text:p>
          </table:table-cell>
          <table:table-cell table:style-name="ce32" office:value-type="string" calcext:value-type="string">
            <text:p><text:a xlink:href="http://alli.pub/6fdgs0" xlink:type="simple">AE</text:a></text:p>
          </table:table-cell>
          <table:table-cell table:style-name="ce32"/>
          <table:table-cell table:style-name="ce119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27]*[$Настройки.$B$23]/[$БД.$B$43]" office:value-type="currency" office:currency="RUB" office:value="8.25" calcext:value-type="currency">
            <text:p>8,25 ₽</text:p>
          </table:table-cell>
          <table:table-cell table:style-name="ce66"/>
          <table:table-cell table:style-name="ce317" table:formula="of:=IF([$Настройки.B4]=[$БД.A5];[$Настройки.B3]*2;0)" office:value-type="float" office:value="0" calcext:value-type="float">
            <text:p>0</text:p>
          </table:table-cell>
          <table:table-cell table:style-name="ce198" table:formula="of:=[.C27]*[.E2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19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X</text:p>
          </table:table-cell>
          <table:covered-table-cell table:style-name="ce51"/>
          <table:covered-table-cell table:style-name="ce17" table:formula="of:=[.B28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98" table:formula="of:=0.56/0.5" office:value-type="currency" office:currency="RUB" office:value="1.12" calcext:value-type="currency">
            <text:p>1,12 ₽</text:p>
          </table:table-cell>
          <table:table-cell table:style-name="ce198" table:formula="of:=[.B29]*[$Настройки.$B$23]/[$БД.$B$43]" office:value-type="currency" office:currency="RUB" office:value="1.12" calcext:value-type="currency">
            <text:p>1,12 ₽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17" office:value-type="float" office:value="1" calcext:value-type="float">
            <text:p>1</text:p>
          </table:table-cell>
          <table:table-cell table:style-name="ce198" table:formula="of:=[.C29]*[.D29]*[.E29]" office:value-type="currency" office:currency="RUB" office:value="582.4" calcext:value-type="currency">
            <text:p>582,4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78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98" office:value-type="currency" office:currency="RUB" office:value="363" calcext:value-type="currency">
            <text:p>363,00 ₽</text:p>
          </table:table-cell>
          <table:table-cell table:style-name="ce198" table:formula="of:=[.B30]*[$Настройки.$B$23]/[$БД.$B$43]" office:value-type="currency" office:currency="RUB" office:value="363" calcext:value-type="currency">
            <text:p>363,00 ₽</text:p>
          </table:table-cell>
          <table:table-cell table:style-name="ce66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98" table:formula="of:=[.C30]*[.E30]" office:value-type="currency" office:currency="RUB" office:value="726" calcext:value-type="currency">
            <text:p>726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31]*[$Настройки.$B$23]/[$БД.$B$43]" office:value-type="currency" office:currency="RUB" office:value="755" calcext:value-type="currency">
            <text:p>755,00 ₽</text:p>
          </table:table-cell>
          <table:table-cell table:style-name="ce311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198" table:formula="of:=[.C31]*[.E31]" office:value-type="currency" office:currency="RUB" office:value="1510" calcext:value-type="currency">
            <text:p>1 510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19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32]*[$Настройки.$B$23]/[$БД.$B$43]" office:value-type="currency" office:currency="RUB" office:value="274" calcext:value-type="currency">
            <text:p>274,00 ₽</text:p>
          </table:table-cell>
          <table:table-cell table:style-name="ce66"/>
          <table:table-cell table:style-name="ce317" table:formula="of:=[.E31]" office:value-type="float" office:value="2" calcext:value-type="float">
            <text:p>2</text:p>
          </table:table-cell>
          <table:table-cell table:style-name="ce198" table:formula="of:=[.C32]*[.E32]" office:value-type="currency" office:currency="RUB" office:value="548" calcext:value-type="currency">
            <text:p>548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33]*[$Настройки.$B$23]/[$БД.$B$43]" office:value-type="currency" office:currency="RUB" office:value="0.165" calcext:value-type="currency">
            <text:p>0,17 ₽</text:p>
          </table:table-cell>
          <table:table-cell table:style-name="ce309" table:formula="of:=3*([.D29]+80)+3*([$Настройки.B8]+120)" office:value-type="float" office:value="2910" calcext:value-type="float">
            <text:p>2910 мм</text:p>
          </table:table-cell>
          <table:table-cell table:style-name="ce317" table:formula="of:=[.E32]" office:value-type="float" office:value="2" calcext:value-type="float">
            <text:p>2</text:p>
          </table:table-cell>
          <table:table-cell table:style-name="ce198" table:formula="of:=[.C33]*[.D33]*[.E33]" office:value-type="currency" office:currency="RUB" office:value="960.3" calcext:value-type="currency">
            <text:p>960,30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19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Y</text:p>
          </table:table-cell>
          <table:covered-table-cell table:style-name="ce51"/>
          <table:covered-table-cell table:style-name="ce17" table:formula="of:=[.B34]*[$Настройки.$B$23]/[$БД.$B$43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288" office:value-type="string" calcext:value-type="string">
            <text:p>Рельса MGN12</text:p>
          </table:table-cell>
          <table:table-cell table:style-name="ce53" table:formula="of:=0.69/0.5" office:value-type="currency" office:currency="RUB" office:value="1.38" calcext:value-type="currency">
            <text:p>1,38 ₽</text:p>
          </table:table-cell>
          <table:table-cell table:style-name="ce198" table:formula="of:=[.B35]*[$Настройки.$B$23]/[$БД.$B$43]" office:value-type="currency" office:currency="RUB" office:value="1.38" calcext:value-type="currency">
            <text:p>1,38 ₽</text:p>
          </table:table-cell>
          <table:table-cell table:style-name="ce311" table:formula="of:=[$Настройки.B8]+50" office:value-type="float" office:value="300" calcext:value-type="float">
            <text:p>300 мм</text:p>
          </table:table-cell>
          <table:table-cell table:style-name="ce319" office:value-type="float" office:value="2" calcext:value-type="float">
            <text:p>2</text:p>
          </table:table-cell>
          <table:table-cell table:style-name="ce198" table:formula="of:=[.C35]*[.D35]*[.E35]" office:value-type="currency" office:currency="RUB" office:value="828" calcext:value-type="currency">
            <text:p>828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78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Каретка MGN12H</text:p>
          </table:table-cell>
          <table:table-cell table:style-name="ce53" office:value-type="currency" office:currency="RUB" office:value="424" calcext:value-type="currency">
            <text:p>424,00 ₽</text:p>
          </table:table-cell>
          <table:table-cell table:style-name="ce198" table:formula="of:=[.B36]*[$Настройки.$B$23]/[$БД.$B$43]" office:value-type="currency" office:currency="RUB" office:value="424" calcext:value-type="currency">
            <text:p>424,00 ₽</text:p>
          </table:table-cell>
          <table:table-cell table:style-name="ce311"/>
          <table:table-cell table:style-name="ce319" table:formula="of:=[.E35]" office:value-type="float" office:value="2" calcext:value-type="float">
            <text:p>2</text:p>
          </table:table-cell>
          <table:table-cell table:style-name="ce198" table:formula="of:=[.C36]*[.E36]" office:value-type="currency" office:currency="RUB" office:value="848" calcext:value-type="currency">
            <text:p>848,00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37]*[$Настройки.$B$23]/[$БД.$B$43]" office:value-type="currency" office:currency="RUB" office:value="755" calcext:value-type="currency">
            <text:p>755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37]*[.E37]" office:value-type="currency" office:currency="RUB" office:value="755" calcext:value-type="currency">
            <text:p>755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19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288" office:value-type="string" calcext:value-type="string">
            <text:p>Вал диаметр 8 мм</text:p>
          </table:table-cell>
          <table:table-cell table:style-name="ce53" office:value-type="currency" office:currency="RUB" office:value="0.8" calcext:value-type="currency">
            <text:p>0,80 ₽</text:p>
          </table:table-cell>
          <table:table-cell table:style-name="ce198" table:formula="of:=[.B38]*[$Настройки.$B$23]/[$БД.$B$43]" office:value-type="currency" office:currency="RUB" office:value="0.8" calcext:value-type="currency">
            <text:p>0,80 ₽</text:p>
          </table:table-cell>
          <table:table-cell table:style-name="ce311" table:formula="of:=[.D29]+100" office:value-type="float" office:value="620" calcext:value-type="float">
            <text:p>620 мм</text:p>
          </table:table-cell>
          <table:table-cell table:style-name="ce319" office:value-type="float" office:value="1" calcext:value-type="float">
            <text:p>1</text:p>
          </table:table-cell>
          <table:table-cell table:style-name="ce198" table:formula="of:=[.C38]*[.D38]*[.E38]" office:value-type="currency" office:currency="RUB" office:value="496" calcext:value-type="currency">
            <text:p>496,00 ₽</text:p>
          </table:table-cell>
          <table:table-cell table:style-name="ce323" office:value-type="string" calcext:value-type="string">
            <text:p><text:a xlink:href="http://alli.pub/6fdhks" xlink:type="simple">AE</text:a></text:p>
          </table:table-cell>
          <table:table-cell table:style-name="ce323"/>
          <table:table-cell table:style-name="ce128"/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39]*[$Настройки.$B$23]/[$БД.$B$43]" office:value-type="currency" office:currency="RUB" office:value="274" calcext:value-type="currency">
            <text:p>274,00 ₽</text:p>
          </table:table-cell>
          <table:table-cell table:style-name="ce77"/>
          <table:table-cell table:style-name="ce319" office:value-type="float" office:value="1" calcext:value-type="float">
            <text:p>1</text:p>
          </table:table-cell>
          <table:table-cell table:style-name="ce198" table:formula="of:=[.C39]*[.E39]" office:value-type="currency" office:currency="RUB" office:value="274" calcext:value-type="currency">
            <text:p>274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28"/>
          <table:table-cell table:number-columns-repeated="1015"/>
        </table:table-row>
        <table:table-row table:style-name="ro11">
          <table:table-cell table:style-name="ce288" office:value-type="string" calcext:value-type="string">
            <text:p>Шкив 2GT; вн.диам. 8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40]*[$Настройки.$B$23]/[$БД.$B$43]" office:value-type="currency" office:currency="RUB" office:value="274" calcext:value-type="currency">
            <text:p>274,00 ₽</text:p>
          </table:table-cell>
          <table:table-cell table:style-name="ce77"/>
          <table:table-cell table:style-name="ce319" office:value-type="float" office:value="3" calcext:value-type="float">
            <text:p>3</text:p>
          </table:table-cell>
          <table:table-cell table:style-name="ce198" table:formula="of:=[.C40]*[.E40]" office:value-type="currency" office:currency="RUB" office:value="822" calcext:value-type="currency">
            <text:p>822,00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41]*[$Настройки.$B$23]/[$БД.$B$43]" office:value-type="currency" office:currency="RUB" office:value="0.165" calcext:value-type="currency">
            <text:p>0,17 ₽</text:p>
          </table:table-cell>
          <table:table-cell table:style-name="ce309" table:formula="of:=2*([$Настройки.B8]+120)" office:value-type="float" office:value="740" calcext:value-type="float">
            <text:p>740 мм</text:p>
          </table:table-cell>
          <table:table-cell table:style-name="ce317" office:value-type="float" office:value="2" calcext:value-type="float">
            <text:p>2</text:p>
          </table:table-cell>
          <table:table-cell table:style-name="ce198" table:formula="of:=[.C41]*[.D41]*[.E41]" office:value-type="currency" office:currency="RUB" office:value="244.2" calcext:value-type="currency">
            <text:p>244,20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19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кольцо 150мм (75 зубов)</text:p>
          </table:table-cell>
          <table:table-cell table:style-name="ce198" office:value-type="currency" office:currency="RUB" office:value="480" calcext:value-type="currency">
            <text:p>480,00 ₽</text:p>
          </table:table-cell>
          <table:table-cell table:style-name="ce198" table:formula="of:=[.B42]*[$Настройки.$B$23]/[$БД.$B$43]" office:value-type="currency" office:currency="RUB" office:value="480" calcext:value-type="currency">
            <text:p>480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42]*[.E42]" office:value-type="currency" office:currency="RUB" office:value="480" calcext:value-type="currency">
            <text:p>480,00 ₽</text:p>
          </table:table-cell>
          <table:table-cell table:style-name="ce32" office:value-type="string" calcext:value-type="string">
            <text:p><text:a xlink:href="http://alli.pub/6fdhg4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Z</text:p>
          </table:table-cell>
          <table:covered-table-cell table:style-name="ce51"/>
          <table:covered-table-cell table:style-name="ce17" table:formula="of:=[.B43]*[$Настройки.$B$23]/[$БД.$B$43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88" office:value-type="string" calcext:value-type="string">
            <text:p>Каретка Openbuilds в сборе</text:p>
          </table:table-cell>
          <table:table-cell table:style-name="ce54" office:value-type="currency" office:currency="RUB" office:value="296" calcext:value-type="currency">
            <text:p>296,00 ₽</text:p>
          </table:table-cell>
          <table:table-cell table:style-name="ce198" table:formula="of:=[.B44]*[$Настройки.$B$23]/[$БД.$B$43]" office:value-type="currency" office:currency="RUB" office:value="296" calcext:value-type="currency">
            <text:p>296,00 ₽</text:p>
          </table:table-cell>
          <table:table-cell table:style-name="ce313"/>
          <table:table-cell table:style-name="ce313" table:formula="of:=[$Настройки.B11]" office:value-type="float" office:value="2" calcext:value-type="float">
            <text:p>2</text:p>
          </table:table-cell>
          <table:table-cell table:style-name="ce198" table:formula="of:=[.C44]*[.E44]" office:value-type="currency" office:currency="RUB" office:value="592" calcext:value-type="currency">
            <text:p>592,00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28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53" table:formula="of:=0.348/0.3" office:value-type="currency" office:currency="RUB" office:value="1.16" calcext:value-type="currency">
            <text:p>1,16 ₽</text:p>
          </table:table-cell>
          <table:table-cell table:style-name="ce198" table:formula="of:=[.B45]*[$Настройки.$B$23]/[$БД.$B$43]" office:value-type="currency" office:currency="RUB" office:value="1.16" calcext:value-type="currency">
            <text:p>1,16 ₽</text:p>
          </table:table-cell>
          <table:table-cell table:style-name="ce309" table:formula="of:=CEILING([$Настройки.B9]+30;50)" office:value-type="float" office:value="300" calcext:value-type="float">
            <text:p>300 мм</text:p>
          </table:table-cell>
          <table:table-cell table:style-name="ce319" table:formula="of:=[$Настройки.B12]" office:value-type="float" office:value="2" calcext:value-type="float">
            <text:p>2</text:p>
          </table:table-cell>
          <table:table-cell table:style-name="ce198" table:formula="of:=[.C45]*[.D45]*[.E45]" office:value-type="currency" office:currency="RUB" office:value="696" calcext:value-type="currency">
            <text:p>696,00 ₽</text:p>
          </table:table-cell>
          <table:table-cell table:style-name="ce32" office:value-type="string" calcext:value-type="string">
            <text:p><text:a xlink:href="http://alli.pub/6fdi93" xlink:type="simple">AE</text:a></text:p>
          </table:table-cell>
          <table:table-cell table:style-name="ce32"/>
          <table:table-cell table:style-name="ce119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98" office:value-type="currency" office:currency="RUB" office:value="114" calcext:value-type="currency">
            <text:p>114,00 ₽</text:p>
          </table:table-cell>
          <table:table-cell table:style-name="ce198" table:formula="of:=[.B46]*[$Настройки.$B$23]/[$БД.$B$43]" office:value-type="currency" office:currency="RUB" office:value="114" calcext:value-type="currency">
            <text:p>114,00 ₽</text:p>
          </table:table-cell>
          <table:table-cell table:style-name="ce66"/>
          <table:table-cell table:style-name="ce317" table:formula="of:=[.E45]" office:value-type="float" office:value="2" calcext:value-type="float">
            <text:p>2</text:p>
          </table:table-cell>
          <table:table-cell table:style-name="ce198" table:formula="of:=[.C46]*[.E46]" office:value-type="currency" office:currency="RUB" office:value="228" calcext:value-type="currency">
            <text:p>228,00 ₽</text:p>
          </table:table-cell>
          <table:table-cell table:style-name="ce32" office:value-type="string" calcext:value-type="string">
            <text:p><text:a xlink:href="http://alli.pub/6fdid6" xlink:type="simple">AE</text:a></text:p>
          </table:table-cell>
          <table:table-cell table:style-name="ce32"/>
          <table:covered-table-cell table:style-name="ce119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47]*[$Настройки.$B$23]/[$БД.$B$43]" office:value-type="currency" office:currency="RUB" office:value="755" calcext:value-type="currency">
            <text:p>755,00 ₽</text:p>
          </table:table-cell>
          <table:table-cell table:style-name="ce66"/>
          <table:table-cell table:style-name="ce317" table:formula="of:=[.E46]" office:value-type="float" office:value="2" calcext:value-type="float">
            <text:p>2</text:p>
          </table:table-cell>
          <table:table-cell table:style-name="ce198" table:formula="of:=[.C47]*[.E47]" office:value-type="currency" office:currency="RUB" office:value="1510" calcext:value-type="currency">
            <text:p>1 510,00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19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98" office:value-type="currency" office:currency="RUB" office:value="93" calcext:value-type="currency">
            <text:p>93,00 ₽</text:p>
          </table:table-cell>
          <table:table-cell table:style-name="ce198" table:formula="of:=[.B48]*[$Настройки.$B$23]/[$БД.$B$43]" office:value-type="currency" office:currency="RUB" office:value="93" calcext:value-type="currency">
            <text:p>93,00 ₽</text:p>
          </table:table-cell>
          <table:table-cell table:style-name="ce66"/>
          <table:table-cell table:style-name="ce317" table:formula="of:=[.E47]" office:value-type="float" office:value="2" calcext:value-type="float">
            <text:p>2</text:p>
          </table:table-cell>
          <table:table-cell table:style-name="ce198" table:formula="of:=[.C48]*[.E48]" office:value-type="currency" office:currency="RUB" office:value="186" calcext:value-type="currency">
            <text:p>186,00 ₽</text:p>
          </table:table-cell>
          <table:table-cell table:style-name="ce32" office:value-type="string" calcext:value-type="string">
            <text:p><text:a xlink:href="http://alii.pub/6fdb9h" xlink:type="simple">AE</text:a></text:p>
          </table:table-cell>
          <table:table-cell table:style-name="ce32"/>
          <table:table-cell table:style-name="ce119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Стол</text:p>
          </table:table-cell>
          <table:covered-table-cell table:style-name="ce51"/>
          <table:covered-table-cell table:style-name="ce17" table:formula="of:=[.B49]*[$Настройки.$B$23]/[$БД.$B$43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89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98" office:value-type="currency" office:currency="RUB" office:value="8000" calcext:value-type="currency">
            <text:p>8 000,00 ₽</text:p>
          </table:table-cell>
          <table:table-cell table:style-name="ce198" table:formula="of:=[.B50]*[$Настройки.$B$23]/[$БД.$B$43]" office:value-type="currency" office:currency="RUB" office:value="8000" calcext:value-type="currency">
            <text:p>8 000,00 ₽</text:p>
          </table:table-cell>
          <table:table-cell table:style-name="ce314" table:formula="of:=[$Настройки.B7]*([$Настройки.B8]+50)/1000000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198" table:formula="of:=[.C50]*[.D50]*[.E50]" office:value-type="currency" office:currency="RUB" office:value="960" calcext:value-type="currency">
            <text:p>960,00 ₽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119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289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98" office:value-type="currency" office:currency="RUB" office:value="16700" calcext:value-type="currency">
            <text:p>16 700,00 ₽</text:p>
          </table:table-cell>
          <table:table-cell table:style-name="ce198" table:formula="of:=[.B51]*[$Настройки.$B$23]/[$БД.$B$43]" office:value-type="currency" office:currency="RUB" office:value="16700" calcext:value-type="currency">
            <text:p>16 700,00 ₽</text:p>
          </table:table-cell>
          <table:table-cell table:style-name="ce314" table:formula="of:=[$Настройки.B7]*[$Настройки.B8]/1000000" office:value-type="float" office:value="0.1" calcext:value-type="float">
            <text:p>0,1 м²</text:p>
          </table:table-cell>
          <table:table-cell table:style-name="ce317" office:value-type="float" office:value="1" calcext:value-type="float">
            <text:p>1</text:p>
          </table:table-cell>
          <table:table-cell table:style-name="ce198" table:formula="of:=[.C51]*[.D51]*[.E51]" office:value-type="currency" office:currency="RUB" office:value="1670" calcext:value-type="currency">
            <text:p>1 670,00 ₽</text:p>
          </table:table-cell>
          <table:table-cell table:style-name="ce32" office:value-type="string" calcext:value-type="string">
            <text:p><text:a xlink:href="http://alli.pub/6fdk03" xlink:type="simple">AE</text:a></text:p>
          </table:table-cell>
          <table:table-cell table:style-name="ce32" office:value-type="string" calcext:value-type="string">
            <text:p><text:a xlink:href="http://alli.pub/6fdk4d" xlink:type="simple">AE</text:a></text:p>
          </table:table-cell>
          <table:table-cell table:style-name="ce119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289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98" office:value-type="currency" office:currency="RUB" office:value="2000" calcext:value-type="currency">
            <text:p>2 000,00 ₽</text:p>
          </table:table-cell>
          <table:table-cell table:style-name="ce198" table:formula="of:=[.B52]*[$Настройки.$B$23]/[$БД.$B$43]" office:value-type="currency" office:currency="RUB" office:value="2000" calcext:value-type="currency">
            <text:p>2 000,00 ₽</text:p>
          </table:table-cell>
          <table:table-cell table:style-name="ce314" table:formula="of:=[.D50]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198" table:formula="of:=[.C52]*[.D52]*[.E52]" office:value-type="currency" office:currency="RUB" office:value="240" calcext:value-type="currency">
            <text:p>240,00 ₽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119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98" office:value-type="currency" office:currency="RUB" office:value="25" calcext:value-type="currency">
            <text:p>25,00 ₽</text:p>
          </table:table-cell>
          <table:table-cell table:style-name="ce198" table:formula="of:=[.B53]*[$Настройки.$B$23]/[$БД.$B$43]" office:value-type="currency" office:currency="RUB" office:value="25" calcext:value-type="currency">
            <text:p>25,00 ₽</text:p>
          </table:table-cell>
          <table:table-cell table:style-name="ce66"/>
          <table:table-cell table:style-name="ce317" office:value-type="float" office:value="4" calcext:value-type="float">
            <text:p>4</text:p>
          </table:table-cell>
          <table:table-cell table:style-name="ce198" table:formula="of:=[.C53]*[.E53]" office:value-type="currency" office:currency="RUB" office:value="100" calcext:value-type="currency">
            <text:p>100,00 ₽</text:p>
          </table:table-cell>
          <table:table-cell table:style-name="ce32" office:value-type="string" calcext:value-type="string">
            <text:p><text:a xlink:href="http://alli.pub/6fdkaz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98" office:value-type="currency" office:currency="RUB" office:value="12" calcext:value-type="currency">
            <text:p>12,00 ₽</text:p>
          </table:table-cell>
          <table:table-cell table:style-name="ce198" table:formula="of:=[.B54]*[$Настройки.$B$23]/[$БД.$B$43]" office:value-type="currency" office:currency="RUB" office:value="12" calcext:value-type="currency">
            <text:p>12,00 ₽</text:p>
          </table:table-cell>
          <table:table-cell table:style-name="ce66"/>
          <table:table-cell table:style-name="ce317" table:formula="of:=[$Настройки.B10]" office:value-type="float" office:value="6" calcext:value-type="float">
            <text:p>6</text:p>
          </table:table-cell>
          <table:table-cell table:style-name="ce198" table:formula="of:=[.C54]*[.E54]" office:value-type="currency" office:currency="RUB" office:value="72" calcext:value-type="currency">
            <text:p>72,00 ₽</text:p>
          </table:table-cell>
          <table:table-cell table:style-name="ce32" office:value-type="string" calcext:value-type="string">
            <text:p><text:a xlink:href="http://alli.pub/6fdosk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Электроника</text:p>
          </table:table-cell>
          <table:covered-table-cell table:style-name="ce51"/>
          <table:covered-table-cell table:style-name="ce17" table:formula="of:=[.B55]*[$Настройки.$B$23]/[$БД.$B$43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98" office:value-type="currency" office:currency="RUB" office:value="2250" calcext:value-type="currency">
            <text:p>2 250,00 ₽</text:p>
          </table:table-cell>
          <table:table-cell table:style-name="ce198" table:formula="of:=[.B56]*[$Настройки.$B$23]/[$БД.$B$43]" office:value-type="currency" office:currency="RUB" office:value="2250" calcext:value-type="currency">
            <text:p>2 250,00 ₽</text:p>
          </table:table-cell>
          <table:table-cell table:style-name="ce66"/>
          <table:table-cell table:style-name="ce317" table:formula="of:=IF([$Расчёты.D11]&lt;=200;1;0)" office:value-type="float" office:value="1" calcext:value-type="float">
            <text:p>1</text:p>
          </table:table-cell>
          <table:table-cell table:style-name="ce198" table:formula="of:=[.C56]*[.E56]" office:value-type="currency" office:currency="RUB" office:value="2250" calcext:value-type="currency">
            <text:p>2 250,00 ₽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119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98" office:value-type="currency" office:currency="RUB" office:value="3340" calcext:value-type="currency">
            <text:p>3 340,00 ₽</text:p>
          </table:table-cell>
          <table:table-cell table:style-name="ce198" table:formula="of:=[.B57]*[$Настройки.$B$23]/[$БД.$B$43]" office:value-type="currency" office:currency="RUB" office:value="3340" calcext:value-type="currency">
            <text:p>3 340,00 ₽</text:p>
          </table:table-cell>
          <table:table-cell table:style-name="ce66"/>
          <table:table-cell table:style-name="ce317" table:formula="of:=IF([$Расчёты.D11]&gt;200;1;0)" office:value-type="float" office:value="0" calcext:value-type="float">
            <text:p>0</text:p>
          </table:table-cell>
          <table:table-cell table:style-name="ce198" table:formula="of:=[.C57]*[.E5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119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98"/>
          <table:table-cell table:style-name="ce198" office:value-type="currency" office:currency="RUB" office:value="940" calcext:value-type="currency">
            <text:p>940,00 ₽</text:p>
          </table:table-cell>
          <table:table-cell table:style-name="ce66"/>
          <table:table-cell table:style-name="ce317" table:formula="of:=IF([$Настройки.B14]=[$БД.A18];1;0)" office:value-type="float" office:value="0" calcext:value-type="float">
            <text:p>0</text:p>
          </table:table-cell>
          <table:table-cell table:style-name="ce198" table:formula="of:=[.C58]*[.E58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rs-25-5" xlink:type="simple">CD</text:a></text:p>
          </table:table-cell>
          <table:table-cell table:style-name="ce32"/>
          <table:table-cell table:style-name="ce119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98" office:value-type="currency" office:currency="RUB" office:value="389" calcext:value-type="currency">
            <text:p>389,00 ₽</text:p>
          </table:table-cell>
          <table:table-cell table:style-name="ce198" table:formula="of:=[.B59]*[$Настройки.$B$23]/[$БД.$B$43]" office:value-type="currency" office:currency="RUB" office:value="389" calcext:value-type="currency">
            <text:p>389,00 ₽</text:p>
          </table:table-cell>
          <table:table-cell table:style-name="ce66"/>
          <table:table-cell table:style-name="ce317" table:formula="of:=[.E57]" office:value-type="float" office:value="0" calcext:value-type="float">
            <text:p>0</text:p>
          </table:table-cell>
          <table:table-cell table:style-name="ce198" table:formula="of:=[.C59]*[.E59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19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98" office:value-type="currency" office:currency="RUB" office:value="4600" calcext:value-type="currency">
            <text:p>4 600,00 ₽</text:p>
          </table:table-cell>
          <table:table-cell table:style-name="ce198" table:formula="of:=[.B60]*[$Настройки.$B$23]/[$БД.$B$43]" office:value-type="currency" office:currency="RUB" office:value="4600" calcext:value-type="currency">
            <text:p>4 600,00 ₽</text:p>
          </table:table-cell>
          <table:table-cell table:style-name="ce66"/>
          <table:table-cell table:style-name="ce317" table:formula="of:=IF([$Настройки.B14]=[$БД.A15];1;0)" office:value-type="float" office:value="0" calcext:value-type="float">
            <text:p>0</text:p>
          </table:table-cell>
          <table:table-cell table:style-name="ce198" table:formula="of:=[.C60]*[.E6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sh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98" office:value-type="currency" office:currency="RUB" office:value="4234" calcext:value-type="currency">
            <text:p>4 234,00 ₽</text:p>
          </table:table-cell>
          <table:table-cell table:style-name="ce198" table:formula="of:=[.B61]*[$Настройки.$B$23]/[$БД.$B$43]" office:value-type="currency" office:currency="RUB" office:value="4234" calcext:value-type="currency">
            <text:p>4 234,00 ₽</text:p>
          </table:table-cell>
          <table:table-cell table:style-name="ce66"/>
          <table:table-cell table:style-name="ce317" table:formula="of:=IF([$Настройки.B14]=[$БД.A16];1;0)" office:value-type="float" office:value="1" calcext:value-type="float">
            <text:p>1</text:p>
          </table:table-cell>
          <table:table-cell table:style-name="ce198" table:formula="of:=[.C61]*[.E61]" office:value-type="currency" office:currency="RUB" office:value="4234" calcext:value-type="currency">
            <text:p>4 234,00 ₽</text:p>
          </table:table-cell>
          <table:table-cell table:style-name="ce32" office:value-type="string" calcext:value-type="string">
            <text:p><text:a xlink:href="http://alli.pub/6fdkrb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98" office:value-type="currency" office:currency="RUB" office:value="5775" calcext:value-type="currency">
            <text:p>5 775,00 ₽</text:p>
          </table:table-cell>
          <table:table-cell table:style-name="ce198" table:formula="of:=[.B62]*[$Настройки.$B$23]/[$БД.$B$43]" office:value-type="currency" office:currency="RUB" office:value="5775" calcext:value-type="currency">
            <text:p>5 775,00 ₽</text:p>
          </table:table-cell>
          <table:table-cell table:style-name="ce66"/>
          <table:table-cell table:style-name="ce317" table:formula="of:=IF([$Настройки.B14]=[$БД.A17];1;0)" office:value-type="float" office:value="0" calcext:value-type="float">
            <text:p>0</text:p>
          </table:table-cell>
          <table:table-cell table:style-name="ce198" table:formula="of:=[.C62]*[.E6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98" office:value-type="currency" office:currency="RUB" office:value="3270" calcext:value-type="currency">
            <text:p>3 270,00 ₽</text:p>
          </table:table-cell>
          <table:table-cell table:style-name="ce198" table:formula="of:=[.B63]*[$Настройки.$B$23]/[$БД.$B$43]" office:value-type="currency" office:currency="RUB" office:value="3270" calcext:value-type="currency">
            <text:p>3 270,00 ₽</text:p>
          </table:table-cell>
          <table:table-cell table:style-name="ce66"/>
          <table:table-cell table:style-name="ce317" table:formula="of:=IF([$Настройки.B14]=[$БД.A18];1;0)" office:value-type="float" office:value="0" calcext:value-type="float">
            <text:p>0</text:p>
          </table:table-cell>
          <table:table-cell table:style-name="ce198" table:formula="of:=[.C63]*[.E6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Lite</text:p>
          </table:table-cell>
          <table:table-cell table:style-name="ce198" office:value-type="currency" office:currency="RUB" office:value="1853" calcext:value-type="currency">
            <text:p>1 853,00 ₽</text:p>
          </table:table-cell>
          <table:table-cell table:style-name="ce198" table:formula="of:=[.B64]*[$Настройки.$B$23]/[$БД.$B$43]" office:value-type="currency" office:currency="RUB" office:value="1853" calcext:value-type="currency">
            <text:p>1 853,00 ₽</text:p>
          </table:table-cell>
          <table:table-cell table:style-name="ce66"/>
          <table:table-cell table:style-name="ce317" table:formula="of:=IF([$Настройки.B15]=[$БД.A22];1;0)" office:value-type="float" office:value="0" calcext:value-type="float">
            <text:p>0</text:p>
          </table:table-cell>
          <table:table-cell table:style-name="ce198" table:formula="of:=[.C64]*[.E64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vl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3 LTS</text:p>
          </table:table-cell>
          <table:table-cell table:style-name="ce198" office:value-type="currency" office:currency="RUB" office:value="2403" calcext:value-type="currency">
            <text:p>2 403,00 ₽</text:p>
          </table:table-cell>
          <table:table-cell table:style-name="ce198" table:formula="of:=[.B65]*[$Настройки.$B$23]/[$БД.$B$43]" office:value-type="currency" office:currency="RUB" office:value="2403" calcext:value-type="currency">
            <text:p>2 403,00 ₽</text:p>
          </table:table-cell>
          <table:table-cell table:style-name="ce66"/>
          <table:table-cell table:style-name="ce317" table:formula="of:=IF([$Настройки.B15]=[$БД.A23];1;0)" office:value-type="float" office:value="1" calcext:value-type="float">
            <text:p>1</text:p>
          </table:table-cell>
          <table:table-cell table:style-name="ce198" table:formula="of:=[.C65]*[.E65]" office:value-type="currency" office:currency="RUB" office:value="2403" calcext:value-type="currency">
            <text:p>2 403,00 ₽</text:p>
          </table:table-cell>
          <table:table-cell table:style-name="ce32" office:value-type="string" calcext:value-type="string">
            <text:p><text:a xlink:href="http://alii.pub/6fdbj0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90" office:value-type="string" calcext:value-type="string">
            <text:p>Orange Pi 4 LTS</text:p>
          </table:table-cell>
          <table:table-cell table:style-name="ce198" office:value-type="currency" office:currency="RUB" office:value="5005" calcext:value-type="currency">
            <text:p>5 005,00 ₽</text:p>
          </table:table-cell>
          <table:table-cell table:style-name="ce198" table:formula="of:=[.B66]*[$Настройки.$B$23]/[$БД.$B$43]" office:value-type="currency" office:currency="RUB" office:value="5005" calcext:value-type="currency">
            <text:p>5 005,00 ₽</text:p>
          </table:table-cell>
          <table:table-cell table:style-name="ce66"/>
          <table:table-cell table:style-name="ce317" table:formula="of:=IF([$Настройки.B15]=[$БД.A24];1;0)" office:value-type="float" office:value="0" calcext:value-type="float">
            <text:p>0</text:p>
          </table:table-cell>
          <table:table-cell table:style-name="ce198" table:formula="of:=[.C66]*[.E6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um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90" office:value-type="string" calcext:value-type="string">
            <text:p>Карта памяти microSD 16Gb</text:p>
          </table:table-cell>
          <table:table-cell table:style-name="ce198" office:value-type="currency" office:currency="RUB" office:value="599" calcext:value-type="currency">
            <text:p>599,00 ₽</text:p>
          </table:table-cell>
          <table:table-cell table:style-name="ce198" table:formula="of:=[.B67]*[$Настройки.$B$23]/[$БД.$B$43]" office:value-type="currency" office:currency="RUB" office:value="599" calcext:value-type="currency">
            <text:p>599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67]*[.E67]" office:value-type="currency" office:currency="RUB" office:value="599" calcext:value-type="currency">
            <text:p>599,00 ₽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98" office:value-type="currency" office:currency="RUB" office:value="195" calcext:value-type="currency">
            <text:p>195,00 ₽</text:p>
          </table:table-cell>
          <table:table-cell table:style-name="ce198" table:formula="of:=[.B68]*[$Настройки.$B$23]/[$БД.$B$43]" office:value-type="currency" office:currency="RUB" office:value="195" calcext:value-type="currency">
            <text:p>195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68]*[.E68]" office:value-type="currency" office:currency="RUB" office:value="195" calcext:value-type="currency">
            <text:p>195,00 ₽</text:p>
          </table:table-cell>
          <table:table-cell table:style-name="ce32" office:value-type="string" calcext:value-type="string">
            <text:p><text:a xlink:href="http://alli.pub/6fdkwk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98" office:value-type="currency" office:currency="RUB" office:value="62" calcext:value-type="currency">
            <text:p>62,00 ₽</text:p>
          </table:table-cell>
          <table:table-cell table:style-name="ce198" table:formula="of:=[.B69]*[$Настройки.$B$23]/[$БД.$B$43]" office:value-type="currency" office:currency="RUB" office:value="62" calcext:value-type="currency">
            <text:p>62,00 ₽</text:p>
          </table:table-cell>
          <table:table-cell table:style-name="ce66"/>
          <table:table-cell table:style-name="ce317" office:value-type="float" office:value="2" calcext:value-type="float">
            <text:p>2</text:p>
          </table:table-cell>
          <table:table-cell table:style-name="ce198" table:formula="of:=[.C69]*[.E69]" office:value-type="currency" office:currency="RUB" office:value="124" calcext:value-type="currency">
            <text:p>124,00 ₽</text:p>
          </table:table-cell>
          <table:table-cell table:style-name="ce32" office:value-type="string" calcext:value-type="string">
            <text:p><text:a xlink:href="http://alli.pub/6fdkg8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98" office:value-type="currency" office:currency="RUB" office:value="9.5" calcext:value-type="currency">
            <text:p>9,50 ₽</text:p>
          </table:table-cell>
          <table:table-cell table:style-name="ce198" table:formula="of:=[.B70]*[$Настройки.$B$23]/[$БД.$B$43]" office:value-type="currency" office:currency="RUB" office:value="9.5" calcext:value-type="currency">
            <text:p>9,50 ₽</text:p>
          </table:table-cell>
          <table:table-cell table:style-name="ce66"/>
          <table:table-cell table:style-name="ce317" table:formula="of:=IF([$Настройки.B3]=2;2;0)" office:value-type="float" office:value="2" calcext:value-type="float">
            <text:p>2</text:p>
          </table:table-cell>
          <table:table-cell table:style-name="ce198" table:formula="of:=[.C70]*[.E70]" office:value-type="currency" office:currency="RUB" office:value="19" calcext:value-type="currency">
            <text:p>19,00 ₽</text:p>
          </table:table-cell>
          <table:table-cell table:style-name="ce32" office:value-type="string" calcext:value-type="string">
            <text:p><text:a xlink:href="http://alli.pub/6fdkwy" xlink:type="simple">AE</text:a></text:p>
          </table:table-cell>
          <table:table-cell table:style-name="ce32"/>
          <table:table-cell table:style-name="ce119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98" office:value-type="currency" office:currency="RUB" office:value="153" calcext:value-type="currency">
            <text:p>153,00 ₽</text:p>
          </table:table-cell>
          <table:table-cell table:style-name="ce198" table:formula="of:=[.B71]*[$Настройки.$B$23]/[$БД.$B$43]" office:value-type="currency" office:currency="RUB" office:value="153" calcext:value-type="currency">
            <text:p>153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71]*[.E71]" office:value-type="currency" office:currency="RUB" office:value="153" calcext:value-type="currency">
            <text:p>153,00 ₽</text:p>
          </table:table-cell>
          <table:table-cell table:style-name="ce32" office:value-type="string" calcext:value-type="string">
            <text:p><text:a xlink:href="http://alli.pub/6fdkdi" xlink:type="simple">AE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Зашивка и навесное</text:p>
          </table:table-cell>
          <table:covered-table-cell table:style-name="ce51"/>
          <table:covered-table-cell table:style-name="ce17" table:formula="of:=[.B72]*[$Настройки.$B$23]/[$БД.$B$43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98" office:value-type="currency" office:currency="RUB" office:value="999" calcext:value-type="currency">
            <text:p>999,00 ₽</text:p>
          </table:table-cell>
          <table:table-cell table:style-name="ce198" table:formula="of:=[.B73]*[$Настройки.$B$23]/[$БД.$B$43]" office:value-type="currency" office:currency="RUB" office:value="999" calcext:value-type="currency">
            <text:p>999,00 ₽</text:p>
          </table:table-cell>
          <table:table-cell table:style-name="ce66"/>
          <table:table-cell table:style-name="ce317" office:value-type="float" office:value="1" calcext:value-type="float">
            <text:p>1</text:p>
          </table:table-cell>
          <table:table-cell table:style-name="ce198" table:formula="of:=[.C73]*[.E73]" office:value-type="currency" office:currency="RUB" office:value="999" calcext:value-type="currency">
            <text:p>999,00 ₽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74]*[$Настройки.$B$23]/[$БД.$B$43]" office:value-type="currency" office:currency="RUB" office:value="8.25" calcext:value-type="currency">
            <text:p>8,25 ₽</text:p>
          </table:table-cell>
          <table:table-cell table:style-name="ce66"/>
          <table:table-cell table:style-name="ce317" office:value-type="float" office:value="2" calcext:value-type="float">
            <text:p>2</text:p>
          </table:table-cell>
          <table:table-cell table:style-name="ce198" table:formula="of:=[.C74]*[.E74]" office:value-type="currency" office:currency="RUB" office:value="16.5" calcext:value-type="currency">
            <text:p>16,5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19"/>
          <table:table-cell table:number-columns-repeated="1015"/>
        </table:table-row>
        <table:table-row table:style-name="ro6">
          <table:table-cell table:style-name="ce58" office:value-type="string" calcext:value-type="string" table:number-columns-spanned="5" table:number-rows-spanned="2">
            <text:p>Итого: </text:p>
          </table:table-cell>
          <table:covered-table-cell table:style-name="ce58"/>
          <table:covered-table-cell table:style-name="ce17"/>
          <table:covered-table-cell table:style-name="ce66"/>
          <table:covered-table-cell table:style-name="ce83"/>
          <table:table-cell table:style-name="ce71" table:formula="of:=SUM([.F$5:.F$74])" office:value-type="currency" office:currency="RUB" office:value="34442.4" calcext:value-type="currency" table:number-columns-spanned="3" table:number-rows-spanned="2">
            <text:p>34 442,40 ₽</text:p>
          </table:table-cell>
          <table:covered-table-cell table:number-columns-repeated="2" table:style-name="ce14"/>
          <table:table-cell table:style-name="ce129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59"/>
          <table:covered-table-cell table:style-name="ce17"/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29"/>
          <table:table-cell table:number-columns-repeated="1015"/>
        </table:table-row>
        <table:table-row table:style-name="ro6" table:number-rows-repeated="1048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8" table:default-cell-style-name="ce93"/>
        <table:table-column table:style-name="co8" table:number-columns-repeated="969" table:default-cell-style-name="ce93"/>
        <table:table-row table:style-name="ro13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40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3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4">
          <table:covered-table-cell table:style-name="ce132"/>
          <table:covered-table-cell table:number-columns-repeated="7" table:style-name="ce140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Matrix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 table:style-name="ce132"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.Q3]+2*[$Настройки.B3]+1+[.U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[$'Покупные изделия'.E7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Q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42" office:value-type="string" calcext:value-type="string">
            <text:p>Стандарт</text:p>
          </table:table-cell>
          <table:table-cell table:style-name="ce142" office:value-type="string" calcext:value-type="string">
            <text:p>Резьба</text:p>
          </table:table-cell>
          <table:table-cell table:style-name="ce142" office:value-type="string" calcext:value-type="string">
            <text:p>Цена/ед.</text:p>
          </table:table-cell>
          <table:table-cell table:style-name="ce142" office:value-type="string" calcext:value-type="string">
            <text:p>Кол-во</text:p>
          </table:table-cell>
          <table:table-cell table:style-name="ce142" office:value-type="string" calcext:value-type="string">
            <text:p>Цена всего</text:p>
          </table:table-cell>
          <table:table-cell table:style-name="ce142" office:value-type="string" calcext:value-type="string" table:number-columns-spanned="2" table:number-rows-spanned="1">
            <text:p>Ссылки</text:p>
          </table:table-cell>
          <table:covered-table-cell table:style-name="ce142" office:value-type="string" calcext:value-type="string">
            <text:p>Ссылка</text:p>
          </table:covered-table-cell>
          <table:table-cell table:style-name="ce101" table:number-columns-spanned="38" table:number-rows-spanned="1"/>
          <table:covered-table-cell table:number-columns-repeated="37" table:style-name="ce104"/>
          <table:table-cell table:style-name="ce108"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43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172" calcext:value-type="float">
            <text:p>172</text:p>
          </table:table-cell>
          <table:table-cell table:style-name="ce95" table:formula="of:=[.D5]*[.E5]" office:value-type="currency" office:currency="RUB" office:value="516" calcext:value-type="currency">
            <text:p>516,00 ₽</text:p>
          </table:table-cell>
          <table:table-cell table:style-name="ce143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02" table:number-columns-spanned="1" table:number-rows-spanned="38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formula="of:=8+IF([$'Покупные изделия'.F19]&gt;0;2;0)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4" calcext:value-type="float">
            <text:p>14</text:p>
          </table:table-cell>
          <table:table-cell table:style-name="ce95" table:formula="of:=[.D6]*[.E6]" office:value-type="currency" office:currency="RUB" office:value="42" calcext:value-type="currency">
            <text:p>42,00 ₽</text:p>
          </table:table-cell>
          <table:table-cell table:style-name="ce143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43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47" calcext:value-type="float">
            <text:p>47</text:p>
          </table:table-cell>
          <table:table-cell table:style-name="ce95" table:formula="of:=[.D8]*[.E8]" office:value-type="currency" office:currency="RUB" office:value="235" calcext:value-type="currency">
            <text:p>235,00 ₽</text:p>
          </table:table-cell>
          <table:table-cell table:style-name="ce143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I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43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43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43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10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4" office:value-type="string" calcext:value-type="string">
            <text:p>-||- с прессшайбой</text:p>
          </table:table-cell>
          <table:table-cell table:style-name="ce143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43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11">
            <text:p>Винт с потайной головкой и шестигранным углублением под ключ</text:p>
          </table:table-cell>
          <table:table-cell table:style-name="ce143" office:value-type="string" calcext:value-type="string" table:number-columns-spanned="1" table:number-rows-spanned="11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16" calcext:value-type="float">
            <text:p>16</text:p>
          </table:table-cell>
          <table:table-cell table:style-name="ce95" table:formula="of:=[.D12]*[.E12]" office:value-type="currency" office:currency="RUB" office:value="48" calcext:value-type="currency">
            <text:p>48,00 ₽</text:p>
          </table:table-cell>
          <table:table-cell table:style-name="ce143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16" calcext:value-type="float">
            <text:p>16</text:p>
          </table:table-cell>
          <table:table-cell table:style-name="ce95" table:formula="of:=[.D13]*[.E13]" office:value-type="currency" office:currency="RUB" office:value="48" calcext:value-type="currency">
            <text:p>48,00 ₽</text:p>
          </table:table-cell>
          <table:table-cell table:style-name="ce143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3" calcext:value-type="float">
            <text:p>13</text:p>
          </table:table-cell>
          <table:table-cell table:style-name="ce95" table:formula="of:=[.D14]*[.E14]" office:value-type="currency" office:currency="RUB" office:value="52" calcext:value-type="currency">
            <text:p>52,00 ₽</text:p>
          </table:table-cell>
          <table:table-cell table:style-name="ce143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8" calcext:value-type="float">
            <text:p>8</text:p>
          </table:table-cell>
          <table:table-cell table:style-name="ce95" table:formula="of:=[.D15]*[.E15]" office:value-type="currency" office:currency="RUB" office:value="40" calcext:value-type="currency">
            <text:p>40,00 ₽</text:p>
          </table:table-cell>
          <table:table-cell table:style-name="ce143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2"/>
          <table:table-cell table:style-name="ce106" table:formula="of:=1+IF([$'Покупные изделия'.F19]&gt;0;2;0)" office:value-type="float" office:value="3" calcext:value-type="float">
            <text:p>3</text:p>
          </table:table-cell>
          <table:table-cell table:style-name="ce106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6" calcext:value-type="float">
            <text:p>6</text:p>
          </table:table-cell>
          <table:table-cell table:style-name="ce95" table:formula="of:=[.D16]*[.E16]" office:value-type="currency" office:currency="RUB" office:value="36" calcext:value-type="currency">
            <text:p>36,00 ₽</text:p>
          </table:table-cell>
          <table:table-cell table:style-name="ce143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12" calcext:value-type="float">
            <text:p>12</text:p>
          </table:table-cell>
          <table:table-cell table:style-name="ce95" table:formula="of:=[.D17]*[.E17]" office:value-type="currency" office:currency="RUB" office:value="72" calcext:value-type="currency">
            <text:p>72,00 ₽</text:p>
          </table:table-cell>
          <table:table-cell table:style-name="ce143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60" calcext:value-type="currency">
            <text:p>60,00 ₽</text:p>
          </table:table-cell>
          <table:table-cell table:style-name="ce143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29" calcext:value-type="float">
            <text:p>29</text:p>
          </table:table-cell>
          <table:table-cell table:style-name="ce95" table:formula="of:=[.D19]*[.E19]" office:value-type="currency" office:currency="RUB" office:value="87" calcext:value-type="currency">
            <text:p>87,00 ₽</text:p>
          </table:table-cell>
          <table:table-cell table:style-name="ce143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E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8" calcext:value-type="float">
            <text:p>8</text:p>
          </table:table-cell>
          <table:table-cell table:style-name="ce95" table:formula="of:=[.D20]*[.E20]" office:value-type="currency" office:currency="RUB" office:value="32" calcext:value-type="currency">
            <text:p>32,00 ₽</text:p>
          </table:table-cell>
          <table:table-cell table:style-name="ce143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10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4" calcext:value-type="float">
            <text:p>24</text:p>
          </table:table-cell>
          <table:table-cell table:style-name="ce95" table:formula="of:=[.D21]*[.E21]" office:value-type="currency" office:currency="RUB" office:value="96" calcext:value-type="currency">
            <text:p>96,00 ₽</text:p>
          </table:table-cell>
          <table:table-cell table:style-name="ce143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2" calcext:value-type="float">
            <text:p>2</text:p>
          </table:table-cell>
          <table:table-cell table:style-name="ce95" table:formula="of:=[.D22]*[.E22]" office:value-type="currency" office:currency="RUB" office:value="10" calcext:value-type="currency">
            <text:p>10,00 ₽</text:p>
          </table:table-cell>
          <table:table-cell table:style-name="ce143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43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0" calcext:value-type="float">
            <text:p>0</text:p>
          </table:table-cell>
          <table:table-cell table:style-name="ce95" table:formula="of:=[.D23]*[.E23]" office:value-type="currency" office:currency="RUB" office:value="0" calcext:value-type="currency">
            <text:p>0,00 ₽</text:p>
          </table:table-cell>
          <table:table-cell table:style-name="ce143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3"/>
          <table:table-cell table:style-name="ce106" table:formula="of:=IF([$'Покупные изделия'.E11]&gt;0;4;0)" office:value-type="float" office:value="0" calcext:value-type="float">
            <text:p>0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56" calcext:value-type="float">
            <text:p>56</text:p>
          </table:table-cell>
          <table:table-cell table:style-name="ce95" table:formula="of:=[.D24]*[.E24]" office:value-type="currency" office:currency="RUB" office:value="112" calcext:value-type="currency">
            <text:p>112,00 ₽</text:p>
          </table:table-cell>
          <table:table-cell table:style-name="ce143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43"/>
          <table:table-cell table:style-name="ce105"/>
          <table:table-cell table:style-name="ce105" table:formula="of:=FLOOR([$'Покупные изделия'.D35]/30;1)*2" office:value-type="float" office:value="20" calcext:value-type="float">
            <text:p>20</text:p>
          </table:table-cell>
          <table:table-cell table:style-name="ce105" table:formula="of:=CEILING([$'Покупные изделия'.D29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10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10" calcext:value-type="float">
            <text:p>10</text:p>
          </table:table-cell>
          <table:table-cell table:style-name="ce95" table:formula="of:=[.D25]*[.E25]" office:value-type="currency" office:currency="RUB" office:value="50" calcext:value-type="currency">
            <text:p>50,00 ₽</text:p>
          </table:table-cell>
          <table:table-cell table:style-name="ce143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3"/>
          <table:table-cell table:style-name="ce106" table:formula="of:=IF([$'Покупные изделия'.E12]&gt;0;2;0)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0" calcext:value-type="float">
            <text:p>0</text:p>
          </table:table-cell>
          <table:table-cell table:style-name="ce95" table:formula="of:=[.D26]*[.E26]" office:value-type="currency" office:currency="RUB" office:value="0" calcext:value-type="currency">
            <text:p>0,00 ₽</text:p>
          </table:table-cell>
          <table:table-cell table:style-name="ce143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2" calcext:value-type="float">
            <text:p>2</text:p>
          </table:table-cell>
          <table:table-cell table:style-name="ce95" table:formula="of:=[.D27]*[.E27]" office:value-type="currency" office:currency="RUB" office:value="8" calcext:value-type="currency">
            <text:p>8,00 ₽</text:p>
          </table:table-cell>
          <table:table-cell table:style-name="ce143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8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4" office:value-type="string" calcext:value-type="string">
            <text:p>Болт</text:p>
          </table:table-cell>
          <table:table-cell table:style-name="ce143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4" calcext:value-type="float">
            <text:p>4</text:p>
          </table:table-cell>
          <table:table-cell table:style-name="ce95" table:formula="of:=[.D28]*[.E28]" office:value-type="currency" office:currency="RUB" office:value="16" calcext:value-type="currency">
            <text:p>16,00 ₽</text:p>
          </table:table-cell>
          <table:table-cell table:style-name="ce143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7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3">
            <text:p>Гайка шестигранная</text:p>
          </table:table-cell>
          <table:table-cell table:style-name="ce143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56" calcext:value-type="float">
            <text:p>56</text:p>
          </table:table-cell>
          <table:table-cell table:style-name="ce95" table:formula="of:=[.D29]*[.E29]" office:value-type="currency" office:currency="RUB" office:value="112" calcext:value-type="currency">
            <text:p>112,00 ₽</text:p>
          </table:table-cell>
          <table:table-cell table:style-name="ce143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6" calcext:value-type="float">
            <text:p>6</text:p>
          </table:table-cell>
          <table:table-cell table:style-name="ce95" table:formula="of:=[.D30]*[.E30]" office:value-type="currency" office:currency="RUB" office:value="12" calcext:value-type="currency">
            <text:p>12,00 ₽</text:p>
          </table:table-cell>
          <table:table-cell table:style-name="ce143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4" calcext:value-type="float">
            <text:p>4</text:p>
          </table:table-cell>
          <table:table-cell table:style-name="ce95" table:formula="of:=[.D31]*[.E31]" office:value-type="currency" office:currency="RUB" office:value="8" calcext:value-type="currency">
            <text:p>8,00 ₽</text:p>
          </table:table-cell>
          <table:table-cell table:style-name="ce143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7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5" office:value-type="string" calcext:value-type="string" table:number-columns-spanned="1" table:number-rows-spanned="2">
            <text:p>Т-гайка</text:p>
          </table:table-cell>
          <table:table-cell table:style-name="ce143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46" calcext:value-type="float">
            <text:p>46</text:p>
          </table:table-cell>
          <table:table-cell table:style-name="ce95" table:formula="of:=[.D32]*[.E32]" office:value-type="currency" office:currency="RUB" office:value="271.4" calcext:value-type="currency">
            <text:p>271,40 ₽</text:p>
          </table:table-cell>
          <table:table-cell table:style-name="ce14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43"/>
          <table:table-cell table:style-name="ce105"/>
          <table:table-cell table:style-name="ce105" table:formula="of:=[.K24]" office:value-type="float" office:value="20" calcext:value-type="float">
            <text:p>20</text:p>
          </table:table-cell>
          <table:table-cell table:style-name="ce105" table:formula="of:=[.L24]" office:value-type="float" office:value="26" calcext:value-type="float">
            <text:p>26</text:p>
          </table:table-cell>
          <table:table-cell table:style-name="ce105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5"/>
          <table:covered-table-cell table:style-name="ce14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283" calcext:value-type="float">
            <text:p>283</text:p>
          </table:table-cell>
          <table:table-cell table:style-name="ce95" table:formula="of:=[.D33]*[.E33]" office:value-type="currency" office:currency="RUB" office:value="1669.7" calcext:value-type="currency">
            <text:p>1 669,70 ₽</text:p>
          </table:table-cell>
          <table:table-cell table:style-name="ce14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4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E19]+[.AE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J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2">
            <text:p>Резьбовая вставка</text:p>
          </table:table-cell>
          <table:table-cell table:style-name="ce143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8" calcext:value-type="float">
            <text:p>8</text:p>
          </table:table-cell>
          <table:table-cell table:style-name="ce95" table:formula="of:=[.D34]*[.E34]" office:value-type="currency" office:currency="RUB" office:value="8.16" calcext:value-type="currency">
            <text:p>8,16 ₽</text:p>
          </table:table-cell>
          <table:table-cell table:style-name="ce14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22" calcext:value-type="float">
            <text:p>22</text:p>
          </table:table-cell>
          <table:table-cell table:style-name="ce95" table:formula="of:=[.D35]*[.E35]" office:value-type="currency" office:currency="RUB" office:value="49.06" calcext:value-type="currency">
            <text:p>49,06 ₽</text:p>
          </table:table-cell>
          <table:table-cell table:style-name="ce14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3"/>
          <table:table-cell table:style-name="ce106" table:formula="of:=[.Q25]+6" office:value-type="float" office:value="8" calcext:value-type="float">
            <text:p>8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3">
            <text:p>Шайба</text:p>
          </table:table-cell>
          <table:table-cell table:style-name="ce143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0" calcext:value-type="float">
            <text:p>0</text:p>
          </table:table-cell>
          <table:table-cell table:style-name="ce95" table:formula="of:=[.D36]*[.E36]" office:value-type="currency" office:currency="RUB" office:value="0" calcext:value-type="currency">
            <text:p>0,00 ₽</text:p>
          </table:table-cell>
          <table:table-cell table:style-name="ce143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6" calcext:value-type="float">
            <text:p>6</text:p>
          </table:table-cell>
          <table:table-cell table:style-name="ce95" table:formula="of:=[.D37]*[.E37]" office:value-type="currency" office:currency="RUB" office:value="12" calcext:value-type="currency">
            <text:p>12,00 ₽</text:p>
          </table:table-cell>
          <table:table-cell table:style-name="ce143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covered-table-cell table:style-name="ce143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3" calcext:value-type="float">
            <text:p>3</text:p>
          </table:table-cell>
          <table:table-cell table:style-name="ce95" table:formula="of:=[.D38]*[.E38]" office:value-type="currency" office:currency="RUB" office:value="6" calcext:value-type="currency">
            <text:p>6,00 ₽</text:p>
          </table:table-cell>
          <table:table-cell table:style-name="ce143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5"/>
          <table:table-cell table:style-name="ce106" office:value-type="float" office:value="3" calcext:value-type="float">
            <text:p>3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4" office:value-type="string" calcext:value-type="string" table:number-columns-spanned="1" table:number-rows-spanned="4">
            <text:p>Подшипник</text:p>
          </table:table-cell>
          <table:table-cell table:style-name="ce135" office:value-type="string" calcext:value-type="string" table:number-columns-spanned="2" table:number-rows-spanned="1">
            <text:p>623 (zz или rs)</text:p>
          </table:table-cell>
          <table:covered-table-cell table:style-name="ce135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19" calcext:value-type="float">
            <text:p>19</text:p>
          </table:table-cell>
          <table:table-cell table:style-name="ce95" table:formula="of:=[.D39]*[.E39]" office:value-type="currency" office:currency="RUB" office:value="636.5" calcext:value-type="currency">
            <text:p>636,50 ₽</text:p>
          </table:table-cell>
          <table:table-cell table:style-name="ce143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43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table-cell table:style-name="ce135" office:value-type="string" calcext:value-type="string" table:number-columns-spanned="2" table:number-rows-spanned="1">
            <text:p>F623 (zz или rs)</text:p>
          </table:table-cell>
          <table:covered-table-cell table:style-name="ce135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38" calcext:value-type="float">
            <text:p>38</text:p>
          </table:table-cell>
          <table:table-cell table:style-name="ce95" table:formula="of:=[.D40]*[.E40]" office:value-type="currency" office:currency="RUB" office:value="1181.8" calcext:value-type="currency">
            <text:p>1 181,80 ₽</text:p>
          </table:table-cell>
          <table:table-cell table:style-name="ce143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43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4"/>
          <table:table-cell table:style-name="ce135" office:value-type="string" calcext:value-type="string" table:number-columns-spanned="2" table:number-rows-spanned="1">
            <text:p>F695 (zz или rs)</text:p>
          </table:table-cell>
          <table:covered-table-cell table:style-name="ce135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24" calcext:value-type="float">
            <text:p>24</text:p>
          </table:table-cell>
          <table:table-cell table:style-name="ce95" table:formula="of:=[.D41]*[.E41]" office:value-type="currency" office:currency="RUB" office:value="751.2" calcext:value-type="currency">
            <text:p>751,20 ₽</text:p>
          </table:table-cell>
          <table:table-cell table:style-name="ce143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10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34"/>
          <table:table-cell table:style-name="ce135" office:value-type="string" calcext:value-type="string" table:number-columns-spanned="2" table:number-rows-spanned="1">
            <text:p>F688 (zz или rs)</text:p>
          </table:table-cell>
          <table:covered-table-cell table:style-name="ce135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2" calcext:value-type="float">
            <text:p>2</text:p>
          </table:table-cell>
          <table:table-cell table:style-name="ce95" table:formula="of:=[.D42]*[.E42]" office:value-type="currency" office:currency="RUB" office:value="75.2" calcext:value-type="currency">
            <text:p>75,20 ₽</text:p>
          </table:table-cell>
          <table:table-cell table:style-name="ce143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43"/>
          <table:table-cell table:style-name="ce105" table:number-columns-repeated="4"/>
          <table:table-cell table:style-name="ce106" table:number-columns-repeated="5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43"/>
          <table:covered-table-cell table:style-name="ce135"/>
          <table:covered-table-cell table:number-columns-repeated="2" table:style-name="ce143"/>
          <table:table-cell table:style-name="ce96" table:formula="of:=SUM([.F5:.F42])" office:value-type="currency" office:currency="RUB" office:value="7360.02" calcext:value-type="currency">
            <text:p>7 360,02 ₽</text:p>
          </table:table-cell>
          <table:table-cell table:number-columns-repeated="1009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2"/>
        </table:table-row>
        <table:table-row table:style-name="ro6" table:number-rows-repeated="1048499">
          <table:table-cell table:number-columns-repeated="1015"/>
        </table:table-row>
        <table:table-row table:style-name="ro6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8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8" table:number-columns-repeated="1016" table:default-cell-style-name="ce242"/>
        <table:table-row table:style-name="ro15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73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73"/>
          <table:table-cell table:number-columns-repeated="1016"/>
        </table:table-row>
        <table:table-row table:style-name="ro6">
          <table:table-cell table:style-name="ce166" office:value-type="string" calcext:value-type="string">
            <text:p>Продольная балка портала</text:p>
          </table:table-cell>
          <table:table-cell table:style-name="ce166" table:content-validation-name="val12" office:value-type="string" calcext:value-type="string">
            <text:p>206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оперечная балка портал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Вспомогательная балка портал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Балка оси X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 table:number-columns-spanned="7" table:number-rows-spanned="1">
            <text:p>Нижняя часть рамы</text:p>
          </table:table-cell>
          <table:covered-table-cell table:style-name="ce167"/>
          <table:covered-table-cell table:style-name="ce309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Угловая стойк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Вспомогательная стойк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Вспомогательная поперечин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оперечная балка основания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родольная балка основания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67" office:value-type="string" calcext:value-type="string" table:number-columns-spanned="7" table:number-rows-spanned="1">
            <text:p>Ось Z</text:p>
          </table:table-cell>
          <table:covered-table-cell table:style-name="ce167"/>
          <table:covered-table-cell table:style-name="ce309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Стойка оси Z</text:p>
          </table:table-cell>
          <table:table-cell table:style-name="ce166" table:content-validation-name="val12" office:value-type="string" calcext:value-type="string">
            <text:p>2020 V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оперечная балка рамы стола</text:p>
          </table:table-cell>
          <table:table-cell table:style-name="ce166" table:content-validation-name="val12" office:value-type="string" calcext:value-type="string">
            <text:p>206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оперечная балка рамы стол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родольная балка рамы стол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Плечо рамы стола</text:p>
          </table:table-cell>
          <table:table-cell table:style-name="ce166" table:content-validation-name="val12" office:value-type="string" calcext:value-type="string">
            <text:p>2020 T-slot</text:p>
          </table:table-cell>
          <table:table-cell table:style-name="ce309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E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6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3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3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73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ечатные изделия" table:style-name="ta1">
        <table:table-column table:style-name="co22" table:default-cell-style-name="ce148"/>
        <table:table-column table:style-name="co23" table:default-cell-style-name="ce148"/>
        <table:table-column table:style-name="co24" table:visibility="collapse" table:default-cell-style-name="ce262"/>
        <table:table-column table:style-name="co25" table:default-cell-style-name="ce293"/>
        <table:table-column table:style-name="co26" table:visibility="collapse" table:default-cell-style-name="ce293"/>
        <table:table-column table:style-name="co26" table:default-cell-style-name="ce293"/>
        <table:table-column table:style-name="co26" table:visibility="collapse" table:default-cell-style-name="ce315"/>
        <table:table-column table:style-name="co27" table:default-cell-style-name="ce293"/>
        <table:table-column table:style-name="co28" table:default-cell-style-name="ce293"/>
        <table:table-column table:style-name="co25" table:visibility="collapse" table:default-cell-style-name="ce293"/>
        <table:table-column table:style-name="co25" table:default-cell-style-name="ce293"/>
        <table:table-column table:style-name="co29" table:default-cell-style-name="ce273"/>
        <table:table-column table:style-name="co8" table:number-columns-repeated="1011" table:default-cell-style-name="ce242"/>
        <table:table-row table:style-name="ro17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5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8" office:value-type="string" calcext:value-type="string">
            <text:p>Обозначение</text:p>
          </table:table-cell>
          <table:table-cell table:style-name="ce48" office:value-type="string" calcext:value-type="string">
            <text:p>Наименование</text:p>
          </table:table-cell>
          <table:table-cell table:style-name="ce188" office:value-type="string" calcext:value-type="string">
            <text:p>Объём</text:p>
          </table:table-cell>
          <table:table-cell table:style-name="ce48" office:value-type="string" calcext:value-type="string">
            <text:p>Пластик</text:p>
          </table:table-cell>
          <table:table-cell table:style-name="ce48" office:value-type="string" calcext:value-type="string">
            <text:p>Плотность</text:p>
          </table:table-cell>
          <table:table-cell table:style-name="ce48" office:value-type="string" calcext:value-type="string">
            <text:p>Запечатка</text:p>
          </table:table-cell>
          <table:table-cell table:style-name="ce70" office:value-type="string" calcext:value-type="string">
            <text:p>Масса единицы</text:p>
          </table:table-cell>
          <table:table-cell table:style-name="ce48" office:value-type="string" calcext:value-type="string">
            <text:p>Количество</text:p>
          </table:table-cell>
          <table:table-cell table:style-name="ce48" office:value-type="string" calcext:value-type="string">
            <text:p>Итого масса</text:p>
          </table:table-cell>
          <table:table-cell table:style-name="ce48" office:value-type="string" calcext:value-type="string">
            <text:p>Удельная стоимость</text:p>
          </table:table-cell>
          <table:table-cell table:style-name="ce48" office:value-type="string" calcext:value-type="string">
            <text:p>Итого стоимость</text:p>
          </table:table-cell>
          <table:table-cell table:style-name="ce48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8"/>
          <table:covered-table-cell table:style-name="ce188"/>
          <table:covered-table-cell table:number-columns-repeated="3" table:style-name="ce48"/>
          <table:covered-table-cell table:style-name="ce70"/>
          <table:covered-table-cell table:number-columns-repeated="5" table:style-name="ce48"/>
          <table:table-cell table:number-columns-repeated="1011"/>
        </table:table-row>
        <table:table-row table:style-name="ro11">
          <table:table-cell table:style-name="ce184" office:value-type="string" calcext:value-type="string">
            <text:p>V07-01-01-01-01</text:p>
          </table:table-cell>
          <table:table-cell table:style-name="ce184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4]=[$БД.$A$38];[$Настройки.$B$17];[.D4]=[$БД.$A$39];[$Настройки.$B$19];[.D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]*[.H4]" office:value-type="float" office:value="70.30368" calcext:value-type="float">
            <text:p>70,30 г</text:p>
          </table:table-cell>
          <table:table-cell table:style-name="ce194" table:formula="of:=COM.MICROSOFT.IFS([.D4]=[$БД.$A$38];[$Настройки.$B$18];[.D4]=[$БД.$A$39];[$Настройки.$B$20];[.D4]=[$БД.$A$40];1.1)/1000" office:value-type="float" office:value="2.7" calcext:value-type="float">
            <text:p>2,70 р/г</text:p>
          </table:table-cell>
          <table:table-cell table:style-name="ce53" table:formula="of:=[.I4]*[.J4]" office:value-type="currency" office:currency="RUB" office:value="189.819936" calcext:value-type="currency">
            <text:p>189,82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184" office:value-type="string" calcext:value-type="string">
            <text:p>V07-01-01-01-02</text:p>
          </table:table-cell>
          <table:table-cell table:style-name="ce184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5]=[$БД.$A$38];[$Настройки.$B$17];[.D5]=[$БД.$A$39];[$Настройки.$B$19];[.D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5.50908" calcext:value-type="float">
            <text:p>5,51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11.01816" calcext:value-type="float">
            <text:p>11,02 г</text:p>
          </table:table-cell>
          <table:table-cell table:style-name="ce194" table:formula="of:=COM.MICROSOFT.IFS([.D5]=[$БД.$A$38];[$Настройки.$B$18];[.D5]=[$БД.$A$39];[$Настройки.$B$20];[.D5]=[$БД.$A$40];1.1)/1000" office:value-type="float" office:value="2.7" calcext:value-type="float">
            <text:p>2,70 р/г</text:p>
          </table:table-cell>
          <table:table-cell table:style-name="ce53" table:formula="of:=[.I5]*[.J5]" office:value-type="currency" office:currency="RUB" office:value="29.749032" calcext:value-type="currency">
            <text:p>29,75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84" office:value-type="string" calcext:value-type="string">
            <text:p>V05-01-01-01-03</text:p>
          </table:table-cell>
          <table:table-cell table:style-name="ce184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6]=[$БД.$A$38];[$Настройки.$B$17];[.D6]=[$БД.$A$39];[$Настройки.$B$19];[.D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1.50768" calcext:value-type="float">
            <text:p>1,51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3.01536" calcext:value-type="float">
            <text:p>3,02 г</text:p>
          </table:table-cell>
          <table:table-cell table:style-name="ce194" table:formula="of:=COM.MICROSOFT.IFS([.D6]=[$БД.$A$38];[$Настройки.$B$18];[.D6]=[$БД.$A$39];[$Настройки.$B$20];[.D6]=[$БД.$A$40];1.1)/1000" office:value-type="float" office:value="2.7" calcext:value-type="float">
            <text:p>2,70 р/г</text:p>
          </table:table-cell>
          <table:table-cell table:style-name="ce53" table:formula="of:=[.I6]*[.J6]" office:value-type="currency" office:currency="RUB" office:value="8.141472" calcext:value-type="currency">
            <text:p>8,14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1-04</text:p>
          </table:table-cell>
          <table:table-cell table:style-name="ce184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7]=[$БД.$A$38];[$Настройки.$B$17];[.D7]=[$БД.$A$39];[$Настройки.$B$19];[.D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7]*[.H7]" office:value-type="float" office:value="2.72384" calcext:value-type="float">
            <text:p>2,72 г</text:p>
          </table:table-cell>
          <table:table-cell table:style-name="ce194" table:formula="of:=COM.MICROSOFT.IFS([.D7]=[$БД.$A$38];[$Настройки.$B$18];[.D7]=[$БД.$A$39];[$Настройки.$B$20];[.D7]=[$БД.$A$40];1.1)/1000" office:value-type="float" office:value="1.2" calcext:value-type="float">
            <text:p>1,20 р/г</text:p>
          </table:table-cell>
          <table:table-cell table:style-name="ce53" table:formula="of:=[.I7]*[.J7]" office:value-type="currency" office:currency="RUB" office:value="3.268608" calcext:value-type="currency">
            <text:p>3,27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1</text:p>
          </table:table-cell>
          <table:table-cell table:style-name="ce184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8]=[$БД.$A$38];[$Настройки.$B$17];[.D8]=[$БД.$A$39];[$Настройки.$B$19];[.D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31.46904" calcext:value-type="float">
            <text:p>31,47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194" table:formula="of:=COM.MICROSOFT.IFS([.D8]=[$БД.$A$38];[$Настройки.$B$18];[.D8]=[$БД.$A$39];[$Настройки.$B$20];[.D8]=[$БД.$A$40];1.1)/1000" office:value-type="float" office:value="2.7" calcext:value-type="float">
            <text:p>2,70 р/г</text:p>
          </table:table-cell>
          <table:table-cell table:style-name="ce53" table:formula="of:=[.I8]*[.J8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6-01-01-02-02</text:p>
          </table:table-cell>
          <table:table-cell table:style-name="ce184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9]=[$БД.$A$38];[$Настройки.$B$17];[.D9]=[$БД.$A$39];[$Настройки.$B$19];[.D9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6.6204" calcext:value-type="float">
            <text:p>6,62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194" table:formula="of:=COM.MICROSOFT.IFS([.D9]=[$БД.$A$38];[$Настройки.$B$18];[.D9]=[$БД.$A$39];[$Настройки.$B$20];[.D9]=[$БД.$A$40];1.1)/1000" office:value-type="float" office:value="2.7" calcext:value-type="float">
            <text:p>2,70 р/г</text:p>
          </table:table-cell>
          <table:table-cell table:style-name="ce53" table:formula="of:=[.I9]*[.J9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3</text:p>
          </table:table-cell>
          <table:table-cell table:style-name="ce184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0]=[$БД.$A$38];[$Настройки.$B$17];[.D10]=[$БД.$A$39];[$Настройки.$B$19];[.D10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0.51056" calcext:value-type="float">
            <text:p>10,51 г</text:p>
          </table:table-cell>
          <table:table-cell table:style-name="ce319" table:formula="of:=[.H8]*[$'Покупные изделия'.E18]" office:value-type="float" office:value="0" calcext:value-type="float">
            <text:p>0</text:p>
          </table:table-cell>
          <table:table-cell table:style-name="ce267" table:formula="of:=[.G10]*[.H10]" office:value-type="float" office:value="0" calcext:value-type="float">
            <text:p>0,00 г</text:p>
          </table:table-cell>
          <table:table-cell table:style-name="ce194" table:formula="of:=COM.MICROSOFT.IFS([.D10]=[$БД.$A$38];[$Настройки.$B$18];[.D10]=[$БД.$A$39];[$Настройки.$B$20];[.D10]=[$БД.$A$40];1.1)/1000" office:value-type="float" office:value="2.7" calcext:value-type="float">
            <text:p>2,70 р/г</text:p>
          </table:table-cell>
          <table:table-cell table:style-name="ce53" table:formula="of:=[.I10]*[.J10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4</text:p>
          </table:table-cell>
          <table:table-cell table:style-name="ce184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11]=[$БД.$A$38];[$Настройки.$B$17];[.D11]=[$БД.$A$39];[$Настройки.$B$19];[.D1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5.46048" calcext:value-type="float">
            <text:p>5,46 г</text:p>
          </table:table-cell>
          <table:table-cell table:style-name="ce194" table:formula="of:=COM.MICROSOFT.IFS([.D11]=[$БД.$A$38];[$Настройки.$B$18];[.D11]=[$БД.$A$39];[$Настройки.$B$20];[.D11]=[$БД.$A$40];1.1)/1000" office:value-type="float" office:value="1.2" calcext:value-type="float">
            <text:p>1,20 р/г</text:p>
          </table:table-cell>
          <table:table-cell table:style-name="ce53" table:formula="of:=[.I11]*[.J11]" office:value-type="currency" office:currency="RUB" office:value="6.552576" calcext:value-type="currency">
            <text:p>6,55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5</text:p>
          </table:table-cell>
          <table:table-cell table:style-name="ce184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2]=[$БД.$A$38];[$Настройки.$B$17];[.D12]=[$БД.$A$39];[$Настройки.$B$19];[.D1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1.2536" calcext:value-type="float">
            <text:p>11,25 г</text:p>
          </table:table-cell>
          <table:table-cell table:style-name="ce323" table:formula="of:=[.H8]*[$'Покупные изделия'.E19]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194" table:formula="of:=COM.MICROSOFT.IFS([.D12]=[$БД.$A$38];[$Настройки.$B$18];[.D12]=[$БД.$A$39];[$Настройки.$B$20];[.D12]=[$БД.$A$40];1.1)/1000" office:value-type="float" office:value="2.7" calcext:value-type="float">
            <text:p>2,70 р/г</text:p>
          </table:table-cell>
          <table:table-cell table:style-name="ce53" table:formula="of:=[.I12]*[.J12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1</text:p>
          </table:table-cell>
          <table:table-cell table:style-name="ce184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3]=[$БД.$A$38];[$Настройки.$B$17];[.D13]=[$БД.$A$39];[$Настройки.$B$19];[.D13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20.4714" calcext:value-type="float">
            <text:p>20,47 г</text:p>
          </table:table-cell>
          <table:table-cell table:style-name="ce323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194" table:formula="of:=COM.MICROSOFT.IFS([.D13]=[$БД.$A$38];[$Настройки.$B$18];[.D13]=[$БД.$A$39];[$Настройки.$B$20];[.D13]=[$БД.$A$40];1.1)/1000" office:value-type="float" office:value="2.7" calcext:value-type="float">
            <text:p>2,70 р/г</text:p>
          </table:table-cell>
          <table:table-cell table:style-name="ce53" table:formula="of:=[.I13]*[.J13]" office:value-type="currency" office:currency="RUB" office:value="0" calcext:value-type="currency">
            <text:p>0,00 ₽</text:p>
          </table:table-cell>
          <table: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2(L)</text:p>
          </table:table-cell>
          <table:table-cell table:style-name="ce184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4]=[$БД.$A$38];[$Настройки.$B$17];[.D14]=[$БД.$A$39];[$Настройки.$B$19];[.D1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5134" calcext:value-type="float">
            <text:p>5,51 г</text:p>
          </table:table-cell>
          <table:table-cell table:style-name="ce323" table:formula="of:=IF(AND([$Настройки.B4]=[$БД.A6];[$'Покупные изделия'.E19]=0);1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194" table:formula="of:=COM.MICROSOFT.IFS([.D14]=[$БД.$A$38];[$Настройки.$B$18];[.D14]=[$БД.$A$39];[$Настройки.$B$20];[.D14]=[$БД.$A$40];1.1)/1000" office:value-type="float" office:value="2.7" calcext:value-type="float">
            <text:p>2,70 р/г</text:p>
          </table:table-cell>
          <table:table-cell table:style-name="ce53" table:formula="of:=[.I14]*[.J14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2(R)</text:p>
          </table:table-cell>
          <table:table-cell table:style-name="ce184" office:value-type="string" calcext:value-type="string">
            <text:p>Matrix 5015 V6 fan duct</text:p>
          </table:table-cell>
          <table:table-cell table:style-name="ce254" table:formula="of:=[.C14]" office:value-type="float" office:value="5105" calcext:value-type="float">
            <text:p>5 10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5]=[$БД.$A$38];[$Настройки.$B$17];[.D15]=[$БД.$A$39];[$Настройки.$B$19];[.D1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5.5134" calcext:value-type="float">
            <text:p>5,51 г</text:p>
          </table:table-cell>
          <table:table-cell table:style-name="ce319" table:formula="of:=IF([.H14]&gt;0;[.H13]-[.H14]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194" table:formula="of:=COM.MICROSOFT.IFS([.D15]=[$БД.$A$38];[$Настройки.$B$18];[.D15]=[$БД.$A$39];[$Настройки.$B$20];[.D15]=[$БД.$A$40];1.1)/1000" office:value-type="float" office:value="2.7" calcext:value-type="float">
            <text:p>2,70 р/г</text:p>
          </table:table-cell>
          <table:table-cell table:style-name="ce53" table:formula="of:=[.I15]*[.J15]" office:value-type="currency" office:currency="RUB" office:value="0" calcext:value-type="currency">
            <text:p>0,00 ₽</text:p>
          </table:table-cell>
          <table:covered-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3(L)</text:p>
          </table:table-cell>
          <table:table-cell table:style-name="ce184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6]=[$БД.$A$38];[$Настройки.$B$17];[.D16]=[$БД.$A$39];[$Настройки.$B$19];[.D1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7.15608" calcext:value-type="float">
            <text:p>7,16 г</text:p>
          </table:table-cell>
          <table:table-cell table:style-name="ce323" table:formula="of:=IF(AND([.H13]&gt;0;[$'Покупные изделия'.E19]&gt;0);1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194" table:formula="of:=COM.MICROSOFT.IFS([.D16]=[$БД.$A$38];[$Настройки.$B$18];[.D16]=[$БД.$A$39];[$Настройки.$B$20];[.D16]=[$БД.$A$40];1.1)/1000" office:value-type="float" office:value="2.7" calcext:value-type="float">
            <text:p>2,70 р/г</text:p>
          </table:table-cell>
          <table:table-cell table:style-name="ce53" table:formula="of:=[.I16]*[.J16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3(R)</text:p>
          </table:table-cell>
          <table:table-cell table:style-name="ce184" office:value-type="string" calcext:value-type="string">
            <text:p>Matrix 5015 volcano front fan duct</text:p>
          </table:table-cell>
          <table:table-cell table:style-name="ce254" table:formula="of:=[.C16]" office:value-type="float" office:value="6626" calcext:value-type="float">
            <text:p>6 626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7]=[$БД.$A$38];[$Настройки.$B$17];[.D17]=[$БД.$A$39];[$Настройки.$B$19];[.D17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7.15608" calcext:value-type="float">
            <text:p>7,16 г</text:p>
          </table:table-cell>
          <table:table-cell table:style-name="ce323" table:formula="of:=IF(AND([.H13]&gt;0;[.H16]&gt;0);[.H13]-[.H16];0)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194" table:formula="of:=COM.MICROSOFT.IFS([.D17]=[$БД.$A$38];[$Настройки.$B$18];[.D17]=[$БД.$A$39];[$Настройки.$B$20];[.D17]=[$БД.$A$40];1.1)/1000" office:value-type="float" office:value="2.7" calcext:value-type="float">
            <text:p>2,70 р/г</text:p>
          </table:table-cell>
          <table:table-cell table:style-name="ce53" table:formula="of:=[.I17]*[.J17]" office:value-type="currency" office:currency="RUB" office:value="0" calcext:value-type="currency">
            <text:p>0,00 ₽</text:p>
          </table:table-cell>
          <table:covered-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4(L)</text:p>
          </table:table-cell>
          <table:table-cell table:style-name="ce184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8]=[$БД.$A$38];[$Настройки.$B$17];[.D18]=[$БД.$A$39];[$Настройки.$B$19];[.D1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8208" calcext:value-type="float">
            <text:p>2,78 г</text:p>
          </table:table-cell>
          <table:table-cell table:style-name="ce323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8];[$Настройки.$B$18];[.D18]=[$БД.$A$39];[$Настройки.$B$20];[.D18]=[$БД.$A$40];1.1)/1000" office:value-type="float" office:value="2.7" calcext:value-type="float">
            <text:p>2,70 р/г</text:p>
          </table:table-cell>
          <table:table-cell table:style-name="ce53" table:formula="of:=[.I18]*[.J18]" office:value-type="currency" office:currency="RUB" office:value="0" calcext:value-type="currency">
            <text:p>0,00 ₽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2 не готово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1-03-04(R)</text:p>
          </table:table-cell>
          <table:table-cell table:style-name="ce184" office:value-type="string" calcext:value-type="string">
            <text:p>Matrix 5015 volcano back fan duct</text:p>
          </table:table-cell>
          <table:table-cell table:style-name="ce254" table:formula="of:=[.C18]" office:value-type="float" office:value="2576" calcext:value-type="float">
            <text:p>2 576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19]=[$БД.$A$38];[$Настройки.$B$17];[.D19]=[$БД.$A$39];[$Настройки.$B$19];[.D19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.78208" calcext:value-type="float">
            <text:p>2,78 г</text:p>
          </table:table-cell>
          <table:table-cell table:style-name="ce323" table:formula="of:=[.H17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194" table:formula="of:=COM.MICROSOFT.IFS([.D19]=[$БД.$A$38];[$Настройки.$B$18];[.D19]=[$БД.$A$39];[$Настройки.$B$20];[.D19]=[$БД.$A$40];1.1)/1000" office:value-type="float" office:value="2.7" calcext:value-type="float">
            <text:p>2,70 р/г</text:p>
          </table:table-cell>
          <table:table-cell table:style-name="ce53" table:formula="of:=[.I19]*[.J19]" office:value-type="currency" office:currency="RUB" office:value="0" calcext:value-type="currency">
            <text:p>0,00 ₽</text:p>
          </table:table-cell>
          <table:covered-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3-05</text:p>
          </table:table-cell>
          <table:table-cell table:style-name="ce184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0]=[$БД.$A$38];[$Настройки.$B$17];[.D20]=[$БД.$A$39];[$Настройки.$B$19];[.D20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.9062" calcext:value-type="float">
            <text:p>1,91 г</text:p>
          </table:table-cell>
          <table:table-cell table:style-name="ce323" table:formula="of:=[.H18]+[.H19]" office:value-type="float" office:value="0" calcext:value-type="float">
            <text:p>0</text:p>
          </table:table-cell>
          <table:table-cell table:style-name="ce267" table:formula="of:=[.G20]*[.H20]" office:value-type="float" office:value="0" calcext:value-type="float">
            <text:p>0,00 г</text:p>
          </table:table-cell>
          <table:table-cell table:style-name="ce194" table:formula="of:=COM.MICROSOFT.IFS([.D20]=[$БД.$A$38];[$Настройки.$B$18];[.D20]=[$БД.$A$39];[$Настройки.$B$20];[.D20]=[$БД.$A$40];1.1)/1000" office:value-type="float" office:value="2.7" calcext:value-type="float">
            <text:p>2,70 р/г</text:p>
          </table:table-cell>
          <table:table-cell table:style-name="ce53" table:formula="of:=[.I20]*[.J20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1</text:p>
          </table:table-cell>
          <table:table-cell table:style-name="ce184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1]=[$БД.$A$38];[$Настройки.$B$17];[.D21]=[$БД.$A$39];[$Настройки.$B$19];[.D21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1]*[.H21]" office:value-type="float" office:value="36.25344" calcext:value-type="float">
            <text:p>36,25 г</text:p>
          </table:table-cell>
          <table:table-cell table:style-name="ce194" table:formula="of:=COM.MICROSOFT.IFS([.D21]=[$БД.$A$38];[$Настройки.$B$18];[.D21]=[$БД.$A$39];[$Настройки.$B$20];[.D21]=[$БД.$A$40];1.1)/1000" office:value-type="float" office:value="2.7" calcext:value-type="float">
            <text:p>2,70 р/г</text:p>
          </table:table-cell>
          <table:table-cell table:style-name="ce53" table:formula="of:=[.I21]*[.J21]" office:value-type="currency" office:currency="RUB" office:value="97.884288" calcext:value-type="currency">
            <text:p>97,88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2</text:p>
          </table:table-cell>
          <table:table-cell table:style-name="ce184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2]=[$БД.$A$38];[$Настройки.$B$17];[.D22]=[$БД.$A$39];[$Настройки.$B$19];[.D2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17.19792" calcext:value-type="float">
            <text:p>17,20 г</text:p>
          </table:table-cell>
          <table:table-cell table:style-name="ce323" table:formula="of:=IF([.H21]=1;1;0)" office:value-type="float" office:value="0" calcext:value-type="float">
            <text:p>0</text:p>
          </table:table-cell>
          <table:table-cell table:style-name="ce267" table:formula="of:=[.G22]*[.H22]" office:value-type="float" office:value="0" calcext:value-type="float">
            <text:p>0,00 г</text:p>
          </table:table-cell>
          <table:table-cell table:style-name="ce194" table:formula="of:=COM.MICROSOFT.IFS([.D22]=[$БД.$A$38];[$Настройки.$B$18];[.D22]=[$БД.$A$39];[$Настройки.$B$20];[.D22]=[$БД.$A$40];1.1)/1000" office:value-type="float" office:value="2.7" calcext:value-type="float">
            <text:p>2,70 р/г</text:p>
          </table:table-cell>
          <table:table-cell table:style-name="ce53" table:formula="of:=[.I22]*[.J22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3</text:p>
          </table:table-cell>
          <table:table-cell table:style-name="ce184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3]=[$БД.$A$38];[$Настройки.$B$17];[.D23]=[$БД.$A$39];[$Настройки.$B$19];[.D23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5.62788" calcext:value-type="float">
            <text:p>5,63 г</text:p>
          </table:table-cell>
          <table:table-cell table:style-name="ce323" table:formula="of:=IF([$'Покупные изделия'.E19]&gt;0;1;0)*[.H21]" office:value-type="float" office:value="2" calcext:value-type="float">
            <text:p>2</text:p>
          </table:table-cell>
          <table:table-cell table:style-name="ce267" table:formula="of:=[.G23]*[.H23]" office:value-type="float" office:value="11.25576" calcext:value-type="float">
            <text:p>11,26 г</text:p>
          </table:table-cell>
          <table:table-cell table:style-name="ce194" table:formula="of:=COM.MICROSOFT.IFS([.D23]=[$БД.$A$38];[$Настройки.$B$18];[.D23]=[$БД.$A$39];[$Настройки.$B$20];[.D23]=[$БД.$A$40];1.1)/1000" office:value-type="float" office:value="2.7" calcext:value-type="float">
            <text:p>2,70 р/г</text:p>
          </table:table-cell>
          <table:table-cell table:style-name="ce53" table:formula="of:=[.I23]*[.J23]" office:value-type="currency" office:currency="RUB" office:value="30.390552" calcext:value-type="currency">
            <text:p>30,39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4</text:p>
          </table:table-cell>
          <table:table-cell table:style-name="ce184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4]=[$БД.$A$38];[$Настройки.$B$17];[.D24]=[$БД.$A$39];[$Настройки.$B$19];[.D24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7.06212" calcext:value-type="float">
            <text:p>7,06 г</text:p>
          </table:table-cell>
          <table:table-cell table:style-name="ce323" table:formula="of:=[.H23]" office:value-type="float" office:value="2" calcext:value-type="float">
            <text:p>2</text:p>
          </table:table-cell>
          <table:table-cell table:style-name="ce267" table:formula="of:=[.G24]*[.H24]" office:value-type="float" office:value="14.12424" calcext:value-type="float">
            <text:p>14,12 г</text:p>
          </table:table-cell>
          <table:table-cell table:style-name="ce194" table:formula="of:=COM.MICROSOFT.IFS([.D24]=[$БД.$A$38];[$Настройки.$B$18];[.D24]=[$БД.$A$39];[$Настройки.$B$20];[.D24]=[$БД.$A$40];1.1)/1000" office:value-type="float" office:value="2.7" calcext:value-type="float">
            <text:p>2,70 р/г</text:p>
          </table:table-cell>
          <table:table-cell table:style-name="ce53" table:formula="of:=[.I24]*[.J24]" office:value-type="currency" office:currency="RUB" office:value="38.135448" calcext:value-type="currency">
            <text:p>38,14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5</text:p>
          </table:table-cell>
          <table:table-cell table:style-name="ce184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5]=[$БД.$A$38];[$Настройки.$B$17];[.D25]=[$БД.$A$39];[$Настройки.$B$19];[.D25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5.13864" calcext:value-type="float">
            <text:p>5,14 г</text:p>
          </table:table-cell>
          <table:table-cell table:style-name="ce323" table:formula="of:=IF([$'Покупные изделия'.E18]&gt;0;1;0)*[.H21]" office:value-type="float" office:value="0" calcext:value-type="float">
            <text:p>0</text:p>
          </table:table-cell>
          <table:table-cell table:style-name="ce267" table:formula="of:=[.G25]*[.H25]" office:value-type="float" office:value="0" calcext:value-type="float">
            <text:p>0,00 г</text:p>
          </table:table-cell>
          <table:table-cell table:style-name="ce194" table:formula="of:=COM.MICROSOFT.IFS([.D25]=[$БД.$A$38];[$Настройки.$B$18];[.D25]=[$БД.$A$39];[$Настройки.$B$20];[.D25]=[$БД.$A$40];1.1)/1000" office:value-type="float" office:value="2.7" calcext:value-type="float">
            <text:p>2,70 р/г</text:p>
          </table:table-cell>
          <table:table-cell table:style-name="ce53" table:formula="of:=[.I25]*[.J25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6</text:p>
          </table:table-cell>
          <table:table-cell table:style-name="ce184" office:value-type="string" calcext:value-type="string">
            <text:p>Lite print head case for CR-10 heatsink</text:p>
          </table:table-cell>
          <table:table-cell table:style-name="ce260" office:value-type="float" office:value="16859" calcext:value-type="float">
            <text:p>16 859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6]=[$БД.$A$38];[$Настройки.$B$17];[.D26]=[$БД.$A$39];[$Настройки.$B$19];[.D2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8.20772" calcext:value-type="float">
            <text:p>18,21 г</text:p>
          </table:table-cell>
          <table:table-cell table:style-name="ce323" table:formula="of:=IF([.H21]=2;2;0)" office:value-type="float" office:value="2" calcext:value-type="float">
            <text:p>2</text:p>
          </table:table-cell>
          <table:table-cell table:style-name="ce267" table:formula="of:=[.G26]*[.H26]" office:value-type="float" office:value="36.41544" calcext:value-type="float">
            <text:p>36,42 г</text:p>
          </table:table-cell>
          <table:table-cell table:style-name="ce194" table:formula="of:=COM.MICROSOFT.IFS([.D26]=[$БД.$A$38];[$Настройки.$B$18];[.D26]=[$БД.$A$39];[$Настройки.$B$20];[.D26]=[$БД.$A$40];1.1)/1000" office:value-type="float" office:value="2.7" calcext:value-type="float">
            <text:p>2,70 р/г</text:p>
          </table:table-cell>
          <table:table-cell table:style-name="ce53" table:formula="of:=[.I26]*[.J26]" office:value-type="currency" office:currency="RUB" office:value="98.321688" calcext:value-type="currency">
            <text:p>98,32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1</text:p>
          </table:table-cell>
          <table:table-cell table:style-name="ce184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7]=[$БД.$A$38];[$Настройки.$B$17];[.D27]=[$БД.$A$39];[$Настройки.$B$19];[.D27]=[$БД.$A$40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7]*[.E27]*[.F2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7]*[.H27]" office:value-type="float" office:value="82.50498" calcext:value-type="float">
            <text:p>82,50 г</text:p>
          </table:table-cell>
          <table:table-cell table:style-name="ce194" table:formula="of:=COM.MICROSOFT.IFS([.D27]=[$БД.$A$38];[$Настройки.$B$18];[.D27]=[$БД.$A$39];[$Настройки.$B$20];[.D27]=[$БД.$A$40];1.1)/1000" office:value-type="float" office:value="2.7" calcext:value-type="float">
            <text:p>2,70 р/г</text:p>
          </table:table-cell>
          <table:table-cell table:style-name="ce53" table:formula="of:=[.I27]*[.J27]" office:value-type="currency" office:currency="RUB" office:value="222.763446" calcext:value-type="currency">
            <text:p>222,76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2</text:p>
          </table:table-cell>
          <table:table-cell table:style-name="ce184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28]=[$БД.$A$38];[$Настройки.$B$17];[.D28]=[$БД.$A$39];[$Настройки.$B$19];[.D2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28]*[.H28]" office:value-type="float" office:value="0" calcext:value-type="float">
            <text:p>0,00 г</text:p>
          </table:table-cell>
          <table:table-cell table:style-name="ce194" table:formula="of:=COM.MICROSOFT.IFS([.D28]=[$БД.$A$38];[$Настройки.$B$18];[.D28]=[$БД.$A$39];[$Настройки.$B$20];[.D28]=[$БД.$A$40];1.1)/1000" office:value-type="float" office:value="2.7" calcext:value-type="float">
            <text:p>2,70 р/г</text:p>
          </table:table-cell>
          <table:table-cell table:style-name="ce53" table:formula="of:=[.I28]*[.J28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3-01</text:p>
          </table:table-cell>
          <table:table-cell table:style-name="ce184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29]=[$БД.$A$38];[$Настройки.$B$17];[.D29]=[$БД.$A$39];[$Настройки.$B$19];[.D29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9]*[.E29]*[.F29]/1000" office:value-type="float" office:value="21.58656" calcext:value-type="float">
            <text:p>21,5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3.17312" calcext:value-type="float">
            <text:p>43,17 г</text:p>
          </table:table-cell>
          <table:table-cell table:style-name="ce194" table:formula="of:=COM.MICROSOFT.IFS([.D29]=[$БД.$A$38];[$Настройки.$B$18];[.D29]=[$БД.$A$39];[$Настройки.$B$20];[.D29]=[$БД.$A$40];1.1)/1000" office:value-type="float" office:value="1.2" calcext:value-type="float">
            <text:p>1,20 р/г</text:p>
          </table:table-cell>
          <table:table-cell table:style-name="ce53" table:formula="of:=[.I29]*[.J29]" office:value-type="currency" office:currency="RUB" office:value="51.807744" calcext:value-type="currency">
            <text:p>51,81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2</text:p>
          </table:table-cell>
          <table:table-cell table:style-name="ce184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30]=[$БД.$A$38];[$Настройки.$B$17];[.D30]=[$БД.$A$39];[$Настройки.$B$19];[.D30]=[$БД.$A$40];1.1)" office:value-type="float" office:value="1.08" calcext:value-type="float">
            <text:p>1,0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81.0783" calcext:value-type="float">
            <text:p>81,08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81.0783" calcext:value-type="float">
            <text:p>81,08 г</text:p>
          </table:table-cell>
          <table:table-cell table:style-name="ce194" table:formula="of:=COM.MICROSOFT.IFS([.D30]=[$БД.$A$38];[$Настройки.$B$18];[.D30]=[$БД.$A$39];[$Настройки.$B$20];[.D30]=[$БД.$A$40];1.1)/1000" office:value-type="float" office:value="2.7" calcext:value-type="float">
            <text:p>2,70 р/г</text:p>
          </table:table-cell>
          <table:table-cell table:style-name="ce53" table:formula="of:=[.I30]*[.J30]" office:value-type="currency" office:currency="RUB" office:value="218.91141" calcext:value-type="currency">
            <text:p>218,91 ₽</text:p>
          </table:table-cell>
          <table: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3</text:p>
          </table:table-cell>
          <table:table-cell table:style-name="ce184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31]=[$БД.$A$38];[$Настройки.$B$17];[.D31]=[$БД.$A$39];[$Настройки.$B$19];[.D31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1.7226" calcext:value-type="float">
            <text:p>1,72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1]*[.H31]" office:value-type="float" office:value="1.7226" calcext:value-type="float">
            <text:p>1,72 г</text:p>
          </table:table-cell>
          <table:table-cell table:style-name="ce194" table:formula="of:=COM.MICROSOFT.IFS([.D31]=[$БД.$A$38];[$Настройки.$B$18];[.D31]=[$БД.$A$39];[$Настройки.$B$20];[.D31]=[$БД.$A$40];1.1)/1000" office:value-type="float" office:value="2.7" calcext:value-type="float">
            <text:p>2,70 р/г</text:p>
          </table:table-cell>
          <table:table-cell table:style-name="ce53" table:formula="of:=[.I31]*[.J31]" office:value-type="currency" office:currency="RUB" office:value="4.65102" calcext:value-type="currency">
            <text:p>4,65 ₽</text:p>
          </table:table-cell>
          <table: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3-04</text:p>
          </table:table-cell>
          <table:table-cell table:style-name="ce184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32]=[$БД.$A$38];[$Настройки.$B$17];[.D32]=[$БД.$A$39];[$Настройки.$B$19];[.D32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7.39584" calcext:value-type="float">
            <text:p>7,4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2]*[.H32]" office:value-type="float" office:value="7.39584" calcext:value-type="float">
            <text:p>7,40 г</text:p>
          </table:table-cell>
          <table:table-cell table:style-name="ce194" table:formula="of:=COM.MICROSOFT.IFS([.D32]=[$БД.$A$38];[$Настройки.$B$18];[.D32]=[$БД.$A$39];[$Настройки.$B$20];[.D32]=[$БД.$A$40];1.1)/1000" office:value-type="float" office:value="2.7" calcext:value-type="float">
            <text:p>2,70 р/г</text:p>
          </table:table-cell>
          <table:table-cell table:style-name="ce53" table:formula="of:=[.I32]*[.J32]" office:value-type="currency" office:currency="RUB" office:value="19.968768" calcext:value-type="currency">
            <text:p>19,97 ₽</text:p>
          </table:table-cell>
          <table: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4-01</text:p>
          </table:table-cell>
          <table:table-cell table:style-name="ce184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3]=[$БД.$A$38];[$Настройки.$B$17];[.D33]=[$БД.$A$39];[$Настройки.$B$19];[.D33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3]*[.E33]*[.F33]/1000" office:value-type="float" office:value="58.576" calcext:value-type="float">
            <text:p>58,58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3]*[.H33]" office:value-type="float" office:value="58.576" calcext:value-type="float">
            <text:p>58,58 г</text:p>
          </table:table-cell>
          <table:table-cell table:style-name="ce194" table:formula="of:=COM.MICROSOFT.IFS([.D33]=[$БД.$A$38];[$Настройки.$B$18];[.D33]=[$БД.$A$39];[$Настройки.$B$20];[.D33]=[$БД.$A$40];1.1)/1000" office:value-type="float" office:value="1.2" calcext:value-type="float">
            <text:p>1,20 р/г</text:p>
          </table:table-cell>
          <table:table-cell table:style-name="ce53" table:formula="of:=[.I33]*[.J33]" office:value-type="currency" office:currency="RUB" office:value="70.2912" calcext:value-type="currency">
            <text:p>70,29 ₽</text:p>
          </table:table-cell>
          <table:table-cell table:style-name="ce237"/>
          <table:table-cell table:number-columns-repeated="1011"/>
        </table:table-row>
        <table:table-row table:style-name="ro6">
          <table:table-cell table:style-name="ce288" office:value-type="string" calcext:value-type="string">
            <text:p>V05-01-04-02-01</text:p>
          </table:table-cell>
          <table:table-cell table:style-name="ce184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4]=[$БД.$A$38];[$Настройки.$B$17];[.D34]=[$БД.$A$39];[$Настройки.$B$19];[.D34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9.5808" calcext:value-type="float">
            <text:p>9,5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4]*[.H34]" office:value-type="float" office:value="19.1616" calcext:value-type="float">
            <text:p>19,16 г</text:p>
          </table:table-cell>
          <table:table-cell table:style-name="ce194" table:formula="of:=COM.MICROSOFT.IFS([.D34]=[$БД.$A$38];[$Настройки.$B$18];[.D34]=[$БД.$A$39];[$Настройки.$B$20];[.D34]=[$БД.$A$40];1.1)/1000" office:value-type="float" office:value="1.2" calcext:value-type="float">
            <text:p>1,20 р/г</text:p>
          </table:table-cell>
          <table:table-cell table:style-name="ce53" table:formula="of:=[.I34]*[.J34]" office:value-type="currency" office:currency="RUB" office:value="22.99392" calcext:value-type="currency">
            <text:p>22,99 ₽</text:p>
          </table:table-cell>
          <table: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1-04-02-02</text:p>
          </table:table-cell>
          <table:table-cell table:style-name="ce184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5]=[$БД.$A$38];[$Настройки.$B$17];[.D35]=[$БД.$A$39];[$Настройки.$B$19];[.D35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4.21248" calcext:value-type="float">
            <text:p>4,21 г</text:p>
          </table:table-cell>
          <table:table-cell table:style-name="ce323" table:formula="of:=[.H34]+[.H37]" office:value-type="float" office:value="4" calcext:value-type="float">
            <text:p>4</text:p>
          </table:table-cell>
          <table:table-cell table:style-name="ce267" table:formula="of:=[.G35]*[.H35]" office:value-type="float" office:value="16.84992" calcext:value-type="float">
            <text:p>16,85 г</text:p>
          </table:table-cell>
          <table:table-cell table:style-name="ce194" table:formula="of:=COM.MICROSOFT.IFS([.D35]=[$БД.$A$38];[$Настройки.$B$18];[.D35]=[$БД.$A$39];[$Настройки.$B$20];[.D35]=[$БД.$A$40];1.1)/1000" office:value-type="float" office:value="1.2" calcext:value-type="float">
            <text:p>1,20 р/г</text:p>
          </table:table-cell>
          <table:table-cell table:style-name="ce53" table:formula="of:=[.I35]*[.J35]" office:value-type="currency" office:currency="RUB" office:value="20.219904" calcext:value-type="currency">
            <text:p>20,22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2-03</text:p>
          </table:table-cell>
          <table:table-cell table:style-name="ce184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6]=[$БД.$A$38];[$Настройки.$B$17];[.D36]=[$БД.$A$39];[$Настройки.$B$19];[.D36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0.75264" calcext:value-type="float">
            <text:p>0,75 г</text:p>
          </table:table-cell>
          <table:table-cell table:style-name="ce323" table:formula="of:=[.H35]" office:value-type="float" office:value="4" calcext:value-type="float">
            <text:p>4</text:p>
          </table:table-cell>
          <table:table-cell table:style-name="ce267" table:formula="of:=[.G36]*[.H36]" office:value-type="float" office:value="3.01056" calcext:value-type="float">
            <text:p>3,01 г</text:p>
          </table:table-cell>
          <table:table-cell table:style-name="ce194" table:formula="of:=COM.MICROSOFT.IFS([.D36]=[$БД.$A$38];[$Настройки.$B$18];[.D36]=[$БД.$A$39];[$Настройки.$B$20];[.D36]=[$БД.$A$40];1.1)/1000" office:value-type="float" office:value="1.2" calcext:value-type="float">
            <text:p>1,20 р/г</text:p>
          </table:table-cell>
          <table:table-cell table:style-name="ce53" table:formula="of:=[.I36]*[.J36]" office:value-type="currency" office:currency="RUB" office:value="3.612672" calcext:value-type="currency">
            <text:p>3,61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3-01</text:p>
          </table:table-cell>
          <table:table-cell table:style-name="ce184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7]=[$БД.$A$38];[$Настройки.$B$17];[.D37]=[$БД.$A$39];[$Настройки.$B$19];[.D3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0.73792" calcext:value-type="float">
            <text:p>10,7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7]*[.H37]" office:value-type="float" office:value="21.47584" calcext:value-type="float">
            <text:p>21,48 г</text:p>
          </table:table-cell>
          <table:table-cell table:style-name="ce194" table:formula="of:=COM.MICROSOFT.IFS([.D37]=[$БД.$A$38];[$Настройки.$B$18];[.D37]=[$БД.$A$39];[$Настройки.$B$20];[.D37]=[$БД.$A$40];1.1)/1000" office:value-type="float" office:value="1.2" calcext:value-type="float">
            <text:p>1,20 р/г</text:p>
          </table:table-cell>
          <table:table-cell table:style-name="ce53" table:formula="of:=[.I37]*[.J37]" office:value-type="currency" office:currency="RUB" office:value="25.771008" calcext:value-type="currency">
            <text:p>25,77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3-03</text:p>
          </table:table-cell>
          <table:table-cell table:style-name="ce184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8]=[$БД.$A$38];[$Настройки.$B$17];[.D38]=[$БД.$A$39];[$Настройки.$B$19];[.D3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2.0416" calcext:value-type="float">
            <text:p>2,04 г</text:p>
          </table:table-cell>
          <table:table-cell table:style-name="ce323" table:formula="of:=[.H37]" office:value-type="float" office:value="2" calcext:value-type="float">
            <text:p>2</text:p>
          </table:table-cell>
          <table:table-cell table:style-name="ce267" table:formula="of:=[.G38]*[.H38]" office:value-type="float" office:value="4.0832" calcext:value-type="float">
            <text:p>4,08 г</text:p>
          </table:table-cell>
          <table:table-cell table:style-name="ce194" table:formula="of:=COM.MICROSOFT.IFS([.D38]=[$БД.$A$38];[$Настройки.$B$18];[.D38]=[$БД.$A$39];[$Настройки.$B$20];[.D38]=[$БД.$A$40];1.1)/1000" office:value-type="float" office:value="1.2" calcext:value-type="float">
            <text:p>1,20 р/г</text:p>
          </table:table-cell>
          <table:table-cell table:style-name="ce53" table:formula="of:=[.I38]*[.J38]" office:value-type="currency" office:currency="RUB" office:value="4.89984" calcext:value-type="currency">
            <text:p>4,9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5-01</text:p>
          </table:table-cell>
          <table:table-cell table:style-name="ce184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39]=[$БД.$A$38];[$Настройки.$B$17];[.D39]=[$БД.$A$39];[$Настройки.$B$19];[.D39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9]*[.E39]*[.F39]/1000" office:value-type="float" office:value="57.70304" calcext:value-type="float">
            <text:p>57,7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9]*[.H39]" office:value-type="float" office:value="57.70304" calcext:value-type="float">
            <text:p>57,70 г</text:p>
          </table:table-cell>
          <table:table-cell table:style-name="ce194" table:formula="of:=COM.MICROSOFT.IFS([.D39]=[$БД.$A$38];[$Настройки.$B$18];[.D39]=[$БД.$A$39];[$Настройки.$B$20];[.D39]=[$БД.$A$40];1.1)/1000" office:value-type="float" office:value="1.2" calcext:value-type="float">
            <text:p>1,20 р/г</text:p>
          </table:table-cell>
          <table:table-cell table:style-name="ce53" table:formula="of:=[.I39]*[.J39]" office:value-type="currency" office:currency="RUB" office:value="69.243648" calcext:value-type="currency">
            <text:p>69,24 ₽</text:p>
          </table:table-cell>
          <table: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6-01</text:p>
          </table:table-cell>
          <table:table-cell table:style-name="ce184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40]=[$БД.$A$38];[$Настройки.$B$17];[.D40]=[$БД.$A$39];[$Настройки.$B$19];[.D4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40]*[.H40]" office:value-type="float" office:value="9.26208" calcext:value-type="float">
            <text:p>9,26 г</text:p>
          </table:table-cell>
          <table:table-cell table:style-name="ce194" table:formula="of:=COM.MICROSOFT.IFS([.D40]=[$БД.$A$38];[$Настройки.$B$18];[.D40]=[$БД.$A$39];[$Настройки.$B$20];[.D40]=[$БД.$A$40];1.1)/1000" office:value-type="float" office:value="1.2" calcext:value-type="float">
            <text:p>1,20 р/г</text:p>
          </table:table-cell>
          <table:table-cell table:style-name="ce53" table:formula="of:=[.I40]*[.J40]" office:value-type="currency" office:currency="RUB" office:value="11.114496" calcext:value-type="currency">
            <text:p>11,11 ₽</text:p>
          </table:table-cell>
          <table:table-cell table:style-name="ce23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7-01-07-01</text:p>
          </table:table-cell>
          <table:table-cell table:style-name="ce184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41]=[$БД.$A$38];[$Настройки.$B$17];[.D41]=[$БД.$A$39];[$Настройки.$B$19];[.D4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3.13216" calcext:value-type="float">
            <text:p>3,1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1]*[.H41]" office:value-type="float" office:value="6.26432" calcext:value-type="float">
            <text:p>6,26 г</text:p>
          </table:table-cell>
          <table:table-cell table:style-name="ce194" table:formula="of:=COM.MICROSOFT.IFS([.D41]=[$БД.$A$38];[$Настройки.$B$18];[.D41]=[$БД.$A$39];[$Настройки.$B$20];[.D41]=[$БД.$A$40];1.1)/1000" office:value-type="float" office:value="1.2" calcext:value-type="float">
            <text:p>1,20 р/г</text:p>
          </table:table-cell>
          <table:table-cell table:style-name="ce53" table:formula="of:=[.I41]*[.J41]" office:value-type="currency" office:currency="RUB" office:value="7.517184" calcext:value-type="currency">
            <text:p>7,52 ₽</text:p>
          </table:table-cell>
          <table:table-cell table:style-name="ce23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01" table:content-validation-name="val14"/>
          <table:covered-table-cell table:style-name="ce275"/>
          <table:covered-table-cell table:style-name="ce201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2-01</text:p>
          </table:table-cell>
          <table:table-cell table:style-name="ce184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199" table:content-validation-name="val14" office:value-type="string" calcext:value-type="string">
            <text:p>Эластомер</text:p>
          </table:table-cell>
          <table:table-cell table:style-name="ce265" table:formula="of:=COM.MICROSOFT.IFS([.D43]=[$БД.$A$38];[$Настройки.$B$17];[.D43]=[$БД.$A$39];[$Настройки.$B$19];[.D43]=[$БД.$A$40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43]*[.H43]" office:value-type="float" office:value="9.3808" calcext:value-type="float">
            <text:p>9,38 г</text:p>
          </table:table-cell>
          <table:table-cell table:style-name="ce194" table:formula="of:=COM.MICROSOFT.IFS([.D43]=[$БД.$A$38];[$Настройки.$B$18];[.D43]=[$БД.$A$39];[$Настройки.$B$20];[.D43]=[$БД.$A$40];1.1)/1000" office:value-type="float" office:value="0.0011" calcext:value-type="float">
            <text:p>0,00 р/г</text:p>
          </table:table-cell>
          <table:table-cell table:style-name="ce53" table:formula="of:=[.I43]*[.J43]" office:value-type="currency" office:currency="RUB" office:value="0.01031888" calcext:value-type="currency">
            <text:p>0,01 ₽</text:p>
          </table:table-cell>
          <table:table-cell table:style-name="ce237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184"/>
          <table:covered-table-cell table:style-name="ce260"/>
          <table:covered-table-cell table:style-name="ce199" table:content-validation-name="val14"/>
          <table:covered-table-cell table:style-name="ce265"/>
          <table:covered-table-cell table:style-name="ce19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53"/>
          <table:covered-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1-01</text:p>
          </table:table-cell>
          <table:table-cell table:style-name="ce184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45]=[$БД.$A$38];[$Настройки.$B$17];[.D45]=[$БД.$A$39];[$Настройки.$B$19];[.D45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5]*[.E45]*[.F45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45]*[.H45]" office:value-type="float" office:value="190.0992" calcext:value-type="float">
            <text:p>190,10 г</text:p>
          </table:table-cell>
          <table:table-cell table:style-name="ce194" table:formula="of:=COM.MICROSOFT.IFS([.D45]=[$БД.$A$38];[$Настройки.$B$18];[.D45]=[$БД.$A$39];[$Настройки.$B$20];[.D45]=[$БД.$A$40];1.1)/1000" office:value-type="float" office:value="1.2" calcext:value-type="float">
            <text:p>1,20 р/г</text:p>
          </table:table-cell>
          <table:table-cell table:style-name="ce53" table:formula="of:=[.I45]*[.J45]" office:value-type="currency" office:currency="RUB" office:value="228.11904" calcext:value-type="currency">
            <text:p>228,12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2-01</text:p>
          </table:table-cell>
          <table:table-cell table:style-name="ce184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46]=[$БД.$A$38];[$Настройки.$B$17];[.D46]=[$БД.$A$39];[$Настройки.$B$19];[.D46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4.31512" calcext:value-type="float">
            <text:p>24,32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46]*[.H46]" office:value-type="float" office:value="48.63024" calcext:value-type="float">
            <text:p>48,63 г</text:p>
          </table:table-cell>
          <table:table-cell table:style-name="ce194" table:formula="of:=COM.MICROSOFT.IFS([.D46]=[$БД.$A$38];[$Настройки.$B$18];[.D46]=[$БД.$A$39];[$Настройки.$B$20];[.D46]=[$БД.$A$40];1.1)/1000" office:value-type="float" office:value="2.7" calcext:value-type="float">
            <text:p>2,70 р/г</text:p>
          </table:table-cell>
          <table:table-cell table:style-name="ce53" table:formula="of:=[.I46]*[.J46]" office:value-type="currency" office:currency="RUB" office:value="131.301648" calcext:value-type="currency">
            <text:p>131,3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1</text:p>
          </table:table-cell>
          <table:table-cell table:style-name="ce184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47]=[$БД.$A$38];[$Настройки.$B$17];[.D47]=[$БД.$A$39];[$Настройки.$B$19];[.D4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47]*[.H47]" office:value-type="float" office:value="91.07712" calcext:value-type="float">
            <text:p>91,08 г</text:p>
          </table:table-cell>
          <table:table-cell table:style-name="ce194" table:formula="of:=COM.MICROSOFT.IFS([.D47]=[$БД.$A$38];[$Настройки.$B$18];[.D47]=[$БД.$A$39];[$Настройки.$B$20];[.D47]=[$БД.$A$40];1.1)/1000" office:value-type="float" office:value="1.2" calcext:value-type="float">
            <text:p>1,20 р/г</text:p>
          </table:table-cell>
          <table:table-cell table:style-name="ce53" table:formula="of:=[.I47]*[.J47]" office:value-type="currency" office:currency="RUB" office:value="109.292544" calcext:value-type="currency">
            <text:p>109,29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2</text:p>
          </table:table-cell>
          <table:table-cell table:style-name="ce184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199" table:content-validation-name="val14" office:value-type="string" calcext:value-type="string">
            <text:p>Продвинутый</text:p>
          </table:table-cell>
          <table:table-cell table:style-name="ce265" table:formula="of:=COM.MICROSOFT.IFS([.D48]=[$БД.$A$38];[$Настройки.$B$17];[.D48]=[$БД.$A$39];[$Настройки.$B$19];[.D48]=[$БД.$A$40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48]*[.H48]" office:value-type="float" office:value="75.08376" calcext:value-type="float">
            <text:p>75,08 г</text:p>
          </table:table-cell>
          <table:table-cell table:style-name="ce194" table:formula="of:=COM.MICROSOFT.IFS([.D48]=[$БД.$A$38];[$Настройки.$B$18];[.D48]=[$БД.$A$39];[$Настройки.$B$20];[.D48]=[$БД.$A$40];1.1)/1000" office:value-type="float" office:value="2.7" calcext:value-type="float">
            <text:p>2,70 р/г</text:p>
          </table:table-cell>
          <table:table-cell table:style-name="ce53" table:formula="of:=[.I48]*[.J48]" office:value-type="currency" office:currency="RUB" office:value="202.726152" calcext:value-type="currency">
            <text:p>202,73 ₽</text:p>
          </table:table-cell>
          <table:table-cell table:style-name="ce23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3</text:p>
          </table:table-cell>
          <table:table-cell table:style-name="ce184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49]=[$БД.$A$38];[$Настройки.$B$17];[.D49]=[$БД.$A$39];[$Настройки.$B$19];[.D4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0.28608" calcext:value-type="float">
            <text:p>10,29 г</text:p>
          </table:table-cell>
          <table:table-cell table:style-name="ce323" table:formula="of:=[.H48]" office:value-type="float" office:value="6" calcext:value-type="float">
            <text:p>6</text:p>
          </table:table-cell>
          <table:table-cell table:style-name="ce267" table:formula="of:=[.G49]*[.H49]" office:value-type="float" office:value="61.71648" calcext:value-type="float">
            <text:p>61,72 г</text:p>
          </table:table-cell>
          <table:table-cell table:style-name="ce194" table:formula="of:=COM.MICROSOFT.IFS([.D49]=[$БД.$A$38];[$Настройки.$B$18];[.D49]=[$БД.$A$39];[$Настройки.$B$20];[.D49]=[$БД.$A$40];1.1)/1000" office:value-type="float" office:value="1.2" calcext:value-type="float">
            <text:p>1,20 р/г</text:p>
          </table:table-cell>
          <table:table-cell table:style-name="ce53" table:formula="of:=[.I49]*[.J49]" office:value-type="currency" office:currency="RUB" office:value="74.059776" calcext:value-type="currency">
            <text:p>74,06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6-03-03-01-04</text:p>
          </table:table-cell>
          <table:table-cell table:style-name="ce184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0]=[$БД.$A$38];[$Настройки.$B$17];[.D50]=[$БД.$A$39];[$Настройки.$B$19];[.D5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50]*[.H50]" office:value-type="float" office:value="0" calcext:value-type="float">
            <text:p>0,00 г</text:p>
          </table:table-cell>
          <table:table-cell table:style-name="ce194" table:formula="of:=COM.MICROSOFT.IFS([.D50]=[$БД.$A$38];[$Настройки.$B$18];[.D50]=[$БД.$A$39];[$Настройки.$B$20];[.D50]=[$БД.$A$40];1.1)/1000" office:value-type="float" office:value="1.2" calcext:value-type="float">
            <text:p>1,20 р/г</text:p>
          </table:table-cell>
          <table:table-cell table:style-name="ce53" table:formula="of:=[.I50]*[.J50]" office:value-type="currency" office:currency="RUB" office:value="0" calcext:value-type="currency">
            <text:p>0,0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5-01</text:p>
          </table:table-cell>
          <table:table-cell table:style-name="ce184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1]=[$БД.$A$38];[$Настройки.$B$17];[.D51]=[$БД.$A$39];[$Настройки.$B$19];[.D5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1]*[.H51]" office:value-type="float" office:value="22.96064" calcext:value-type="float">
            <text:p>22,96 г</text:p>
          </table:table-cell>
          <table:table-cell table:style-name="ce194" table:formula="of:=COM.MICROSOFT.IFS([.D51]=[$БД.$A$38];[$Настройки.$B$18];[.D51]=[$БД.$A$39];[$Настройки.$B$20];[.D51]=[$БД.$A$40];1.1)/1000" office:value-type="float" office:value="1.2" calcext:value-type="float">
            <text:p>1,20 р/г</text:p>
          </table:table-cell>
          <table:table-cell table:style-name="ce53" table:formula="of:=[.I51]*[.J51]" office:value-type="currency" office:currency="RUB" office:value="27.552768" calcext:value-type="currency">
            <text:p>27,55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6</text:p>
          </table:table-cell>
          <table:table-cell table:style-name="ce184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2]=[$БД.$A$38];[$Настройки.$B$17];[.D52]=[$БД.$A$39];[$Настройки.$B$19];[.D52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2]*[.H52]" office:value-type="float" office:value="1.664" calcext:value-type="float">
            <text:p>1,66 г</text:p>
          </table:table-cell>
          <table:table-cell table:style-name="ce194" table:formula="of:=COM.MICROSOFT.IFS([.D52]=[$БД.$A$38];[$Настройки.$B$18];[.D52]=[$БД.$A$39];[$Настройки.$B$20];[.D52]=[$БД.$A$40];1.1)/1000" office:value-type="float" office:value="1.2" calcext:value-type="float">
            <text:p>1,20 р/г</text:p>
          </table:table-cell>
          <table:table-cell table:style-name="ce53" table:formula="of:=[.I52]*[.J52]" office:value-type="currency" office:currency="RUB" office:value="1.9968" calcext:value-type="currency">
            <text:p>2,0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184"/>
          <table:covered-table-cell table:style-name="ce260"/>
          <table:covered-table-cell table:style-name="ce199" table:content-validation-name="val14"/>
          <table:covered-table-cell table:style-name="ce265"/>
          <table:covered-table-cell table:style-name="ce19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53"/>
          <table:covered-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1</text:p>
          </table:table-cell>
          <table:table-cell table:style-name="ce184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4]=[$БД.$A$38];[$Настройки.$B$17];[.D54]=[$БД.$A$39];[$Настройки.$B$19];[.D54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4]*[.H54]" office:value-type="float" office:value="8.73216" calcext:value-type="float">
            <text:p>8,73 г</text:p>
          </table:table-cell>
          <table:table-cell table:style-name="ce194" table:formula="of:=COM.MICROSOFT.IFS([.D54]=[$БД.$A$38];[$Настройки.$B$18];[.D54]=[$БД.$A$39];[$Настройки.$B$20];[.D54]=[$БД.$A$40];1.1)/1000" office:value-type="float" office:value="1.2" calcext:value-type="float">
            <text:p>1,20 р/г</text:p>
          </table:table-cell>
          <table:table-cell table:style-name="ce53" table:formula="of:=[.I54]*[.J54]" office:value-type="currency" office:currency="RUB" office:value="10.478592" calcext:value-type="currency">
            <text:p>10,48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2</text:p>
          </table:table-cell>
          <table:table-cell table:style-name="ce184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5]=[$БД.$A$38];[$Настройки.$B$17];[.D55]=[$БД.$A$39];[$Настройки.$B$19];[.D55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5]*[.H55]" office:value-type="float" office:value="16.7808" calcext:value-type="float">
            <text:p>16,78 г</text:p>
          </table:table-cell>
          <table:table-cell table:style-name="ce194" table:formula="of:=COM.MICROSOFT.IFS([.D55]=[$БД.$A$38];[$Настройки.$B$18];[.D55]=[$БД.$A$39];[$Настройки.$B$20];[.D55]=[$БД.$A$40];1.1)/1000" office:value-type="float" office:value="1.2" calcext:value-type="float">
            <text:p>1,20 р/г</text:p>
          </table:table-cell>
          <table:table-cell table:style-name="ce53" table:formula="of:=[.I55]*[.J55]" office:value-type="currency" office:currency="RUB" office:value="20.13696" calcext:value-type="currency">
            <text:p>20,14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3</text:p>
          </table:table-cell>
          <table:table-cell table:style-name="ce184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6]=[$БД.$A$38];[$Настройки.$B$17];[.D56]=[$БД.$A$39];[$Настройки.$B$19];[.D56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6]*[.H56]" office:value-type="float" office:value="7.40864" calcext:value-type="float">
            <text:p>7,41 г</text:p>
          </table:table-cell>
          <table:table-cell table:style-name="ce194" table:formula="of:=COM.MICROSOFT.IFS([.D56]=[$БД.$A$38];[$Настройки.$B$18];[.D56]=[$БД.$A$39];[$Настройки.$B$20];[.D56]=[$БД.$A$40];1.1)/1000" office:value-type="float" office:value="1.2" calcext:value-type="float">
            <text:p>1,20 р/г</text:p>
          </table:table-cell>
          <table:table-cell table:style-name="ce53" table:formula="of:=[.I56]*[.J56]" office:value-type="currency" office:currency="RUB" office:value="8.890368" calcext:value-type="currency">
            <text:p>8,89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8(A)</text:p>
          </table:table-cell>
          <table:table-cell table:style-name="ce184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7]=[$БД.$A$38];[$Настройки.$B$17];[.D57]=[$БД.$A$39];[$Настройки.$B$19];[.D5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57]*[.H57]" office:value-type="float" office:value="85.8752" calcext:value-type="float">
            <text:p>85,88 г</text:p>
          </table:table-cell>
          <table:table-cell table:style-name="ce194" table:formula="of:=COM.MICROSOFT.IFS([.D57]=[$БД.$A$38];[$Настройки.$B$18];[.D57]=[$БД.$A$39];[$Настройки.$B$20];[.D57]=[$БД.$A$40];1.1)/1000" office:value-type="float" office:value="1.2" calcext:value-type="float">
            <text:p>1,20 р/г</text:p>
          </table:table-cell>
          <table:table-cell table:style-name="ce53" table:formula="of:=[.I57]*[.J57]" office:value-type="currency" office:currency="RUB" office:value="103.05024" calcext:value-type="currency">
            <text:p>103,05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4-08(B)</text:p>
          </table:table-cell>
          <table:table-cell table:style-name="ce184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8]=[$БД.$A$38];[$Настройки.$B$17];[.D58]=[$БД.$A$39];[$Настройки.$B$19];[.D5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58]*[.H58]" office:value-type="float" office:value="19.54048" calcext:value-type="float">
            <text:p>19,54 г</text:p>
          </table:table-cell>
          <table:table-cell table:style-name="ce194" table:formula="of:=COM.MICROSOFT.IFS([.D58]=[$БД.$A$38];[$Настройки.$B$18];[.D58]=[$БД.$A$39];[$Настройки.$B$20];[.D58]=[$БД.$A$40];1.1)/1000" office:value-type="float" office:value="1.2" calcext:value-type="float">
            <text:p>1,20 р/г</text:p>
          </table:table-cell>
          <table:table-cell table:style-name="ce53" table:formula="of:=[.I58]*[.J58]" office:value-type="currency" office:currency="RUB" office:value="23.448576" calcext:value-type="currency">
            <text:p>23,45 ₽</text:p>
          </table:table-cell>
          <table: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0-01</text:p>
          </table:table-cell>
          <table:table-cell table:style-name="ce184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59]=[$БД.$A$38];[$Настройки.$B$17];[.D59]=[$БД.$A$39];[$Настройки.$B$19];[.D5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9]*[.H59]" office:value-type="float" office:value="10.17088" calcext:value-type="float">
            <text:p>10,17 г</text:p>
          </table:table-cell>
          <table:table-cell table:style-name="ce194" table:formula="of:=COM.MICROSOFT.IFS([.D59]=[$БД.$A$38];[$Настройки.$B$18];[.D59]=[$БД.$A$39];[$Настройки.$B$20];[.D59]=[$БД.$A$40];1.1)/1000" office:value-type="float" office:value="1.2" calcext:value-type="float">
            <text:p>1,20 р/г</text:p>
          </table:table-cell>
          <table:table-cell table:style-name="ce53" table:formula="of:=[.I59]*[.J59]" office:value-type="currency" office:currency="RUB" office:value="12.205056" calcext:value-type="currency">
            <text:p>12,21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1</text:p>
          </table:table-cell>
          <table:table-cell table:style-name="ce184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0]=[$БД.$A$38];[$Настройки.$B$17];[.D60]=[$БД.$A$39];[$Настройки.$B$19];[.D6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60]*[.H60]" office:value-type="float" office:value="24.46848" calcext:value-type="float">
            <text:p>24,47 г</text:p>
          </table:table-cell>
          <table:table-cell table:style-name="ce194" table:formula="of:=COM.MICROSOFT.IFS([.D60]=[$БД.$A$38];[$Настройки.$B$18];[.D60]=[$БД.$A$39];[$Настройки.$B$20];[.D60]=[$БД.$A$40];1.1)/1000" office:value-type="float" office:value="1.2" calcext:value-type="float">
            <text:p>1,20 р/г</text:p>
          </table:table-cell>
          <table:table-cell table:style-name="ce53" table:formula="of:=[.I60]*[.J60]" office:value-type="currency" office:currency="RUB" office:value="29.362176" calcext:value-type="currency">
            <text:p>29,36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2</text:p>
          </table:table-cell>
          <table:table-cell table:style-name="ce184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1]=[$БД.$A$38];[$Настройки.$B$17];[.D61]=[$БД.$A$39];[$Настройки.$B$19];[.D61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8.97408" calcext:value-type="float">
            <text:p>8,97 г</text:p>
          </table:table-cell>
          <table:table-cell table:style-name="ce323" table:formula="of:=[.H60]" office:value-type="float" office:value="2" calcext:value-type="float">
            <text:p>2</text:p>
          </table:table-cell>
          <table:table-cell table:style-name="ce267" table:formula="of:=[.G61]*[.H61]" office:value-type="float" office:value="17.94816" calcext:value-type="float">
            <text:p>17,95 г</text:p>
          </table:table-cell>
          <table:table-cell table:style-name="ce194" table:formula="of:=COM.MICROSOFT.IFS([.D61]=[$БД.$A$38];[$Настройки.$B$18];[.D61]=[$БД.$A$39];[$Настройки.$B$20];[.D61]=[$БД.$A$40];1.1)/1000" office:value-type="float" office:value="1.2" calcext:value-type="float">
            <text:p>1,20 р/г</text:p>
          </table:table-cell>
          <table:table-cell table:style-name="ce53" table:formula="of:=[.I61]*[.J61]" office:value-type="currency" office:currency="RUB" office:value="21.537792" calcext:value-type="currency">
            <text:p>21,54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184"/>
          <table:covered-table-cell table:style-name="ce260"/>
          <table:covered-table-cell table:style-name="ce199" table:content-validation-name="val14"/>
          <table:covered-table-cell table:style-name="ce265"/>
          <table:covered-table-cell table:style-name="ce199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53"/>
          <table:covered-table-cell table:style-name="ce237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1</text:p>
          </table:table-cell>
          <table:table-cell table:style-name="ce184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3]=[$БД.$A$38];[$Настройки.$B$17];[.D63]=[$БД.$A$39];[$Настройки.$B$19];[.D63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3]*[.E63]*[.F63]/1000" office:value-type="float" office:value="11.91296" calcext:value-type="float">
            <text:p>11,91 г</text:p>
          </table:table-cell>
          <table:table-cell table:style-name="ce323" table:formula="of:=[.H64]*2" office:value-type="float" office:value="8" calcext:value-type="float">
            <text:p>8</text:p>
          </table:table-cell>
          <table:table-cell table:style-name="ce267" table:formula="of:=[.G63]*[.H63]" office:value-type="float" office:value="95.30368" calcext:value-type="float">
            <text:p>95,30 г</text:p>
          </table:table-cell>
          <table:table-cell table:style-name="ce194" table:formula="of:=COM.MICROSOFT.IFS([.D63]=[$БД.$A$38];[$Настройки.$B$18];[.D63]=[$БД.$A$39];[$Настройки.$B$20];[.D63]=[$БД.$A$40];1.1)/1000" office:value-type="float" office:value="1.2" calcext:value-type="float">
            <text:p>1,20 р/г</text:p>
          </table:table-cell>
          <table:table-cell table:style-name="ce53" table:formula="of:=[.I63]*[.J63]" office:value-type="currency" office:currency="RUB" office:value="114.364416" calcext:value-type="currency">
            <text:p>114,36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2</text:p>
          </table:table-cell>
          <table:table-cell table:style-name="ce184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4]=[$БД.$A$38];[$Настройки.$B$17];[.D64]=[$БД.$A$39];[$Настройки.$B$19];[.D64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4]*[.E64]*[.F64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4]*[.H64]" office:value-type="float" office:value="207.9872" calcext:value-type="float">
            <text:p>207,99 г</text:p>
          </table:table-cell>
          <table:table-cell table:style-name="ce194" table:formula="of:=COM.MICROSOFT.IFS([.D64]=[$БД.$A$38];[$Настройки.$B$18];[.D64]=[$БД.$A$39];[$Настройки.$B$20];[.D64]=[$БД.$A$40];1.1)/1000" office:value-type="float" office:value="1.2" calcext:value-type="float">
            <text:p>1,20 р/г</text:p>
          </table:table-cell>
          <table:table-cell table:style-name="ce53" table:formula="of:=[.I64]*[.J64]" office:value-type="currency" office:currency="RUB" office:value="249.58464" calcext:value-type="currency">
            <text:p>249,58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2</text:p>
          </table:table-cell>
          <table:table-cell table:style-name="ce184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5]=[$БД.$A$38];[$Настройки.$B$17];[.D65]=[$БД.$A$39];[$Настройки.$B$19];[.D65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5]*[.E65]*[.F65]/1000" office:value-type="float" office:value="30.11424" calcext:value-type="float">
            <text:p>30,11 г</text:p>
          </table:table-cell>
          <table:table-cell table:style-name="ce323" table:formula="of:=[.H64]/2" office:value-type="float" office:value="2" calcext:value-type="float">
            <text:p>2</text:p>
          </table:table-cell>
          <table:table-cell table:style-name="ce267" table:formula="of:=[.G65]*[.H65]" office:value-type="float" office:value="60.22848" calcext:value-type="float">
            <text:p>60,23 г</text:p>
          </table:table-cell>
          <table:table-cell table:style-name="ce194" table:formula="of:=COM.MICROSOFT.IFS([.D65]=[$БД.$A$38];[$Настройки.$B$18];[.D65]=[$БД.$A$39];[$Настройки.$B$20];[.D65]=[$БД.$A$40];1.1)/1000" office:value-type="float" office:value="1.2" calcext:value-type="float">
            <text:p>1,20 р/г</text:p>
          </table:table-cell>
          <table:table-cell table:style-name="ce53" table:formula="of:=[.I65]*[.J65]" office:value-type="currency" office:currency="RUB" office:value="72.274176" calcext:value-type="currency">
            <text:p>72,27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3</text:p>
          </table:table-cell>
          <table:table-cell table:style-name="ce184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6]=[$БД.$A$38];[$Настройки.$B$17];[.D66]=[$БД.$A$39];[$Настройки.$B$19];[.D66]=[$БД.$A$40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6]*[.E66]*[.F66]/1000" office:value-type="float" office:value="30.16512" calcext:value-type="float">
            <text:p>30,17 г</text:p>
          </table:table-cell>
          <table:table-cell table:style-name="ce323" table:formula="of:=[.H65]" office:value-type="float" office:value="2" calcext:value-type="float">
            <text:p>2</text:p>
          </table:table-cell>
          <table:table-cell table:style-name="ce267" table:formula="of:=[.G66]*[.H66]" office:value-type="float" office:value="60.33024" calcext:value-type="float">
            <text:p>60,33 г</text:p>
          </table:table-cell>
          <table:table-cell table:style-name="ce194" table:formula="of:=COM.MICROSOFT.IFS([.D66]=[$БД.$A$38];[$Настройки.$B$18];[.D66]=[$БД.$A$39];[$Настройки.$B$20];[.D66]=[$БД.$A$40];1.1)/1000" office:value-type="float" office:value="1.2" calcext:value-type="float">
            <text:p>1,20 р/г</text:p>
          </table:table-cell>
          <table:table-cell table:style-name="ce53" table:formula="of:=[.I66]*[.J66]" office:value-type="currency" office:currency="RUB" office:value="72.396288" calcext:value-type="currency">
            <text:p>72,40 ₽</text:p>
          </table:table-cell>
          <table:table-cell table:style-name="ce23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1</text:p>
          </table:table-cell>
          <table:table-cell table:style-name="ce184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7]=[$БД.$A$38];[$Настройки.$B$17];[.D67]=[$БД.$A$39];[$Настройки.$B$19];[.D67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7]*[.H67]" office:value-type="float" office:value="38.12864" calcext:value-type="float">
            <text:p>38,13 г</text:p>
          </table:table-cell>
          <table:table-cell table:style-name="ce194" table:formula="of:=COM.MICROSOFT.IFS([.D67]=[$БД.$A$38];[$Настройки.$B$18];[.D67]=[$БД.$A$39];[$Настройки.$B$20];[.D67]=[$БД.$A$40];1.1)/1000" office:value-type="float" office:value="1.2" calcext:value-type="float">
            <text:p>1,20 р/г</text:p>
          </table:table-cell>
          <table:table-cell table:style-name="ce53" table:formula="of:=[.I67]*[.J67]" office:value-type="currency" office:currency="RUB" office:value="45.754368" calcext:value-type="currency">
            <text:p>45,75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5</text:p>
          </table:table-cell>
          <table:table-cell table:style-name="ce184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8]=[$БД.$A$38];[$Настройки.$B$17];[.D68]=[$БД.$A$39];[$Настройки.$B$19];[.D68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8]*[.E68]*[.F68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68]*[.H68]" office:value-type="float" office:value="18.10688" calcext:value-type="float">
            <text:p>18,11 г</text:p>
          </table:table-cell>
          <table:table-cell table:style-name="ce194" table:formula="of:=COM.MICROSOFT.IFS([.D68]=[$БД.$A$38];[$Настройки.$B$18];[.D68]=[$БД.$A$39];[$Настройки.$B$20];[.D68]=[$БД.$A$40];1.1)/1000" office:value-type="float" office:value="1.2" calcext:value-type="float">
            <text:p>1,20 р/г</text:p>
          </table:table-cell>
          <table:table-cell table:style-name="ce53" table:formula="of:=[.I68]*[.J68]" office:value-type="currency" office:currency="RUB" office:value="21.728256" calcext:value-type="currency">
            <text:p>21,73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6-01</text:p>
          </table:table-cell>
          <table:table-cell table:style-name="ce184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69]=[$БД.$A$38];[$Настройки.$B$17];[.D69]=[$БД.$A$39];[$Настройки.$B$19];[.D69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9]*[.E69]*[.F69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9]*[.H69]" office:value-type="float" office:value="12.77696" calcext:value-type="float">
            <text:p>12,78 г</text:p>
          </table:table-cell>
          <table:table-cell table:style-name="ce194" table:formula="of:=COM.MICROSOFT.IFS([.D69]=[$БД.$A$38];[$Настройки.$B$18];[.D69]=[$БД.$A$39];[$Настройки.$B$20];[.D69]=[$БД.$A$40];1.1)/1000" office:value-type="float" office:value="1.2" calcext:value-type="float">
            <text:p>1,20 р/г</text:p>
          </table:table-cell>
          <table:table-cell table:style-name="ce53" table:formula="of:=[.I69]*[.J69]" office:value-type="currency" office:currency="RUB" office:value="15.332352" calcext:value-type="currency">
            <text:p>15,33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70]=[$БД.$A$38];[$Настройки.$B$17];[.D70]=[$БД.$A$39];[$Настройки.$B$19];[.D70]=[$БД.$A$40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0]*[.E70]*[.F70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70]*[.H70]" office:value-type="float" office:value="12.74624" calcext:value-type="float">
            <text:p>12,75 г</text:p>
          </table:table-cell>
          <table:table-cell table:style-name="ce194" table:formula="of:=COM.MICROSOFT.IFS([.D70]=[$БД.$A$38];[$Настройки.$B$18];[.D70]=[$БД.$A$39];[$Настройки.$B$20];[.D70]=[$БД.$A$40];1.1)/1000" office:value-type="float" office:value="1.2" calcext:value-type="float">
            <text:p>1,20 р/г</text:p>
          </table:table-cell>
          <table:table-cell table:style-name="ce53" table:formula="of:=[.I70]*[.J70]" office:value-type="currency" office:currency="RUB" office:value="15.295488" calcext:value-type="currency">
            <text:p>15,30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199" table:content-validation-name="val14" office:value-type="string" calcext:value-type="string">
            <text:p>Простой</text:p>
          </table:table-cell>
          <table:table-cell table:style-name="ce265" table:formula="of:=COM.MICROSOFT.IFS([.D71]=[$БД.$A$38];[$Настройки.$B$17];[.D71]=[$БД.$A$39];[$Настройки.$B$19];[.D71]=[$БД.$A$40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71]*[.E71]*[.F71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71]*[.H71]" office:value-type="float" office:value="169.088" calcext:value-type="float">
            <text:p>169,09 г</text:p>
          </table:table-cell>
          <table:table-cell table:style-name="ce194" table:formula="of:=COM.MICROSOFT.IFS([.D71]=[$БД.$A$38];[$Настройки.$B$18];[.D71]=[$БД.$A$39];[$Настройки.$B$20];[.D71]=[$БД.$A$40];1.1)/1000" office:value-type="float" office:value="1.2" calcext:value-type="float">
            <text:p>1,20 р/г</text:p>
          </table:table-cell>
          <table:table-cell table:style-name="ce53" table:formula="of:=[.I71]*[.J71]" office:value-type="currency" office:currency="RUB" office:value="202.9056" calcext:value-type="currency">
            <text:p>202,91 ₽</text:p>
          </table:table-cell>
          <table:table-cell table:style-name="ce23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02"/>
          <table:covered-table-cell table:style-name="ce66"/>
          <table:covered-table-cell table:number-columns-repeated="2" table:style-name="ce14"/>
          <table:table-cell table:style-name="ce202"/>
          <table:table-cell table:style-name="ce17" table:formula="of:=SUM([.K4:.K71])" office:value-type="currency" office:currency="RUB" office:value="3069.83425088" calcext:value-type="currency">
            <text:p>3 069,83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49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30" table:default-cell-style-name="ce246"/>
        <table:table-column table:style-name="co31" table:default-cell-style-name="ce252"/>
        <table:table-column table:style-name="co32" table:default-cell-style-name="ce246"/>
        <table:table-column table:style-name="co21" table:default-cell-style-name="ce252"/>
        <table:table-column table:style-name="co33" table:default-cell-style-name="ce252"/>
        <table:table-column table:style-name="co34" table:default-cell-style-name="ce93"/>
        <table:table-column table:style-name="co35" table:default-cell-style-name="ce246"/>
        <table:table-column table:style-name="co36" table:default-cell-style-name="ce246"/>
        <table:table-column table:style-name="co37" table:default-cell-style-name="ce246"/>
        <table:table-column table:style-name="co8" table:number-columns-repeated="1015" table:default-cell-style-name="ce246"/>
        <table:table-row table:style-name="ro18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19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32" table:number-columns-repeated="6"/>
          <table:table-cell table:number-columns-repeated="1000"/>
        </table:table-row>
        <table:table-row table:style-name="ro20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53"/>
          <table:covered-table-cell table:number-columns-repeated="2" table:style-name="ce209"/>
          <table:covered-table-cell table:style-name="ce216" table:content-validation-name="val18"/>
          <table:covered-table-cell table:style-name="ce253" table:content-validation-name="val18"/>
          <table:covered-table-cell table:number-columns-repeated="2" table:style-name="ce253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Ввод питания 220в</text:p>
          </table:table-cell>
          <table:table-cell table:style-name="ce249" table:content-validation-name="val16" office:value-type="string" calcext:value-type="string">
            <text:p>Пайка</text:p>
          </table:table-cell>
          <table:table-cell table:style-name="ce245" table:content-validation-name="val5" office:value-type="string" calcext:value-type="string">
            <text:p>Блок питания 24в</text:p>
          </table:table-cell>
          <table:table-cell table:style-name="ce249" table:content-validation-name="val17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0];[$БД.$A$50];[.E4]&lt;[$БД.$C$49];[$БД.$A$49];[.E4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7];1;0)+IF([.D4]=[$БД.$A$57];1;0))*[.I4]*[.H4]" office:value-type="float" office:value="3" calcext:value-type="float">
            <text:p>3</text:p>
          </table:table-cell>
          <table:table-cell table:style-name="ce222" table:formula="of:=(IF([.B4]=[$БД.$A$58];1;0)+IF([.D4]=[$БД.$A$58];1;0))*[.H4]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64];1;0)+IF([.D4]=[$БД.$A$64];1;0))*[.I4]" office:value-type="float" office:value="0" calcext:value-type="float">
            <text:p>0</text:p>
          </table:table-cell>
          <table:table-cell table:style-name="ce207" table:formula="of:=(IF([.B4]=[$БД.$A$65];1;0)+IF([.D4]=[$БД.$A$65];1;0))*[.I4]" office:value-type="float" office:value="0" calcext:value-type="float">
            <text:p>0</text:p>
          </table:table-cell>
          <table:table-cell table:style-name="ce207" table:formula="of:=(IF([.B4]=[$БД.$A$61];1;0)+IF([.D4]=[$БД.$A$61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Ввод питания 220в</text:p>
          </table:table-cell>
          <table:table-cell table:style-name="ce249" table:content-validation-name="val16" office:value-type="string" calcext:value-type="string">
            <text:p>Пайка</text:p>
          </table:table-cell>
          <table:table-cell table:style-name="ce245" table:content-validation-name="val5" office:value-type="string" calcext:value-type="string">
            <text:p>Блок питания 5в</text:p>
          </table:table-cell>
          <table:table-cell table:style-name="ce249" table:content-validation-name="val17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0];[$БД.$A$50];[.E5]&lt;[$БД.$C$49];[$БД.$A$49];[.E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8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7];1;0)+IF([.D5]=[$БД.$A$57];1;0))*[.I5]*[.H5]" office:value-type="float" office:value="0" calcext:value-type="float">
            <text:p>0</text:p>
          </table:table-cell>
          <table:table-cell table:style-name="ce222" table:formula="of:=(IF([.B5]=[$БД.$A$58];1;0)+IF([.D5]=[$БД.$A$58];1;0))*[.H5]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64];1;0)+IF([.D5]=[$БД.$A$64];1;0))*[.I5]" office:value-type="float" office:value="0" calcext:value-type="float">
            <text:p>0</text:p>
          </table:table-cell>
          <table:table-cell table:style-name="ce207" table:formula="of:=(IF([.B5]=[$БД.$A$65];1;0)+IF([.D5]=[$БД.$A$65];1;0))*[.I5]" office:value-type="float" office:value="0" calcext:value-type="float">
            <text:p>0</text:p>
          </table:table-cell>
          <table:table-cell table:style-name="ce207" table:formula="of:=(IF([.B5]=[$БД.$A$61];1;0)+IF([.D5]=[$БД.$A$61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Блок питания 24в</text:p>
          </table:table-cell>
          <table:table-cell table:style-name="ce249" table:content-validation-name="val16" office:value-type="string" calcext:value-type="string">
            <text:p>Клемма</text:p>
          </table:table-cell>
          <table:table-cell table:style-name="ce245" table:content-validation-name="val5" office:value-type="string" calcext:value-type="string">
            <text:p>Материнская плата</text:p>
          </table:table-cell>
          <table:table-cell table:style-name="ce249" table:content-validation-name="val17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0];[$БД.$A$50];[.E6]&lt;[$БД.$C$49];[$БД.$A$49];[.E6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7];1;0)+IF([.D6]=[$БД.$A$57];1;0))*[.I6]*[.H6]" office:value-type="float" office:value="2" calcext:value-type="float">
            <text:p>2</text:p>
          </table:table-cell>
          <table:table-cell table:style-name="ce222" table:formula="of:=(IF([.B6]=[$БД.$A$58];1;0)+IF([.D6]=[$БД.$A$58];1;0))*[.H6]*[.I6]" office:value-type="float" office:value="2" calcext:value-type="float">
            <text:p>2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64];1;0)+IF([.D6]=[$БД.$A$64];1;0))*[.I6]" office:value-type="float" office:value="0" calcext:value-type="float">
            <text:p>0</text:p>
          </table:table-cell>
          <table:table-cell table:style-name="ce207" table:formula="of:=(IF([.B6]=[$БД.$A$65];1;0)+IF([.D6]=[$БД.$A$65];1;0))*[.I6]" office:value-type="float" office:value="0" calcext:value-type="float">
            <text:p>0</text:p>
          </table:table-cell>
          <table:table-cell table:style-name="ce207" table:formula="of:=(IF([.B6]=[$БД.$A$61];1;0)+IF([.D6]=[$БД.$A$61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Dupont 1pin</text:p>
          </table:table-cell>
          <table:table-cell table:style-name="ce245" table:content-validation-name="val5" office:value-type="string" calcext:value-type="string">
            <text:p>Управляющая плата</text:p>
          </table:table-cell>
          <table:table-cell table:style-name="ce249" table:content-validation-name="val17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0];[$БД.$A$50];[.E7]&lt;[$БД.$C$49];[$БД.$A$49];[.E7]&lt;[$БД.$C$48];[$БД.$A$48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8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7];1;0)+IF([.D7]=[$БД.$A$57];1;0))*[.I7]*[.H7]" office:value-type="float" office:value="0" calcext:value-type="float">
            <text:p>0</text:p>
          </table:table-cell>
          <table:table-cell table:style-name="ce222" table:formula="of:=(IF([.B7]=[$БД.$A$58];1;0)+IF([.D7]=[$БД.$A$58];1;0))*[.H7]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64];1;0)+IF([.D7]=[$БД.$A$64];1;0))*[.I7]" office:value-type="float" office:value="0" calcext:value-type="float">
            <text:p>0</text:p>
          </table:table-cell>
          <table:table-cell table:style-name="ce207" table:formula="of:=(IF([.B7]=[$БД.$A$65];1;0)+IF([.D7]=[$БД.$A$65];1;0))*[.I7]" office:value-type="float" office:value="0" calcext:value-type="float">
            <text:p>0</text:p>
          </table:table-cell>
          <table:table-cell table:style-name="ce207" table:formula="of:=(IF([.B7]=[$БД.$A$61];1;0)+IF([.D7]=[$БД.$A$61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Блок питания 5в</text:p>
          </table:table-cell>
          <table:table-cell table:style-name="ce249" table:content-validation-name="val16" office:value-type="string" calcext:value-type="string">
            <text:p>Клемма</text:p>
          </table:table-cell>
          <table:table-cell table:style-name="ce245" table:content-validation-name="val5" office:value-type="string" calcext:value-type="string">
            <text:p>Управляющая плата</text:p>
          </table:table-cell>
          <table:table-cell table:style-name="ce249" table:content-validation-name="val17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0];[$БД.$A$50];[.E8]&lt;[$БД.$C$49];[$БД.$A$49];[.E8]&lt;[$БД.$C$48];[$БД.$A$48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8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7];1;0)+IF([.D8]=[$БД.$A$57];1;0))*[.I8]*[.H8]" office:value-type="float" office:value="0" calcext:value-type="float">
            <text:p>0</text:p>
          </table:table-cell>
          <table:table-cell table:style-name="ce222" table:formula="of:=(IF([.B8]=[$БД.$A$58];1;0)+IF([.D8]=[$БД.$A$58];1;0))*[.H8]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64];1;0)+IF([.D8]=[$БД.$A$64];1;0))*[.I8]" office:value-type="float" office:value="0" calcext:value-type="float">
            <text:p>0</text:p>
          </table:table-cell>
          <table:table-cell table:style-name="ce207" table:formula="of:=(IF([.B8]=[$БД.$A$65];1;0)+IF([.D8]=[$БД.$A$65];1;0))*[.I8]" office:value-type="float" office:value="0" calcext:value-type="float">
            <text:p>0</text:p>
          </table:table-cell>
          <table:table-cell table:style-name="ce207" table:formula="of:=(IF([.B8]=[$БД.$A$61];1;0)+IF([.D8]=[$БД.$A$61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USB Type C</text:p>
          </table:table-cell>
          <table:table-cell table:style-name="ce245" table:content-validation-name="val5" office:value-type="string" calcext:value-type="string">
            <text:p>Управляющая плата</text:p>
          </table:table-cell>
          <table:table-cell table:style-name="ce249" table:content-validation-name="val17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7];1;0)+IF([.D9]=[$БД.$A$57];1;0))*[.I9]*[.H9]" office:value-type="float" office:value="0" calcext:value-type="float">
            <text:p>0</text:p>
          </table:table-cell>
          <table:table-cell table:style-name="ce222" table:formula="of:=(IF([.B9]=[$БД.$A$58];1;0)+IF([.D9]=[$БД.$A$58];1;0))*[.H9]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64];1;0)+IF([.D9]=[$БД.$A$64];1;0))*[.I9]" office:value-type="float" office:value="0" calcext:value-type="float">
            <text:p>0</text:p>
          </table:table-cell>
          <table:table-cell table:style-name="ce207" table:formula="of:=(IF([.B9]=[$БД.$A$65];1;0)+IF([.D9]=[$БД.$A$65];1;0))*[.I9]" office:value-type="float" office:value="0" calcext:value-type="float">
            <text:p>0</text:p>
          </table:table-cell>
          <table:table-cell table:style-name="ce207" table:formula="of:=(IF([.B9]=[$БД.$A$61];1;0)+IF([.D9]=[$БД.$A$61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2pin</text:p>
          </table:table-cell>
          <table:table-cell table:style-name="ce245" table:content-validation-name="val5" office:value-type="string" calcext:value-type="string">
            <text:p>Вентилятор блока электроники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0];[$БД.$A$50];[.E10]&lt;[$БД.$C$49];[$БД.$A$49];[.E10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7];1;0)+IF([.D10]=[$БД.$A$57];1;0))*[.I10]*[.H10]" office:value-type="float" office:value="0" calcext:value-type="float">
            <text:p>0</text:p>
          </table:table-cell>
          <table:table-cell table:style-name="ce222" table:formula="of:=(IF([.B10]=[$БД.$A$58];1;0)+IF([.D10]=[$БД.$A$58];1;0))*[.H10]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1" calcext:value-type="float">
            <text:p>1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64];1;0)+IF([.D10]=[$БД.$A$64];1;0))*[.I10]" office:value-type="float" office:value="0" calcext:value-type="float">
            <text:p>0</text:p>
          </table:table-cell>
          <table:table-cell table:style-name="ce207" table:formula="of:=(IF([.B10]=[$БД.$A$65];1;0)+IF([.D10]=[$БД.$A$65];1;0))*[.I10]" office:value-type="float" office:value="0" calcext:value-type="float">
            <text:p>0</text:p>
          </table:table-cell>
          <table:table-cell table:style-name="ce207" table:formula="of:=(IF([.B10]=[$БД.$A$61];1;0)+IF([.D10]=[$БД.$A$61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Ввод питания 220в</text:p>
          </table:table-cell>
          <table:table-cell table:style-name="ce249" table:content-validation-name="val16" office:value-type="string" calcext:value-type="string">
            <text:p>Пайка</text:p>
          </table:table-cell>
          <table:table-cell table:style-name="ce245" table:content-validation-name="val5" office:value-type="string" calcext:value-type="string">
            <text:p>Вход SSR стола</text:p>
          </table:table-cell>
          <table:table-cell table:style-name="ce249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0];[$БД.$A$50];[.E11]&lt;[$БД.$C$49];[$БД.$A$49];[.E11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7];1;0)+IF([.D11]=[$БД.$A$57];1;0))*[.I11]*[.H11]" office:value-type="float" office:value="1" calcext:value-type="float">
            <text:p>1</text:p>
          </table:table-cell>
          <table:table-cell table:style-name="ce222" table:formula="of:=(IF([.B11]=[$БД.$A$58];1;0)+IF([.D11]=[$БД.$A$58];1;0))*[.H11]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64];1;0)+IF([.D11]=[$БД.$A$64];1;0))*[.I11]" office:value-type="float" office:value="0" calcext:value-type="float">
            <text:p>0</text:p>
          </table:table-cell>
          <table:table-cell table:style-name="ce207" table:formula="of:=(IF([.B11]=[$БД.$A$65];1;0)+IF([.D11]=[$БД.$A$65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Наконечник</text:p>
          </table:table-cell>
          <table:table-cell table:style-name="ce245" table:content-validation-name="val5" office:value-type="string" calcext:value-type="string">
            <text:p>Управление SSR стола</text:p>
          </table:table-cell>
          <table:table-cell table:style-name="ce249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0];[$БД.$A$50];[.E12]&lt;[$БД.$C$49];[$БД.$A$49];[.E12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7];1;0)+IF([.D12]=[$БД.$A$57];1;0))*[.I12]*[.H12]" office:value-type="float" office:value="2" calcext:value-type="float">
            <text:p>2</text:p>
          </table:table-cell>
          <table:table-cell table:style-name="ce222" table:formula="of:=(IF([.B12]=[$БД.$A$58];1;0)+IF([.D12]=[$БД.$A$58];1;0))*[.H12]*[.I12]" office:value-type="float" office:value="2" calcext:value-type="float">
            <text:p>2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64];1;0)+IF([.D12]=[$БД.$A$64];1;0))*[.I12]" office:value-type="float" office:value="0" calcext:value-type="float">
            <text:p>0</text:p>
          </table:table-cell>
          <table:table-cell table:style-name="ce207" table:formula="of:=(IF([.B12]=[$БД.$A$65];1;0)+IF([.D12]=[$БД.$A$65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SSR стола</text:p>
          </table:table-cell>
          <table:table-cell table:style-name="ce249" table:content-validation-name="val16" office:value-type="string" calcext:value-type="string">
            <text:p>Клемма</text:p>
          </table:table-cell>
          <table:table-cell table:style-name="ce245" table:content-validation-name="val5" office:value-type="string" calcext:value-type="string">
            <text:p>Нагревательный стол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0];[$БД.$A$50];[.E13]&lt;[$БД.$C$49];[$БД.$A$49];[.E13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7];1;0)+IF([.D13]=[$БД.$A$57];1;0))*[.I13]*[.H13]" office:value-type="float" office:value="1" calcext:value-type="float">
            <text:p>1</text:p>
          </table:table-cell>
          <table:table-cell table:style-name="ce222" table:formula="of:=(IF([.B13]=[$БД.$A$58];1;0)+IF([.D13]=[$БД.$A$58];1;0))*[.H13]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64];1;0)+IF([.D13]=[$БД.$A$64];1;0))*[.I13]" office:value-type="float" office:value="0" calcext:value-type="float">
            <text:p>0</text:p>
          </table:table-cell>
          <table:table-cell table:style-name="ce207" table:formula="of:=(IF([.B13]=[$БД.$A$65];1;0)+IF([.D13]=[$БД.$A$65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Ввод питания 220в</text:p>
          </table:table-cell>
          <table:table-cell table:style-name="ce249" table:content-validation-name="val16" office:value-type="string" calcext:value-type="string">
            <text:p>Пайка</text:p>
          </table:table-cell>
          <table:table-cell table:style-name="ce245" table:content-validation-name="val5" office:value-type="string" calcext:value-type="string">
            <text:p>Нагревательный стол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0];[$БД.$A$50];[.E14]&lt;[$БД.$C$49];[$БД.$A$49];[.E14]&lt;[$БД.$C$48];[$БД.$A$48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7];1;0)+IF([.D14]=[$БД.$A$57];1;0))*[.I14]*[.H14]" office:value-type="float" office:value="0" calcext:value-type="float">
            <text:p>0</text:p>
          </table:table-cell>
          <table:table-cell table:style-name="ce222" table:formula="of:=(IF([.B14]=[$БД.$A$58];1;0)+IF([.D14]=[$БД.$A$58];1;0))*[.H14]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64];1;0)+IF([.D14]=[$БД.$A$64];1;0))*[.I14]" office:value-type="float" office:value="0" calcext:value-type="float">
            <text:p>0</text:p>
          </table:table-cell>
          <table:table-cell table:style-name="ce207" table:formula="of:=(IF([.B14]=[$БД.$A$65];1;0)+IF([.D14]=[$БД.$A$65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2pin</text:p>
          </table:table-cell>
          <table:table-cell table:style-name="ce245" table:content-validation-name="val5" office:value-type="string" calcext:value-type="string">
            <text:p>Термистор стола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0];[$БД.$A$50];[.E15]&lt;[$БД.$C$49];[$БД.$A$49];[.E1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7];1;0)+IF([.D15]=[$БД.$A$57];1;0))*[.I15]*[.H15]" office:value-type="float" office:value="0" calcext:value-type="float">
            <text:p>0</text:p>
          </table:table-cell>
          <table:table-cell table:style-name="ce222" table:formula="of:=(IF([.B15]=[$БД.$A$58];1;0)+IF([.D15]=[$БД.$A$58];1;0))*[.H15]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1" calcext:value-type="float">
            <text:p>1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64];1;0)+IF([.D15]=[$БД.$A$64];1;0))*[.I15]" office:value-type="float" office:value="0" calcext:value-type="float">
            <text:p>0</text:p>
          </table:table-cell>
          <table:table-cell table:style-name="ce207" table:formula="of:=(IF([.B15]=[$БД.$A$65];1;0)+IF([.D15]=[$БД.$A$65];1;0))*[.I15]" office:value-type="float" office:value="0" calcext:value-type="float">
            <text:p>0</text:p>
          </table:table-cell>
          <table:table-cell table:style-name="ce207" table:formula="of:=(IF([.B15]=[$БД.$A$61];1;0)+IF([.D15]=[$БД.$A$61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53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53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Наконечник</text:p>
          </table:table-cell>
          <table:table-cell table:style-name="ce245" table:content-validation-name="val5" office:value-type="string" calcext:value-type="string">
            <text:p>Нагреватель хотэнда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0];[$БД.$A$50];[.E17]&lt;[$БД.$C$49];[$БД.$A$49];[.E17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7];1;0)+IF([.D17]=[$БД.$A$57];1;0))*[.I17]*[.H17]" office:value-type="float" office:value="0" calcext:value-type="float">
            <text:p>0</text:p>
          </table:table-cell>
          <table:table-cell table:style-name="ce222" table:formula="of:=(IF([.B17]=[$БД.$A$58];1;0)+IF([.D17]=[$БД.$A$58];1;0))*[.H17]*[.I17]" office:value-type="float" office:value="4" calcext:value-type="float">
            <text:p>4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64];1;0)+IF([.D17]=[$БД.$A$64];1;0))*[.I17]" office:value-type="float" office:value="0" calcext:value-type="float">
            <text:p>0</text:p>
          </table:table-cell>
          <table:table-cell table:style-name="ce207" table:formula="of:=(IF([.B17]=[$БД.$A$65];1;0)+IF([.D17]=[$БД.$A$65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2pin</text:p>
          </table:table-cell>
          <table:table-cell table:style-name="ce245" table:content-validation-name="val5" office:value-type="string" calcext:value-type="string">
            <text:p>Термистор хотэнда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0];[$БД.$A$50];[.E18]&lt;[$БД.$C$49];[$БД.$A$49];[.E18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7];1;0)+IF([.D18]=[$БД.$A$57];1;0))*[.I18]*[.H18]" office:value-type="float" office:value="0" calcext:value-type="float">
            <text:p>0</text:p>
          </table:table-cell>
          <table:table-cell table:style-name="ce222" table:formula="of:=(IF([.B18]=[$БД.$A$58];1;0)+IF([.D18]=[$БД.$A$58];1;0))*[.H18]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2" calcext:value-type="float">
            <text:p>2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64];1;0)+IF([.D18]=[$БД.$A$64];1;0))*[.I18]" office:value-type="float" office:value="0" calcext:value-type="float">
            <text:p>0</text:p>
          </table:table-cell>
          <table:table-cell table:style-name="ce207" table:formula="of:=(IF([.B18]=[$БД.$A$65];1;0)+IF([.D18]=[$БД.$A$65];1;0))*[.I18]" office:value-type="float" office:value="0" calcext:value-type="float">
            <text:p>0</text:p>
          </table:table-cell>
          <table:table-cell table:style-name="ce207" table:formula="of:=(IF([.B18]=[$БД.$A$61];1;0)+IF([.D18]=[$БД.$A$61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2pin</text:p>
          </table:table-cell>
          <table:table-cell table:style-name="ce245" table:content-validation-name="val5" office:value-type="string" calcext:value-type="string">
            <text:p>Вентилятор обдува хотэнда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0];[$БД.$A$50];[.E19]&lt;[$БД.$C$49];[$БД.$A$49];[.E19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7];1;0)+IF([.D19]=[$БД.$A$57];1;0))*[.I19]*[.H19]" office:value-type="float" office:value="0" calcext:value-type="float">
            <text:p>0</text:p>
          </table:table-cell>
          <table:table-cell table:style-name="ce222" table:formula="of:=(IF([.B19]=[$БД.$A$58];1;0)+IF([.D19]=[$БД.$A$58];1;0))*[.H19]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2" calcext:value-type="float">
            <text:p>2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64];1;0)+IF([.D19]=[$БД.$A$64];1;0))*[.I19]" office:value-type="float" office:value="0" calcext:value-type="float">
            <text:p>0</text:p>
          </table:table-cell>
          <table:table-cell table:style-name="ce207" table:formula="of:=(IF([.B19]=[$БД.$A$65];1;0)+IF([.D19]=[$БД.$A$65];1;0))*[.I19]" office:value-type="float" office:value="0" calcext:value-type="float">
            <text:p>0</text:p>
          </table:table-cell>
          <table:table-cell table:style-name="ce207" table:formula="of:=(IF([.B19]=[$БД.$A$61];1;0)+IF([.D19]=[$БД.$A$61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2pin</text:p>
          </table:table-cell>
          <table:table-cell table:style-name="ce245" table:content-validation-name="val5" office:value-type="string" calcext:value-type="string">
            <text:p>Вентилятор обдува модели</text:p>
          </table:table-cell>
          <table:table-cell table:style-name="ce24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0];[$БД.$A$50];[.E20]&lt;[$БД.$C$49];[$БД.$A$49];[.E20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7];1;0)+IF([.D20]=[$БД.$A$57];1;0))*[.I20]*[.H20]" office:value-type="float" office:value="0" calcext:value-type="float">
            <text:p>0</text:p>
          </table:table-cell>
          <table:table-cell table:style-name="ce222" table:formula="of:=(IF([.B20]=[$БД.$A$58];1;0)+IF([.D20]=[$БД.$A$58];1;0))*[.H20]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2" calcext:value-type="float">
            <text:p>2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64];1;0)+IF([.D20]=[$БД.$A$64];1;0))*[.I20]" office:value-type="float" office:value="0" calcext:value-type="float">
            <text:p>0</text:p>
          </table:table-cell>
          <table:table-cell table:style-name="ce207" table:formula="of:=(IF([.B20]=[$БД.$A$65];1;0)+IF([.D20]=[$БД.$A$65];1;0))*[.I20]" office:value-type="float" office:value="0" calcext:value-type="float">
            <text:p>0</text:p>
          </table:table-cell>
          <table:table-cell table:style-name="ce207" table:formula="of:=(IF([.B20]=[$БД.$A$61];1;0)+IF([.D20]=[$БД.$A$61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4pin</text:p>
          </table:table-cell>
          <table:table-cell table:style-name="ce245" table:content-validation-name="val5" office:value-type="string" calcext:value-type="string">
            <text:p>Мотор экструдера</text:p>
          </table:table-cell>
          <table:table-cell table:style-name="ce24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0];[$БД.$A$50];[.E21]&lt;[$БД.$C$49];[$БД.$A$49];[.E21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7];1;0)+IF([.D21]=[$БД.$A$57];1;0))*[.I21]*[.H21]" office:value-type="float" office:value="0" calcext:value-type="float">
            <text:p>0</text:p>
          </table:table-cell>
          <table:table-cell table:style-name="ce222" table:formula="of:=(IF([.B21]=[$БД.$A$58];1;0)+IF([.D21]=[$БД.$A$58];1;0))*[.H21]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0" calcext:value-type="float">
            <text:p>0</text:p>
          </table:table-cell>
          <table:table-cell table:style-name="ce207" table:formula="of:=(IF([.B21]=[$БД.$A$63];1;0)+IF([.D21]=[$БД.$A$63];1;0))*[.I21]" office:value-type="float" office:value="0" calcext:value-type="float">
            <text:p>0</text:p>
          </table:table-cell>
          <table:table-cell table:style-name="ce207" table:formula="of:=(IF([.B21]=[$БД.$A$64];1;0)+IF([.D21]=[$БД.$A$64];1;0))*[.I21]" office:value-type="float" office:value="2" calcext:value-type="float">
            <text:p>2</text:p>
          </table:table-cell>
          <table:table-cell table:style-name="ce207" table:formula="of:=(IF([.B21]=[$БД.$A$65];1;0)+IF([.D21]=[$БД.$A$65];1;0))*[.I21]" office:value-type="float" office:value="2" calcext:value-type="float">
            <text:p>2</text:p>
          </table:table-cell>
          <table:table-cell table:style-name="ce207" table:formula="of:=(IF([.B21]=[$БД.$A$61];1;0)+IF([.D21]=[$БД.$A$61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53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53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4pin</text:p>
          </table:table-cell>
          <table:table-cell table:style-name="ce245" table:content-validation-name="val5" office:value-type="string" calcext:value-type="string">
            <text:p>Мотор оси X</text:p>
          </table:table-cell>
          <table:table-cell table:style-name="ce24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0];[$БД.$A$50];[.E23]&lt;[$БД.$C$49];[$БД.$A$49];[.E23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7];1;0)+IF([.D23]=[$БД.$A$57];1;0))*[.I23]*[.H23]" office:value-type="float" office:value="0" calcext:value-type="float">
            <text:p>0</text:p>
          </table:table-cell>
          <table:table-cell table:style-name="ce222" table:formula="of:=(IF([.B23]=[$БД.$A$58];1;0)+IF([.D23]=[$БД.$A$58];1;0))*[.H23]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0" calcext:value-type="float">
            <text:p>0</text:p>
          </table:table-cell>
          <table:table-cell table:style-name="ce207" table:formula="of:=(IF([.B23]=[$БД.$A$63];1;0)+IF([.D23]=[$БД.$A$63];1;0))*[.I23]" office:value-type="float" office:value="0" calcext:value-type="float">
            <text:p>0</text:p>
          </table:table-cell>
          <table:table-cell table:style-name="ce207" table:formula="of:=(IF([.B23]=[$БД.$A$64];1;0)+IF([.D23]=[$БД.$A$64];1;0))*[.I23]" office:value-type="float" office:value="2" calcext:value-type="float">
            <text:p>2</text:p>
          </table:table-cell>
          <table:table-cell table:style-name="ce207" table:formula="of:=(IF([.B23]=[$БД.$A$65];1;0)+IF([.D23]=[$БД.$A$65];1;0))*[.I23]" office:value-type="float" office:value="2" calcext:value-type="float">
            <text:p>2</text:p>
          </table:table-cell>
          <table:table-cell table:style-name="ce207" table:formula="of:=(IF([.B23]=[$БД.$A$61];1;0)+IF([.D23]=[$БД.$A$61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4pin</text:p>
          </table:table-cell>
          <table:table-cell table:style-name="ce245" table:content-validation-name="val5" office:value-type="string" calcext:value-type="string">
            <text:p>Мотор оси Y</text:p>
          </table:table-cell>
          <table:table-cell table:style-name="ce24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0];[$БД.$A$50];[.E24]&lt;[$БД.$C$49];[$БД.$A$49];[.E24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7];1;0)+IF([.D24]=[$БД.$A$57];1;0))*[.I24]*[.H24]" office:value-type="float" office:value="0" calcext:value-type="float">
            <text:p>0</text:p>
          </table:table-cell>
          <table:table-cell table:style-name="ce222" table:formula="of:=(IF([.B24]=[$БД.$A$58];1;0)+IF([.D24]=[$БД.$A$58];1;0))*[.H24]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0" calcext:value-type="float">
            <text:p>0</text:p>
          </table:table-cell>
          <table:table-cell table:style-name="ce207" table:formula="of:=(IF([.B24]=[$БД.$A$63];1;0)+IF([.D24]=[$БД.$A$63];1;0))*[.I24]" office:value-type="float" office:value="0" calcext:value-type="float">
            <text:p>0</text:p>
          </table:table-cell>
          <table:table-cell table:style-name="ce207" table:formula="of:=(IF([.B24]=[$БД.$A$64];1;0)+IF([.D24]=[$БД.$A$64];1;0))*[.I24]" office:value-type="float" office:value="1" calcext:value-type="float">
            <text:p>1</text:p>
          </table:table-cell>
          <table:table-cell table:style-name="ce207" table:formula="of:=(IF([.B24]=[$БД.$A$65];1;0)+IF([.D24]=[$БД.$A$65];1;0))*[.I24]" office:value-type="float" office:value="1" calcext:value-type="float">
            <text:p>1</text:p>
          </table:table-cell>
          <table:table-cell table:style-name="ce207" table:formula="of:=(IF([.B24]=[$БД.$A$61];1;0)+IF([.D24]=[$БД.$A$61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4pin</text:p>
          </table:table-cell>
          <table:table-cell table:style-name="ce245" table:content-validation-name="val5" office:value-type="string" calcext:value-type="string">
            <text:p>Мотор оси Z</text:p>
          </table:table-cell>
          <table:table-cell table:style-name="ce24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0];[$БД.$A$50];[.E25]&lt;[$БД.$C$49];[$БД.$A$49];[.E25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7];1;0)+IF([.D25]=[$БД.$A$57];1;0))*[.I25]*[.H25]" office:value-type="float" office:value="0" calcext:value-type="float">
            <text:p>0</text:p>
          </table:table-cell>
          <table:table-cell table:style-name="ce222" table:formula="of:=(IF([.B25]=[$БД.$A$58];1;0)+IF([.D25]=[$БД.$A$58];1;0))*[.H25]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0" calcext:value-type="float">
            <text:p>0</text:p>
          </table:table-cell>
          <table:table-cell table:style-name="ce207" table:formula="of:=(IF([.B25]=[$БД.$A$63];1;0)+IF([.D25]=[$БД.$A$63];1;0))*[.I25]" office:value-type="float" office:value="0" calcext:value-type="float">
            <text:p>0</text:p>
          </table:table-cell>
          <table:table-cell table:style-name="ce207" table:formula="of:=(IF([.B25]=[$БД.$A$64];1;0)+IF([.D25]=[$БД.$A$64];1;0))*[.I25]" office:value-type="float" office:value="2" calcext:value-type="float">
            <text:p>2</text:p>
          </table:table-cell>
          <table:table-cell table:style-name="ce207" table:formula="of:=(IF([.B25]=[$БД.$A$65];1;0)+IF([.D25]=[$БД.$A$65];1;0))*[.I25]" office:value-type="float" office:value="2" calcext:value-type="float">
            <text:p>2</text:p>
          </table:table-cell>
          <table:table-cell table:style-name="ce207" table:formula="of:=(IF([.B25]=[$БД.$A$61];1;0)+IF([.D25]=[$БД.$A$61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3pin</text:p>
          </table:table-cell>
          <table:table-cell table:style-name="ce245" table:content-validation-name="val5" office:value-type="string" calcext:value-type="string">
            <text:p>Концевик оси Х</text:p>
          </table:table-cell>
          <table:table-cell table:style-name="ce249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0];[$БД.$A$50];[.E26]&lt;[$БД.$C$49];[$БД.$A$49];[.E26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7];1;0)+IF([.D26]=[$БД.$A$57];1;0))*[.I26]*[.H26]" office:value-type="float" office:value="0" calcext:value-type="float">
            <text:p>0</text:p>
          </table:table-cell>
          <table:table-cell table:style-name="ce222" table:formula="of:=(IF([.B26]=[$БД.$A$58];1;0)+IF([.D26]=[$БД.$A$58];1;0))*[.H26]*[.I26]" office:value-type="float" office:value="0" calcext:value-type="float">
            <text:p>0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2" calcext:value-type="float">
            <text:p>2</text:p>
          </table:table-cell>
          <table:table-cell table:style-name="ce207" table:formula="of:=(IF([.B26]=[$БД.$A$64];1;0)+IF([.D26]=[$БД.$A$64];1;0))*[.I26]" office:value-type="float" office:value="0" calcext:value-type="float">
            <text:p>0</text:p>
          </table:table-cell>
          <table:table-cell table:style-name="ce207" table:formula="of:=(IF([.B26]=[$БД.$A$65];1;0)+IF([.D26]=[$БД.$A$65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3pin</text:p>
          </table:table-cell>
          <table:table-cell table:style-name="ce245" table:content-validation-name="val5" office:value-type="string" calcext:value-type="string">
            <text:p>Концевик оси Y</text:p>
          </table:table-cell>
          <table:table-cell table:style-name="ce249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0];[$БД.$A$50];[.E27]&lt;[$БД.$C$49];[$БД.$A$49];[.E27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7];1;0)+IF([.D27]=[$БД.$A$57];1;0))*[.I27]*[.H27]" office:value-type="float" office:value="0" calcext:value-type="float">
            <text:p>0</text:p>
          </table:table-cell>
          <table:table-cell table:style-name="ce222" table:formula="of:=(IF([.B27]=[$БД.$A$58];1;0)+IF([.D27]=[$БД.$A$58];1;0))*[.H27]*[.I27]" office:value-type="float" office:value="0" calcext:value-type="float">
            <text:p>0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1" calcext:value-type="float">
            <text:p>1</text:p>
          </table:table-cell>
          <table:table-cell table:style-name="ce207" table:formula="of:=(IF([.B27]=[$БД.$A$64];1;0)+IF([.D27]=[$БД.$A$64];1;0))*[.I27]" office:value-type="float" office:value="0" calcext:value-type="float">
            <text:p>0</text:p>
          </table:table-cell>
          <table:table-cell table:style-name="ce207" table:formula="of:=(IF([.B27]=[$БД.$A$65];1;0)+IF([.D27]=[$БД.$A$65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45" table:content-validation-name="val15" office:value-type="string" calcext:value-type="string">
            <text:p>Материнская плата</text:p>
          </table:table-cell>
          <table:table-cell table:style-name="ce249" table:content-validation-name="val16" office:value-type="string" calcext:value-type="string">
            <text:p>xh2.54 3pin</text:p>
          </table:table-cell>
          <table:table-cell table:style-name="ce245" table:content-validation-name="val5" office:value-type="string" calcext:value-type="string">
            <text:p>Концевик оси Z</text:p>
          </table:table-cell>
          <table:table-cell table:style-name="ce249" table:content-validation-name="val17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0];[$БД.$A$50];[.E28]&lt;[$БД.$C$49];[$БД.$A$49];[.E28]&lt;[$БД.$C$48];[$БД.$A$48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7];1;0)+IF([.D28]=[$БД.$A$57];1;0))*[.I28]*[.H28]" office:value-type="float" office:value="0" calcext:value-type="float">
            <text:p>0</text:p>
          </table:table-cell>
          <table:table-cell table:style-name="ce222" table:formula="of:=(IF([.B28]=[$БД.$A$58];1;0)+IF([.D28]=[$БД.$A$58];1;0))*[.H28]*[.I28]" office:value-type="float" office:value="0" calcext:value-type="float">
            <text:p>0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2" calcext:value-type="float">
            <text:p>2</text:p>
          </table:table-cell>
          <table:table-cell table:style-name="ce207" table:formula="of:=(IF([.B28]=[$БД.$A$64];1;0)+IF([.D28]=[$БД.$A$64];1;0))*[.I28]" office:value-type="float" office:value="0" calcext:value-type="float">
            <text:p>0</text:p>
          </table:table-cell>
          <table:table-cell table:style-name="ce207" table:formula="of:=(IF([.B28]=[$БД.$A$65];1;0)+IF([.D28]=[$БД.$A$65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21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19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table:table-column table:style-name="co38" table:default-cell-style-name="ce246"/>
        <table:table-column table:style-name="co39" table:default-cell-style-name="ce246"/>
        <table:table-column table:style-name="co40" table:default-cell-style-name="ce246"/>
        <table:table-column table:style-name="co13" table:default-cell-style-name="ce246"/>
        <table:table-column table:style-name="co41" table:default-cell-style-name="ce246"/>
        <table:table-column table:style-name="co42" table:default-cell-style-name="ce246"/>
        <table:table-column table:style-name="co8" table:default-cell-style-name="ce246"/>
        <table:table-column table:style-name="co43" table:default-cell-style-name="ce246"/>
        <table:table-column table:style-name="co8" table:number-columns-repeated="1016" table:default-cell-style-name="ce246"/>
        <table:table-row table:style-name="ro22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3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6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, мм</text:p>
          </table:table-cell>
          <table:table-cell table:style-name="ce226" table:formula="of:=[$'Профиль алюминиевый'.C9]+20+4" office:value-type="float" office:value="464" calcext:value-type="float">
            <text:p>464,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4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6">Enclosure m</text:span>iddle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15]+20" office:value-type="float" office:value="410" calcext:value-type="float">
            <text:p>410,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4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6">Enclosure b</text:span>ack panel</text:p>
          </table:table-cell>
          <table:table-cell table:style-name="ce226" table:formula="of:=[.C3]" office:value-type="float" office:value="678" calcext:value-type="float">
            <text:p>678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4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6">Enclosure u</text:span>pper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4]+40" office:value-type="float" office:value="490" calcext:value-type="float">
            <text:p>490,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4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6">Enclosure l</text:span>ower panel</text:p>
          </table:table-cell>
          <table:table-cell table:style-name="ce226" table:formula="of:=[.C4]" office:value-type="float" office:value="670" calcext:value-type="float">
            <text:p>670, мм</text:p>
          </table:table-cell>
          <table:table-cell table:style-name="ce226" table:formula="of:=[.D6]-92" office:value-type="float" office:value="398" calcext:value-type="float">
            <text:p>398,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4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6">Enclosure s</text:span>ide panel</text:p>
          </table:table-cell>
          <table:table-cell table:style-name="ce226" table:formula="of:=[.D6]" office:value-type="float" office:value="490" calcext:value-type="float">
            <text:p>490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4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6">Enclosure f</text:span>ront door panel</text:p>
          </table:table-cell>
          <table:table-cell table:style-name="ce226" table:formula="of:=([.C3]-260)/2" office:value-type="float" office:value="209" calcext:value-type="float">
            <text:p>209, мм</text:p>
          </table:table-cell>
          <table:table-cell table:style-name="ce226" table:formula="of:=[.D3]-136" office:value-type="float" office:value="328" calcext:value-type="float">
            <text:p>328,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4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6">Enclosure b</text:span>ack door panel</text:p>
          </table:table-cell>
          <table:table-cell table:style-name="ce226" office:value-type="float" office:value="433" calcext:value-type="float">
            <text:p>433, мм</text:p>
          </table:table-cell>
          <table:table-cell table:style-name="ce226" office:value-type="float" office:value="258" calcext:value-type="float">
            <text:p>258,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4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, мм</text:p>
          </table:table-cell>
          <table:table-cell table:style-name="ce226" office:value-type="float" office:value="240" calcext:value-type="float">
            <text:p>240,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4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, мм</text:p>
          </table:table-cell>
          <table:table-cell table:style-name="ce226" table:formula="of:=[.D11]" office:value-type="float" office:value="240" calcext:value-type="float">
            <text:p>240,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4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, мм</text:p>
          </table:table-cell>
          <table:table-cell table:style-name="ce226" table:formula="of:=[.C12]" office:value-type="float" office:value="490" calcext:value-type="float">
            <text:p>490,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4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44" table:default-cell-style-name="ce348"/>
        <table:table-column table:style-name="co45" table:default-cell-style-name="ce348"/>
        <table:table-column table:style-name="co46" table:default-cell-style-name="ce348"/>
        <table:table-column table:style-name="co47" table:default-cell-style-name="ce348"/>
        <table:table-column table:style-name="co8" table:number-columns-repeated="1019" table:default-cell-style-name="ce348"/>
        <table:table-row table:style-name="ro6">
          <table:table-cell table:style-name="ce28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Trialglelab Matrix Lite</text:p>
          </table:table-cell>
          <table:table-cell table:style-name="ce161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Обыч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6. Макс. Объёмный расход примерно до 16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283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1" table:default-cell-style-name="ce348"/>
        <table:table-column table:style-name="co48" table:default-cell-style-name="ce348"/>
        <table:table-column table:style-name="co49" table:default-cell-style-name="ce348"/>
        <table:table-column table:style-name="co50" table:default-cell-style-name="ce348"/>
        <table:table-column table:style-name="co8" table:number-columns-repeated="1020" table:default-cell-style-name="ce348"/>
        <table:table-row table:style-name="ro24">
          <table:table-cell table:style-name="ce299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99"/>
          <table:table-cell table:number-columns-repeated="1020"/>
        </table:table-row>
        <table:table-row table:style-name="ro8">
          <table:table-cell table:style-name="ce299" office:value-type="string" calcext:value-type="string">
            <text:p>Потребитель</text:p>
          </table:table-cell>
          <table:table-cell table:style-name="ce299" office:value-type="string" calcext:value-type="string">
            <text:p>Потребляемая мощность единицы [Вт]</text:p>
          </table:table-cell>
          <table:table-cell table:style-name="ce299" office:value-type="string" calcext:value-type="string">
            <text:p>Количество</text:p>
          </table:table-cell>
          <table:table-cell table:style-name="ce299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2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8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83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283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45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83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9:'Покупные изделия'.E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 style:data-style-name="N2" text:time-value="18:15:44.3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8-15T14:08:22.861000000</dc:date>
    <meta:editing-duration>P30DT10H16M31S</meta:editing-duration>
    <meta:editing-cycles>1061</meta:editing-cycles>
    <meta:generator>LibreOffice/7.1.4.2$Windows_X86_64 LibreOffice_project/a529a4fab45b75fefc5b6226684193eb000654f6</meta:generator>
    <meta:document-statistic meta:table-count="9" meta:cell-count="2573" meta:object-count="0"/>
  </office:meta>
</office:document-meta>
</file>